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6.604cm" table:align="left"/>
    </style:style>
    <style:style style:name="Tabela1.A" style:family="table-column">
      <style:table-column-properties style:column-width="2cm"/>
    </style:style>
    <style:style style:name="Tabela1.B" style:family="table-column">
      <style:table-column-properties style:column-width="2.738cm"/>
    </style:style>
    <style:style style:name="Tabela1.C" style:family="table-column">
      <style:table-column-properties style:column-width="1.866cm"/>
    </style:style>
    <style:style style:name="Tabela1.A1" style:family="table-cell">
      <style:table-cell-properties style:vertical-align="middle" fo:padding="0.049cm" fo:border="none"/>
    </style:style>
    <style:style style:name="Tabela2" style:family="table">
      <style:table-properties style:width="7.322cm" table:align="left"/>
    </style:style>
    <style:style style:name="Tabela2.A" style:family="table-column">
      <style:table-column-properties style:column-width="2cm"/>
    </style:style>
    <style:style style:name="Tabela2.B" style:family="table-column">
      <style:table-column-properties style:column-width="3.455cm"/>
    </style:style>
    <style:style style:name="Tabela2.C" style:family="table-column">
      <style:table-column-properties style:column-width="1.866cm"/>
    </style:style>
    <style:style style:name="Tabela2.A1" style:family="table-cell">
      <style:table-cell-properties style:vertical-align="middle" fo:padding="0.049cm" fo:border="none"/>
    </style:style>
    <style:style style:name="Tabela3" style:family="table">
      <style:table-properties style:width="6.959cm" table:align="left"/>
    </style:style>
    <style:style style:name="Tabela3.A" style:family="table-column">
      <style:table-column-properties style:column-width="2cm"/>
    </style:style>
    <style:style style:name="Tabela3.B" style:family="table-column">
      <style:table-column-properties style:column-width="3.092cm"/>
    </style:style>
    <style:style style:name="Tabela3.C" style:family="table-column">
      <style:table-column-properties style:column-width="1.866cm"/>
    </style:style>
    <style:style style:name="Tabela3.A1" style:family="table-cell">
      <style:table-cell-properties style:vertical-align="middle" fo:padding="0.049cm" fo:border="none"/>
    </style:style>
    <style:style style:name="Tabela4" style:family="table">
      <style:table-properties style:width="7.93cm" table:align="left"/>
    </style:style>
    <style:style style:name="Tabela4.A" style:family="table-column">
      <style:table-column-properties style:column-width="2cm"/>
    </style:style>
    <style:style style:name="Tabela4.B" style:family="table-column">
      <style:table-column-properties style:column-width="4.064cm"/>
    </style:style>
    <style:style style:name="Tabela4.C" style:family="table-column">
      <style:table-column-properties style:column-width="1.866cm"/>
    </style:style>
    <style:style style:name="Tabela4.A1" style:family="table-cell">
      <style:table-cell-properties style:vertical-align="middle" fo:padding="0.049cm" fo:border="none"/>
    </style:style>
    <style:style style:name="Tabela5" style:family="table">
      <style:table-properties style:width="6.122cm" table:align="left"/>
    </style:style>
    <style:style style:name="Tabela5.A" style:family="table-column">
      <style:table-column-properties style:column-width="2cm"/>
    </style:style>
    <style:style style:name="Tabela5.B" style:family="table-column">
      <style:table-column-properties style:column-width="2.256cm"/>
    </style:style>
    <style:style style:name="Tabela5.C" style:family="table-column">
      <style:table-column-properties style:column-width="1.866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224cm"/>
    </style:style>
    <style:style style:name="Tabela6.B" style:family="table-column">
      <style:table-column-properties style:column-width="13.776cm"/>
    </style:style>
    <style:style style:name="Tabela6.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4.143cm"/>
    </style:style>
    <style:style style:name="Tabela7.B" style:family="table-column">
      <style:table-column-properties style:column-width="3.41cm"/>
    </style:style>
    <style:style style:name="Tabela7.C" style:family="table-column">
      <style:table-column-properties style:column-width="3.438cm"/>
    </style:style>
    <style:style style:name="Tabela7.D" style:family="table-column">
      <style:table-column-properties style:column-width="3.256cm"/>
    </style:style>
    <style:style style:name="Tabela7.E" style:family="table-column">
      <style:table-column-properties style:column-width="2.753cm"/>
    </style:style>
    <style:style style:name="Tabela7.A1" style:family="table-cell">
      <style:table-cell-properties style:vertical-align="middle" fo:padding="0.049cm" fo:border="none"/>
    </style:style>
    <style:style style:name="Tabela8" style:family="table">
      <style:table-properties style:width="13.275cm" table:align="left"/>
    </style:style>
    <style:style style:name="Tabela8.A" style:family="table-column">
      <style:table-column-properties style:column-width="2.499cm"/>
    </style:style>
    <style:style style:name="Tabela8.B" style:family="table-column">
      <style:table-column-properties style:column-width="10.776cm"/>
    </style:style>
    <style:style style:name="Tabela8.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3.745cm"/>
    </style:style>
    <style:style style:name="Tabela9.B" style:family="table-column">
      <style:table-column-properties style:column-width="5.971cm"/>
    </style:style>
    <style:style style:name="Tabela9.C" style:family="table-column">
      <style:table-column-properties style:column-width="7.285cm"/>
    </style:style>
    <style:style style:name="Tabela9.A1" style:family="table-cell">
      <style:table-cell-properties style:vertical-align="middle" fo:padding="0.049cm" fo:border="none"/>
    </style:style>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Heading_20_3">
      <style:paragraph-properties fo:text-align="center" style:justify-single-word="false"/>
      <style:text-properties officeooo:paragraph-rsid="00102625"/>
    </style:style>
    <style:style style:name="P6" style:family="paragraph" style:parent-style-name="Text_20_body">
      <style:paragraph-properties fo:text-align="center" style:justify-single-word="false"/>
      <style:text-properties officeooo:paragraph-rsid="00102625"/>
    </style:style>
    <style:style style:name="P7" style:family="paragraph" style:parent-style-name="Text_20_body">
      <style:text-properties officeooo:paragraph-rsid="00102625"/>
    </style:style>
    <style:style style:name="P8" style:family="paragraph" style:parent-style-name="Text_20_body" style:list-style-name="L2"/>
    <style:style style:name="P9" style:family="paragraph" style:parent-style-name="Text_20_body">
      <style:paragraph-properties fo:margin-top="0cm" fo:margin-bottom="0cm" style:contextual-spacing="false"/>
    </style:style>
    <style:style style:name="P10" style:family="paragraph" style:parent-style-name="Preformatted_20_Text">
      <loext:graphic-properties draw:fill="solid" draw:fill-color="#2b2b2b" draw:opacity="100%"/>
      <style:paragraph-properties fo:margin-left="0cm" fo:margin-right="0cm" fo:text-indent="0cm" style:auto-text-indent="false" fo:background-color="#2b2b2b"/>
    </style:style>
    <style:style style:name="P11" style:family="paragraph" style:parent-style-name="Preformatted_20_Text">
      <loext:graphic-properties draw:fill="solid" draw:fill-color="#2b2b2b" draw:opacity="100%"/>
      <style:paragraph-properties fo:background-color="#2b2b2b"/>
    </style:style>
    <style:style style:name="P12" style:family="paragraph" style:parent-style-name="Preformatted_20_Text">
      <loext:graphic-properties draw:fill="solid" draw:fill-color="#2b2b2b" draw:opacity="100%"/>
      <style:paragraph-properties fo:margin-top="0cm" fo:margin-bottom="0.499cm" style:contextual-spacing="false" fo:background-color="#2b2b2b"/>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Preformatted_20_Text" style:list-style-name="L4">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17" style:family="paragraph" style:parent-style-name="Preformatted_20_Text">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Preformatted_20_Text" style:list-style-name="L7">
      <loext:graphic-properties draw:fill="solid" draw:fill-color="#2b2b2b" draw:opacity="100%"/>
      <style:paragraph-properties fo:margin-left="0cm" fo:margin-right="0cm" fo:text-indent="0cm" style:auto-text-indent="false" fo:background-color="#2b2b2b"/>
    </style:style>
    <style:style style:name="P23" style:family="paragraph" style:parent-style-name="Preformatted_20_Text" style:list-style-name="L7">
      <loext:graphic-properties draw:fill="solid" draw:fill-color="#2b2b2b" draw:opacity="100%"/>
      <style:paragraph-properties fo:background-color="#2b2b2b"/>
    </style:style>
    <style:style style:name="P24" style:family="paragraph" style:parent-style-name="Preformatted_20_Text" style:list-style-name="L7">
      <loext:graphic-properties draw:fill="solid" draw:fill-color="#2b2b2b" draw:opacity="100%"/>
      <style:paragraph-properties fo:margin-top="0cm" fo:margin-bottom="0.499cm" style:contextual-spacing="false" fo:background-color="#2b2b2b"/>
    </style:style>
    <style:style style:name="P25" style:family="paragraph" style:parent-style-name="Preformatted_20_Text" style:list-style-name="L7">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8"/>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9"/>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P34" style:family="paragraph" style:parent-style-name="Preformatted_20_Text" style:list-style-name="L11">
      <loext:graphic-properties draw:fill="solid" draw:fill-color="#2b2b2b" draw:opacity="100%"/>
      <style:paragraph-properties fo:margin-left="0cm" fo:margin-right="0cm" fo:text-indent="0cm" style:auto-text-indent="false" fo:background-color="#2b2b2b"/>
    </style:style>
    <style:style style:name="P35" style:family="paragraph" style:parent-style-name="Preformatted_20_Text" style:list-style-name="L11">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36" style:family="paragraph" style:parent-style-name="Table_20_Contents">
      <style:text-properties fo:font-size="2pt" style:font-size-asian="2pt" style:font-size-complex="2pt"/>
    </style:style>
    <style:style style:name="P37" style:family="paragraph" style:parent-style-name="Heading_20_3">
      <style:paragraph-properties fo:text-align="center" style:justify-single-word="false"/>
      <style:text-properties officeooo:paragraph-rsid="001ec494"/>
    </style:style>
    <style:style style:name="P38" style:family="paragraph" style:parent-style-name="Text_20_body" style:list-style-name="L12">
      <style:paragraph-properties fo:margin-top="0cm" fo:margin-bottom="0cm" style:contextual-spacing="false"/>
    </style:style>
    <style:style style:name="P39" style:family="paragraph" style:parent-style-name="Text_20_body" style:list-style-name="L12"/>
    <style:style style:name="P40" style:family="paragraph" style:parent-style-name="Heading_20_3">
      <style:paragraph-properties fo:text-align="center" style:justify-single-word="false"/>
      <style:text-properties style:text-underline-style="solid" style:text-underline-width="auto" style:text-underline-color="font-color" officeooo:paragraph-rsid="001ec494"/>
    </style:style>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paragraph-properties fo:margin-top="0cm" fo:margin-bottom="0cm" style:contextual-spacing="false"/>
    </style:style>
    <style:style style:name="P47" style:family="paragraph" style:parent-style-name="Text_20_body" style:list-style-name="L16"/>
    <style:style style:name="P48" style:family="paragraph" style:parent-style-name="Text_20_body">
      <style:text-properties officeooo:paragraph-rsid="001ec494"/>
    </style:style>
    <style:style style:name="P49" style:family="paragraph" style:parent-style-name="Text_20_body">
      <style:paragraph-properties fo:text-align="center" style:justify-single-word="false"/>
      <style:text-properties officeooo:paragraph-rsid="001ec494"/>
    </style:style>
    <style:style style:name="P50" style:family="paragraph" style:parent-style-name="Text_20_body" style:list-style-name="L17">
      <style:paragraph-properties fo:margin-top="0cm" fo:margin-bottom="0cm" style:contextual-spacing="false"/>
    </style:style>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text-properties officeooo:paragraph-rsid="001f416e"/>
    </style:style>
    <style:style style:name="P54" style:family="paragraph" style:parent-style-name="Text_20_body">
      <style:paragraph-properties fo:text-align="center" style:justify-single-word="false"/>
      <style:text-properties officeooo:paragraph-rsid="001f416e"/>
    </style:style>
    <style:style style:name="P55" style:family="paragraph" style:parent-style-name="Text_20_body" style:list-style-name="L19">
      <style:paragraph-properties fo:margin-top="0cm" fo:margin-bottom="0cm" style:contextual-spacing="false"/>
    </style:style>
    <style:style style:name="P56" style:family="paragraph" style:parent-style-name="Text_20_body" style:list-style-name="L19"/>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0"/>
    <style:style style:name="P59" style:family="paragraph" style:parent-style-name="Text_20_body" style:list-style-name="L21">
      <style:paragraph-properties fo:margin-top="0cm" fo:margin-bottom="0cm" style:contextual-spacing="false"/>
    </style:style>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2">
      <style:paragraph-properties fo:margin-top="0cm" fo:margin-bottom="0cm" style:contextual-spacing="false"/>
    </style:style>
    <style:style style:name="P63" style:family="paragraph" style:parent-style-name="Preformatted_20_Text" style:list-style-name="L22">
      <loext:graphic-properties draw:fill="solid" draw:fill-color="#2b2b2b" draw:opacity="100%"/>
      <style:paragraph-properties fo:margin-left="0cm" fo:margin-right="0cm" fo:text-indent="0cm" style:auto-text-indent="false" fo:background-color="#2b2b2b"/>
    </style:style>
    <style:style style:name="P64" style:family="paragraph" style:parent-style-name="Preformatted_20_Text" style:list-style-name="L22">
      <loext:graphic-properties draw:fill="solid" draw:fill-color="#2b2b2b" draw:opacity="100%"/>
      <style:paragraph-properties fo:margin-top="0cm" fo:margin-bottom="0.499cm" style:contextual-spacing="false" fo:background-color="#2b2b2b"/>
    </style:style>
    <style:style style:name="P65" style:family="paragraph" style:parent-style-name="Text_20_body" style:list-style-name="L23">
      <style:paragraph-properties fo:margin-top="0cm" fo:margin-bottom="0cm" style:contextual-spacing="false"/>
    </style:style>
    <style:style style:name="P66" style:family="paragraph" style:parent-style-name="Text_20_body" style:list-style-name="L23"/>
    <style:style style:name="P67" style:family="paragraph" style:parent-style-name="Text_20_body">
      <style:paragraph-properties fo:text-align="center" style:justify-single-word="false"/>
      <style:text-properties officeooo:paragraph-rsid="002120a5"/>
    </style:style>
    <style:style style:name="P68" style:family="paragraph" style:parent-style-name="Text_20_body">
      <style:text-properties officeooo:paragraph-rsid="002120a5"/>
    </style:style>
    <style:style style:name="P69" style:family="paragraph" style:parent-style-name="Text_20_body" style:list-style-name="L24">
      <style:paragraph-properties fo:margin-top="0cm" fo:margin-bottom="0cm" style:contextual-spacing="false"/>
    </style:style>
    <style:style style:name="P70" style:family="paragraph" style:parent-style-name="Text_20_body" style:list-style-name="L24"/>
    <style:style style:name="P71" style:family="paragraph" style:parent-style-name="Text_20_body" style:list-style-name="L25">
      <style:paragraph-properties fo:margin-top="0cm" fo:margin-bottom="0cm" style:contextual-spacing="false"/>
    </style:style>
    <style:style style:name="P72" style:family="paragraph" style:parent-style-name="Text_20_body" style:list-style-name="L25"/>
    <style:style style:name="P73" style:family="paragraph" style:parent-style-name="Text_20_body" style:list-style-name="L26">
      <style:paragraph-properties fo:margin-top="0cm" fo:margin-bottom="0cm" style:contextual-spacing="false"/>
    </style:style>
    <style:style style:name="P74" style:family="paragraph" style:parent-style-name="Text_20_body" style:list-style-name="L26"/>
    <style:style style:name="P75" style:family="paragraph" style:parent-style-name="Text_20_body" style:list-style-name="L27">
      <style:paragraph-properties fo:margin-top="0cm" fo:margin-bottom="0cm" style:contextual-spacing="false"/>
    </style:style>
    <style:style style:name="P76" style:family="paragraph" style:parent-style-name="Text_20_body" style:list-style-name="L27"/>
    <style:style style:name="P77" style:family="paragraph" style:parent-style-name="Text_20_body" style:list-style-name="L28">
      <style:paragraph-properties fo:margin-top="0cm" fo:margin-bottom="0cm" style:contextual-spacing="false"/>
    </style:style>
    <style:style style:name="P78" style:family="paragraph" style:parent-style-name="Text_20_body" style:list-style-name="L28"/>
    <style:style style:name="P79" style:family="paragraph" style:parent-style-name="Text_20_body">
      <style:paragraph-properties fo:text-align="center" style:justify-single-word="false"/>
      <style:text-properties officeooo:paragraph-rsid="0024a20c"/>
    </style:style>
    <style:style style:name="P80" style:family="paragraph" style:parent-style-name="Text_20_body">
      <style:text-properties officeooo:paragraph-rsid="0024a20c"/>
    </style:style>
    <style:style style:name="P81" style:family="paragraph" style:parent-style-name="Text_20_body" style:list-style-name="L29"/>
    <style:style style:name="P82" style:family="paragraph" style:parent-style-name="Text_20_body" style:list-style-name="L29">
      <style:paragraph-properties fo:margin-top="0cm" fo:margin-bottom="0cm" style:contextual-spacing="false"/>
    </style:style>
    <style:style style:name="P83" style:family="paragraph" style:parent-style-name="Text_20_body" style:list-style-name="L30"/>
    <style:style style:name="P84" style:family="paragraph" style:parent-style-name="Text_20_body" style:list-style-name="L30">
      <style:paragraph-properties fo:margin-top="0cm" fo:margin-bottom="0cm" style:contextual-spacing="false"/>
    </style:style>
    <style:style style:name="P85" style:family="paragraph" style:parent-style-name="Preformatted_20_Text" style:list-style-name="L30">
      <loext:graphic-properties draw:fill="solid" draw:fill-color="#2b2b2b" draw:opacity="100%"/>
      <style:paragraph-properties fo:margin-left="0cm" fo:margin-right="0cm" fo:text-indent="0cm" style:auto-text-indent="false" fo:background-color="#2b2b2b"/>
    </style:style>
    <style:style style:name="P86" style:family="paragraph" style:parent-style-name="Preformatted_20_Text" style:list-style-name="L30">
      <loext:graphic-properties draw:fill="solid" draw:fill-color="#2b2b2b" draw:opacity="100%"/>
      <style:paragraph-properties fo:background-color="#2b2b2b"/>
    </style:style>
    <style:style style:name="P87" style:family="paragraph" style:parent-style-name="Preformatted_20_Text" style:list-style-name="L30">
      <loext:graphic-properties draw:fill="solid" draw:fill-color="#2b2b2b" draw:opacity="100%"/>
      <style:paragraph-properties fo:margin-top="0cm" fo:margin-bottom="0.499cm" style:contextual-spacing="false" fo:background-color="#2b2b2b"/>
    </style:style>
    <style:style style:name="P88" style:family="paragraph" style:parent-style-name="Text_20_body" style:list-style-name="L31">
      <style:paragraph-properties fo:margin-top="0cm" fo:margin-bottom="0cm" style:contextual-spacing="false"/>
    </style:style>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2">
      <style:paragraph-properties fo:margin-top="0cm" fo:margin-bottom="0cm" style:contextual-spacing="false"/>
    </style:style>
    <style:style style:name="P92" style:family="paragraph" style:parent-style-name="Text_20_body" style:list-style-name="L33"/>
    <style:style style:name="P93" style:family="paragraph" style:parent-style-name="Text_20_body" style:list-style-name="L33">
      <style:paragraph-properties fo:margin-top="0cm" fo:margin-bottom="0cm" style:contextual-spacing="false"/>
    </style:style>
    <style:style style:name="P94" style:family="paragraph" style:parent-style-name="Preformatted_20_Text" style:list-style-name="L33">
      <loext:graphic-properties draw:fill="solid" draw:fill-color="#2b2b2b" draw:opacity="100%"/>
      <style:paragraph-properties fo:margin-left="0cm" fo:margin-right="0cm" fo:text-indent="0cm" style:auto-text-indent="false" fo:background-color="#2b2b2b"/>
    </style:style>
    <style:style style:name="P95" style:family="paragraph" style:parent-style-name="Preformatted_20_Text" style:list-style-name="L33">
      <loext:graphic-properties draw:fill="solid" draw:fill-color="#2b2b2b" draw:opacity="100%"/>
      <style:paragraph-properties fo:background-color="#2b2b2b"/>
    </style:style>
    <style:style style:name="P96" style:family="paragraph" style:parent-style-name="Preformatted_20_Text" style:list-style-name="L33">
      <loext:graphic-properties draw:fill="solid" draw:fill-color="#2b2b2b" draw:opacity="100%"/>
      <style:paragraph-properties fo:margin-top="0cm" fo:margin-bottom="0.499cm" style:contextual-spacing="false" fo:background-color="#2b2b2b"/>
    </style:style>
    <style:style style:name="P97" style:family="paragraph" style:parent-style-name="Text_20_body" style:list-style-name="L34">
      <style:paragraph-properties fo:margin-top="0cm" fo:margin-bottom="0cm" style:contextual-spacing="false"/>
    </style:style>
    <style:style style:name="P98" style:family="paragraph" style:parent-style-name="Text_20_body" style:list-style-name="L34"/>
    <style:style style:name="P99" style:family="paragraph" style:parent-style-name="Text_20_body" style:list-style-name="L35">
      <style:paragraph-properties fo:margin-top="0cm" fo:margin-bottom="0cm" style:contextual-spacing="false"/>
    </style:style>
    <style:style style:name="P100" style:family="paragraph" style:parent-style-name="Text_20_body" style:list-style-name="L35"/>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style:text-underline-style="solid" style:text-underline-width="auto" style:text-underline-color="font-color" officeooo:rsid="001e20af"/>
    </style:style>
    <style:style style:name="T4" style:family="text">
      <style:text-properties style:text-underline-style="solid" style:text-underline-width="auto" style:text-underline-color="font-color"/>
    </style:style>
    <style:style style:name="T5" style:family="text">
      <style:text-properties fo:color="#dcc6e0" loext:opacity="100%"/>
    </style:style>
    <style:style style:name="T6" style:family="text">
      <style:text-properties fo:color="#f8f8f2" loext:opacity="100%"/>
    </style:style>
    <style:style style:name="T7" style:family="text">
      <style:text-properties fo:color="#00e0e0" loext:opacity="100%"/>
    </style:style>
    <style:style style:name="T8" style:family="text">
      <style:text-properties fo:color="#f5ab35" loext:opacity="100%"/>
    </style:style>
    <style:style style:name="T9" style:family="text">
      <style:text-properties fo:color="#abe338" loext:opacity="100%"/>
    </style:style>
    <style:style style:name="T10" style:family="text">
      <style:text-properties fo:color="#d4d0ab" loext:opacity="100%"/>
    </style:style>
    <style:style style:name="T11" style:family="text">
      <style:text-properties style:text-underline-style="solid" style:text-underline-width="auto" style:text-underline-color="font-color" officeooo:rsid="001ec494"/>
    </style:style>
    <style:style style:name="T12" style:family="text">
      <style:text-properties officeooo:rsid="001ec494"/>
    </style:style>
    <style:style style:name="T13" style:family="text">
      <style:text-properties fo:font-size="16pt" style:text-underline-style="solid" style:text-underline-width="auto" style:text-underline-color="font-color" fo:font-weight="bold" officeooo:rsid="001ec494" style:font-size-asian="16pt" style:font-weight-asian="bold" style:font-size-complex="16pt" style:font-weight-complex="bold"/>
    </style:style>
    <style:style style:name="T1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5" style:family="text">
      <style:text-properties fo:font-size="16pt" style:text-underline-style="solid" style:text-underline-width="auto" style:text-underline-color="font-color" fo:font-weight="normal" officeooo:rsid="001f416e" style:font-size-asian="16pt" style:font-weight-asian="normal" style:font-size-complex="16pt" style:font-weight-complex="normal"/>
    </style:style>
    <style:style style:name="T16"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17" style:family="text">
      <style:text-properties fo:font-size="16pt" style:text-underline-style="solid" style:text-underline-width="auto" style:text-underline-color="font-color" officeooo:rsid="002120a5" style:font-size-asian="16pt" style:font-size-complex="16pt"/>
    </style:style>
    <style:style style:name="T18" style:family="text">
      <style:text-properties fo:font-size="16pt" style:text-underline-style="solid" style:text-underline-width="auto" style:text-underline-color="font-color" officeooo:rsid="0024a20c" style:font-size-asian="16pt" style:font-size-complex="16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Módulo 1: Fundamentos da Programação em Java</text:span></text:span></text:h>
      <text:p text:style-name="P2"><text:span text:style-name="Strong_20_Emphasis"><text:span text:style-name="T1"/></text:span></text:p>
      <text:p text:style-name="P2"><text:span text:style-name="Strong_20_Emphasis"><text:span text:style-name="T1"/></text:span></text:p>
      <text:p text:style-name="Text_20_body"><text:span text:style-name="Strong_20_Emphasis">Objetivo</text:span>: Introduzir os conceitos básicos da linguagem Java e da programação orientada a objetos.</text:p>
      <text:list text:style-name="L1">
        <text:list-item>
          <text:p text:style-name="P3"><text:span text:style-name="Strong_20_Emphasis">Conteúdo</text:span>: </text:p>
          <text:list>
            <text:list-item>
              <text:p text:style-name="P3">Introdução à linguagem Java </text:p>
            </text:list-item>
            <text:list-item>
              <text:p text:style-name="P3">Variáveis, tipos de dados e operadores </text:p>
            </text:list-item>
            <text:list-item>
              <text:p text:style-name="P3">Estruturas de controle (if, switch, laços de repetição) </text:p>
            </text:list-item>
            <text:list-item>
              <text:p text:style-name="P3">Métodos e funções </text:p>
            </text:list-item>
            <text:list-item>
              <text:p text:style-name="P3">Introdução à Programação Orientada a Objetos (POO) </text:p>
            </text:list-item>
            <text:list-item>
              <text:p text:style-name="P3">Classes, objetos, atributos e métodos </text:p>
            </text:list-item>
            <text:list-item>
              <text:p text:style-name="P3">Modificadores de acesso (public, private, protected) </text:p>
            </text:list-item>
            <text:list-item>
              <text:p text:style-name="P3">Introdução ao ambiente de desenvolvimento (Eclipse, IntelliJ) </text:p>
            </text:list-item>
          </text:list>
        </text:list-item>
        <text:list-item>
          <text:p text:style-name="P3"><text:span text:style-name="Strong_20_Emphasis">Atividade prática</text:span>: </text:p>
          <text:list>
            <text:list-item>
              <text:p text:style-name="P4">Criação de um sistema de cadastro simples (ex.: cadastro de produtos). </text:p>
            </text:list-item>
          </text:list>
        </text:list-item>
      </text:list>
      <text:p text:style-name="Horizontal_20_Line"/>
      <text:h text:style-name="P5" text:outline-level="3"><text:span text:style-name="Strong_20_Emphasis"/></text:h>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h text:style-name="P5" text:outline-level="3"><text:soft-page-break/><text:span text:style-name="Strong_20_Emphasis"><text:span text:style-name="T2">Módulo 1: Fundamentos da Programação em Java</text:span></text:span></text:h>
      <text:p text:style-name="P7"><text:span text:style-name="Strong_20_Emphasis"/></text:p>
      <text:h text:style-name="P5" text:outline-level="3"><text:span text:style-name="Strong_20_Emphasis"><text:span text:style-name="T3">1.1 - </text:span></text:span><text:span text:style-name="Strong_20_Emphasis"><text:span text:style-name="T4">Introdução à Linguagem Java</text:span></text:span></text:h>
      <text:p text:style-name="Text_20_body">A linguagem de programação <text:span text:style-name="Strong_20_Emphasis">Java</text:span> foi desenvolvida pela Sun Microsystems (hoje parte da Oracle Corporation) e lançada em 1995. É uma linguagem de propósito geral, orientada a objetos, que ganhou popularidade devido à sua abordagem de portabilidade e segurança. Seu lema "Write Once, Run Anywhere" (Escreva uma vez, execute em qualquer lugar) reflete essa portabilidade, que é possível graças à <text:span text:style-name="Strong_20_Emphasis">Java Virtual Machine (JVM)</text:span>.</text:p>
      <text:p text:style-name="Text_20_body">Abaixo, estão alguns dos conceitos fundamentais que introduzem a linguagem Java.</text:p>
      <text:p text:style-name="Horizontal_20_Line"/>
      <text:h text:style-name="Heading_20_3" text:outline-level="3"><text:span text:style-name="Strong_20_Emphasis">Características do Java</text:span></text:h>
      <text:list text:style-name="L2">
        <text:list-item>
          <text:p text:style-name="P8"><text:span text:style-name="Strong_20_Emphasis">Orientada a Objetos</text:span>: Java é completamente baseada no paradigma de programação orientada a objetos, o que significa que tudo em Java é modelado como objetos (com exceção de tipos primitivos).</text:p>
        </text:list-item>
        <text:list-item>
          <text:p text:style-name="P8"><text:span text:style-name="Strong_20_Emphasis">Portabilidade</text:span>: O código Java é compilado em <text:span text:style-name="Strong_20_Emphasis">bytecode</text:span>, que pode ser executado em qualquer plataforma que tenha uma Java Virtual Machine (JVM), tornando o Java altamente portável.</text:p>
        </text:list-item>
        <text:list-item>
          <text:p text:style-name="P8"><text:span text:style-name="Strong_20_Emphasis">Segurança</text:span>: Java foi projetado com a segurança em mente. Ele possui um modelo de segurança robusto, permitindo que aplicativos sejam executados em ambientes não confiáveis (como a web) sem colocar o sistema em risco.</text:p>
        </text:list-item>
        <text:list-item>
          <text:p text:style-name="P8"><text:span text:style-name="Strong_20_Emphasis">Simplicidade</text:span>: Java foi projetado para ser simples, com uma sintaxe limpa e fácil de ler. Ele elimina algumas complexidades de linguagens como C++ (por exemplo, não há ponteiros diretos).</text:p>
        </text:list-item>
        <text:list-item>
          <text:p text:style-name="P8"><text:span text:style-name="Strong_20_Emphasis">Multithreading</text:span>: Java oferece suporte nativo para <text:span text:style-name="Strong_20_Emphasis">multithreading</text:span>, permitindo que os desenvolvedores criem programas com várias tarefas sendo executadas simultaneamente.</text:p>
        </text:list-item>
        <text:list-item>
          <text:p text:style-name="P8"><text:span text:style-name="Strong_20_Emphasis">Lixo Coletor (Garbage Collection)</text:span>: Java cuida da gestão de memória automaticamente, liberando memória de objetos que não são mais utilizados, o que simplifica o desenvolvimento e evita vazamentos de memória.</text:p>
        </text:list-item>
        <text:list-item>
          <text:p text:style-name="P8"><text:span text:style-name="Strong_20_Emphasis">Robustez</text:span>: Java coloca ênfase em verificação de erros em tempo de compilação e em tempo de execução, reduzindo a quantidade de falhas.</text:p>
        </text:list-item>
      </text:list>
      <text:p text:style-name="Text_20_body"/>
      <text:p text:style-name="Horizontal_20_Line"/>
      <text:h text:style-name="Heading_20_3" text:outline-level="3"><text:soft-page-break/><text:span text:style-name="Strong_20_Emphasis">Estrutura de um Programa em Java</text:span></text:h>
      <text:p text:style-name="Text_20_body">Um programa Java é composto de uma ou mais classes. Abaixo está um exemplo de um programa simples em Java que exibe "Olá, Mundo!" no console.</text:p>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OlaMundo</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lá, Mundo!"</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h text:style-name="Heading_20_4" text:outline-level="4">Explicação:</text:h>
      <text:list text:style-name="L3">
        <text:list-item>
          <text:p text:style-name="P13"><text:span text:style-name="Strong_20_Emphasis">public class OlaMundo</text:span>: Define uma nova classe chamada <text:span text:style-name="Source_20_Text">OlaMundo</text:span>. Em Java, todo o código precisa estar dentro de uma classe.</text:p>
        </text:list-item>
        <text:list-item>
          <text:p text:style-name="P13"><text:span text:style-name="Strong_20_Emphasis">public static void main(String[] args)</text:span>: Este é o ponto de entrada do programa. O método <text:span text:style-name="Source_20_Text">main</text:span> é o que o Java Runtime Environment (JRE) invoca para iniciar a execução do programa. Os parâmetros <text:span text:style-name="Source_20_Text">String[] args</text:span> permitem que argumentos sejam passados para o programa pela linha de comando.</text:p>
        </text:list-item>
        <text:list-item>
          <text:p text:style-name="P13"><text:span text:style-name="Strong_20_Emphasis">System.out.println("Olá, Mundo!");</text:span>: Este comando imprime a frase "Olá, Mundo!" no console. <text:span text:style-name="Source_20_Text">System.out</text:span> é uma saída padrão para o console, e <text:span text:style-name="Source_20_Text">println</text:span> é o método que imprime a mensagem e adiciona uma nova linha ao final.</text:p>
        </text:list-item>
      </text:list>
      <text:p text:style-name="Horizontal_20_Line"/>
      <text:h text:style-name="Heading_20_3" text:outline-level="3"><text:span text:style-name="Strong_20_Emphasis">Compilação e Execução de Programas Java</text:span></text:h>
      <text:p text:style-name="Text_20_body">O ciclo de desenvolvimento em Java normalmente envolve duas etapas principais:</text:p>
      <text:list text:style-name="L4">
        <text:list-item>
          <text:p text:style-name="P14"><text:span text:style-name="Strong_20_Emphasis">Compilação</text:span>: O código-fonte Java é compilado em <text:span text:style-name="Strong_20_Emphasis">bytecode</text:span> utilizando o javac (Java Compiler). O bytecode é uma representação intermediária do código que não depende da plataforma.</text:p>
          <text:p text:style-name="P15"/>
          <text:p text:style-name="P16"><text:span text:style-name="Source_20_Text"><text:span text:style-name="T6">javac OlaMundo.java</text:span></text:span></text:p>
          <text:p text:style-name="P14">Isso gera um arquivo chamado <text:span text:style-name="Source_20_Text">OlaMundo.class</text:span>, que contém o bytecode.</text:p>
        </text:list-item>
        <text:list-item>
          <text:p text:style-name="P14"><text:span text:style-name="Strong_20_Emphasis">Execução</text:span>: O bytecode gerado é executado pela <text:span text:style-name="Strong_20_Emphasis">Java Virtual Machine (JVM)</text:span>.</text:p>
          <text:p text:style-name="P15"/>
          <text:p text:style-name="P16"><text:span text:style-name="Source_20_Text"><text:span text:style-name="T6">java OlaMundo</text:span></text:span></text:p>
          <text:p text:style-name="P14">O programa será executado, e você verá a saída:</text:p>
          <text:p text:style-name="P14"/>
          <text:p text:style-name="P16"><text:span text:style-name="Source_20_Text"><text:span text:style-name="T5">Ol</text:span></text:span><text:span text:style-name="Source_20_Text"><text:span text:style-name="T6">á, Mundo!</text:span></text:span></text:p>
        </text:list-item>
      </text:list>
      <text:p text:style-name="Horizontal_20_Line"><text:soft-page-break/></text:p>
      <text:h text:style-name="Heading_20_3" text:outline-level="3"><text:span text:style-name="Strong_20_Emphasis">Sintaxe Básica do Java</text:span></text:h>
      <text:h text:style-name="Heading_20_4" text:outline-level="4">Declaração de Variáveis</text:h>
      <text:p text:style-name="Text_20_body">Em Java, as variáveis são declaradas especificando o tipo seguido pelo nome da variável. Por exemplo:</text:p>
      <text:p text:style-name="P9"/>
      <text:p text:style-name="P10"><text:span text:style-name="Source_20_Text"><text:span text:style-name="T5">int</text:span></text:span><text:span text:style-name="Source_20_Text"><text:span text:style-name="T6"> idade = </text:span></text:span><text:span text:style-name="Source_20_Text"><text:span text:style-name="T8">25</text:span></text:span><text:span text:style-name="Source_20_Text"><text:span text:style-name="T6">;</text:span></text:span></text:p>
      <text:p text:style-name="P10"><text:span text:style-name="Source_20_Text"><text:span text:style-name="T5">double</text:span></text:span><text:span text:style-name="Source_20_Text"><text:span text:style-name="T6"> salario = </text:span></text:span><text:span text:style-name="Source_20_Text"><text:span text:style-name="T8">2500.50</text:span></text:span><text:span text:style-name="Source_20_Text"><text:span text:style-name="T6">;</text:span></text:span></text:p>
      <text:p text:style-name="P10"><text:span text:style-name="Source_20_Text"><text:span text:style-name="T5">boolean</text:span></text:span><text:span text:style-name="Source_20_Text"><text:span text:style-name="T6"> isEstudante = </text:span></text:span><text:span text:style-name="Source_20_Text"><text:span text:style-name="T5">true</text:span></text:span><text:span text:style-name="Source_20_Text"><text:span text:style-name="T6">;</text:span></text:span></text:p>
      <text:p text:style-name="P17"><text:span text:style-name="Source_20_Text"><text:span text:style-name="T6">String nome = </text:span></text:span><text:span text:style-name="Source_20_Text"><text:span text:style-name="T9">"João"</text:span></text:span><text:span text:style-name="Source_20_Text"><text:span text:style-name="T6">;</text:span></text:span></text:p>
      <text:h text:style-name="Heading_20_4" text:outline-level="4">Estruturas de Controle</text:h>
      <text:p text:style-name="Text_20_body">Java suporta as estruturas de controle comuns, como condicionais e laços de repetição.</text:p>
      <text:list text:style-name="L5">
        <text:list-item>
          <text:p text:style-name="P18"><text:span text:style-name="Strong_20_Emphasis">Condicionais (if, else)</text:span>: </text:p>
        </text:list-item>
      </text:list>
      <text:p text:style-name="P9"/>
      <text:p text:style-name="P10"><text:span text:style-name="Source_20_Text"><text:span text:style-name="T5">int</text:span></text:span><text:span text:style-name="Source_20_Text"><text:span text:style-name="T6"> idade = </text:span></text:span><text:span text:style-name="Source_20_Text"><text:span text:style-name="T8">18</text:span></text:span><text:span text:style-name="Source_20_Text"><text:span text:style-name="T6">;</text:span></text:span></text:p>
      <text:p text:style-name="P11"/>
      <text:p text:style-name="P10"><text:span text:style-name="Source_20_Text"><text:span text:style-name="T5">if</text:span></text:span><text:span text:style-name="Source_20_Text"><text:span text:style-name="T6"> (idade &gt;= </text:span></text:span><text:span text:style-name="Source_20_Text"><text:span text:style-name="T8">18</text:span></text:span><text:span text:style-name="Source_20_Text"><text:span text:style-name="T6">) {</text:span></text:span></text:p>
      <text:p text:style-name="P10"><text:span text:style-name="Source_20_Text"><text:span text:style-name="T6"><text:s text:c="4"/>System.out.println(</text:span></text:span><text:span text:style-name="Source_20_Text"><text:span text:style-name="T9">"Você é maior de idade."</text:span></text:span><text:span text:style-name="Source_20_Text"><text:span text:style-name="T6">);</text:span></text:span></text:p>
      <text:p text:style-name="P10"><text:span text:style-name="Source_20_Text"><text:span text:style-name="T6">} </text:span></text:span><text:span text:style-name="Source_20_Text"><text:span text:style-name="T5">else</text:span></text:span><text:span text:style-name="Source_20_Text"><text:span text:style-name="T6"> {</text:span></text:span></text:p>
      <text:p text:style-name="P10"><text:span text:style-name="Source_20_Text"><text:span text:style-name="T6"><text:s text:c="4"/>System.out.println(</text:span></text:span><text:span text:style-name="Source_20_Text"><text:span text:style-name="T9">"Você é menor de idade."</text:span></text:span><text:span text:style-name="Source_20_Text"><text:span text:style-name="T6">);</text:span></text:span></text:p>
      <text:p text:style-name="P12"><text:span text:style-name="Source_20_Text"><text:span text:style-name="T6">}</text:span></text:span></text:p>
      <text:list text:style-name="L6">
        <text:list-item>
          <text:p text:style-name="P19"><text:span text:style-name="Strong_20_Emphasis">Laços de repetição (for, while)</text:span>: </text:p>
        </text:list-item>
      </text:list>
      <text:p text:style-name="P9"/>
      <text:p text:style-name="P10"><text:span text:style-name="Source_20_Text"><text:span text:style-name="T10">// Exemplo de for loop</text:span></text:span></text:p>
      <text:p text:style-name="P10"><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i = </text:span></text:span><text:span text:style-name="Source_20_Text"><text:span text:style-name="T8">0</text:span></text:span><text:span text:style-name="Source_20_Text"><text:span text:style-name="T6">; i &lt; </text:span></text:span><text:span text:style-name="Source_20_Text"><text:span text:style-name="T8">5</text:span></text:span><text:span text:style-name="Source_20_Text"><text:span text:style-name="T6">; i++) {</text:span></text:span></text:p>
      <text:p text:style-name="P10"><text:span text:style-name="Source_20_Text"><text:span text:style-name="T6"><text:s text:c="4"/>System.out.println(</text:span></text:span><text:span text:style-name="Source_20_Text"><text:span text:style-name="T9">"Valor de i: "</text:span></text:span><text:span text:style-name="Source_20_Text"><text:span text:style-name="T6"> + i);</text:span></text:span></text:p>
      <text:p text:style-name="P11"><text:span text:style-name="Source_20_Text"><text:span text:style-name="T6">}</text:span></text:span></text:p>
      <text:p text:style-name="P11"/>
      <text:p text:style-name="P10"><text:span text:style-name="Source_20_Text"><text:span text:style-name="T10">// Exemplo de while loop</text:span></text:span></text:p>
      <text:p text:style-name="P10"><text:span text:style-name="Source_20_Text"><text:span text:style-name="T5">int</text:span></text:span><text:span text:style-name="Source_20_Text"><text:span text:style-name="T6"> contador = </text:span></text:span><text:span text:style-name="Source_20_Text"><text:span text:style-name="T8">0</text:span></text:span><text:span text:style-name="Source_20_Text"><text:span text:style-name="T6">;</text:span></text:span></text:p>
      <text:p text:style-name="P10"><text:span text:style-name="Source_20_Text"><text:span text:style-name="T5">while</text:span></text:span><text:span text:style-name="Source_20_Text"><text:span text:style-name="T6"> (contador &lt; </text:span></text:span><text:span text:style-name="Source_20_Text"><text:span text:style-name="T8">5</text:span></text:span><text:span text:style-name="Source_20_Text"><text:span text:style-name="T6">) {</text:span></text:span></text:p>
      <text:p text:style-name="P10"><text:span text:style-name="Source_20_Text"><text:span text:style-name="T6"><text:s text:c="4"/>System.out.println(</text:span></text:span><text:span text:style-name="Source_20_Text"><text:span text:style-name="T9">"Contador: "</text:span></text:span><text:span text:style-name="Source_20_Text"><text:span text:style-name="T6"> + contador);</text:span></text:span></text:p>
      <text:p text:style-name="P11"><text:span text:style-name="Source_20_Text"><text:span text:style-name="T6"><text:s text:c="4"/>contador++;</text:span></text:span></text:p>
      <text:p text:style-name="P12"><text:span text:style-name="Source_20_Text"><text:span text:style-name="T6">}</text:span></text:span></text:p>
      <text:h text:style-name="Heading_20_4" text:outline-level="4">Arrays</text:h>
      <text:p text:style-name="Text_20_body">Um array em Java é uma estrutura que armazena múltiplos valores de um mesmo tipo.</text:p>
      <text:p text:style-name="P9"/>
      <text:p text:style-name="P10"><text:span text:style-name="Source_20_Text"><text:span text:style-name="T5">int</text:span></text:span><text:span text:style-name="Source_20_Text"><text:span text:style-name="T6">[] numeros = {</text:span></text:span><text:span text:style-name="Source_20_Text"><text:span text:style-name="T8">1</text:span></text:span><text:span text:style-name="Source_20_Text"><text:span text:style-name="T6">, </text:span></text:span><text:span text:style-name="Source_20_Text"><text:span text:style-name="T8">2</text:span></text:span><text:span text:style-name="Source_20_Text"><text:span text:style-name="T6">, </text:span></text:span><text:span text:style-name="Source_20_Text"><text:span text:style-name="T8">3</text:span></text:span><text:span text:style-name="Source_20_Text"><text:span text:style-name="T6">, </text:span></text:span><text:span text:style-name="Source_20_Text"><text:span text:style-name="T8">4</text:span></text:span><text:span text:style-name="Source_20_Text"><text:span text:style-name="T6">, </text:span></text:span><text:span text:style-name="Source_20_Text"><text:span text:style-name="T8">5</text:span></text:span><text:span text:style-name="Source_20_Text"><text:span text:style-name="T6">};</text:span></text:span></text:p>
      <text:p text:style-name="P11"/>
      <text:p text:style-name="P10"><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numero : numeros) {</text:span></text:span></text:p>
      <text:p text:style-name="P11"><text:span text:style-name="Source_20_Text"><text:span text:style-name="T6"><text:s text:c="4"/>System.out.println(numero);</text:span></text:span></text:p>
      <text:p text:style-name="P12"><text:soft-page-break/><text:span text:style-name="Source_20_Text"><text:span text:style-name="T6">}</text:span></text:span></text:p>
      <text:p text:style-name="Horizontal_20_Line"/>
      <text:h text:style-name="Heading_20_3" text:outline-level="3"><text:span text:style-name="Strong_20_Emphasis">Introdução à Programação Orientada a Objetos (POO)</text:span></text:h>
      <text:p text:style-name="Text_20_body"><text:span text:style-name="Strong_20_Emphasis">Programação Orientada a Objetos (POO)</text:span> é o paradigma central do Java. Na POO, os principais conceitos são:</text:p>
      <text:list text:style-name="L7">
        <text:list-item>
          <text:p text:style-name="P20"><text:span text:style-name="Strong_20_Emphasis">Classe</text:span>: Uma classe é um molde para criar objetos. Ela define atributos (propriedades) e métodos (comportamentos).</text:p>
          <text:p text:style-name="P21"/>
          <text:p text:style-name="P22"><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Pessoa</text:span></text:span><text:span text:style-name="Source_20_Text"><text:span text:style-name="T6"> {</text:span></text:span></text:p>
          <text:p text:style-name="P23"><text:span text:style-name="Source_20_Text"><text:span text:style-name="T6"><text:s text:c="4"/>String nome;</text:span></text:span></text:p>
          <text:p text:style-name="P22"><text:span text:style-name="Source_20_Text"><text:span text:style-name="T6"><text:s text:c="4"/></text:span></text:span><text:span text:style-name="Source_20_Text"><text:span text:style-name="T5">int</text:span></text:span><text:span text:style-name="Source_20_Text"><text:span text:style-name="T6"> idade;</text:span></text:span></text:p>
          <text:p text:style-name="P23"/>
          <text:p text:style-name="P22"><text:span text:style-name="Source_20_Text"><text:span text:style-name="T6"><text:s text:c="4"/></text:span></text:span><text:span text:style-name="Source_20_Text"><text:span text:style-name="T5">void</text:span></text:span><text:span text:style-name="Source_20_Text"><text:span text:style-name="T6"> </text:span></text:span><text:span text:style-name="Source_20_Text"><text:span text:style-name="T7">apresentar</text:span></text:span><text:span text:style-name="Source_20_Text"><text:span text:style-name="T8">()</text:span></text:span><text:span text:style-name="Source_20_Text"><text:span text:style-name="T6"> {</text:span></text:span></text:p>
          <text:p text:style-name="P22"><text:span text:style-name="Source_20_Text"><text:span text:style-name="T6"><text:s text:c="8"/>System.out.println(</text:span></text:span><text:span text:style-name="Source_20_Text"><text:span text:style-name="T9">"Olá, meu nome é "</text:span></text:span><text:span text:style-name="Source_20_Text"><text:span text:style-name="T6"> + nome + </text:span></text:span><text:span text:style-name="Source_20_Text"><text:span text:style-name="T9">" e eu tenho "</text:span></text:span><text:span text:style-name="Source_20_Text"><text:span text:style-name="T6"> + idade + </text:span></text:span><text:span text:style-name="Source_20_Text"><text:span text:style-name="T9">" anos."</text:span></text:span><text:span text:style-name="Source_20_Text"><text:span text:style-name="T6">);</text:span></text:span></text:p>
          <text:p text:style-name="P23"><text:span text:style-name="Source_20_Text"><text:span text:style-name="T6"><text:s text:c="4"/>}</text:span></text:span></text:p>
          <text:p text:style-name="P24"><text:span text:style-name="Source_20_Text"><text:span text:style-name="T6">}</text:span></text:span></text:p>
        </text:list-item>
        <text:list-item>
          <text:p text:style-name="P20"><text:span text:style-name="Strong_20_Emphasis">Objeto</text:span>: Um objeto é uma instância de uma classe. Após criar uma classe, você pode instanciar objetos dela.</text:p>
          <text:p text:style-name="P21"/>
          <text:p text:style-name="P22"><text:span text:style-name="Source_20_Text"><text:span text:style-name="T6">Pessoa pessoa1 = </text:span></text:span><text:span text:style-name="Source_20_Text"><text:span text:style-name="T5">new</text:span></text:span><text:span text:style-name="Source_20_Text"><text:span text:style-name="T6"> Pessoa();</text:span></text:span></text:p>
          <text:p text:style-name="P22"><text:span text:style-name="Source_20_Text"><text:span text:style-name="T6">pessoa1.nome = </text:span></text:span><text:span text:style-name="Source_20_Text"><text:span text:style-name="T9">"Carlos"</text:span></text:span><text:span text:style-name="Source_20_Text"><text:span text:style-name="T6">;</text:span></text:span></text:p>
          <text:p text:style-name="P22"><text:span text:style-name="Source_20_Text"><text:span text:style-name="T6">pessoa1.idade = </text:span></text:span><text:span text:style-name="Source_20_Text"><text:span text:style-name="T8">30</text:span></text:span><text:span text:style-name="Source_20_Text"><text:span text:style-name="T6">;</text:span></text:span></text:p>
          <text:p text:style-name="P25"><text:span text:style-name="Source_20_Text"><text:span text:style-name="T6">pessoa1.apresentar(); <text:s/></text:span></text:span><text:span text:style-name="Source_20_Text"><text:span text:style-name="T10">// Saída: Olá, meu nome é Carlos e eu tenho 30 anos.</text:span></text:span></text:p>
        </text:list-item>
        <text:list-item>
          <text:p text:style-name="P20"><text:span text:style-name="Strong_20_Emphasis">Encapsulamento</text:span>: É o conceito de proteger os dados do objeto, permitindo o acesso a eles somente por meio de métodos públicos.</text:p>
        </text:list-item>
        <text:list-item>
          <text:p text:style-name="P20"><text:span text:style-name="Strong_20_Emphasis">Herança</text:span>: Uma classe pode herdar características de outra classe, permitindo reutilizar código.</text:p>
        </text:list-item>
        <text:list-item>
          <text:p text:style-name="P20"><text:span text:style-name="Strong_20_Emphasis">Polimorfismo</text:span>: Significa que uma classe pode ser tratada como uma instância de sua classe base, permitindo a substituição de comportamentos.</text:p>
        </text:list-item>
      </text:list>
      <text:p text:style-name="Horizontal_20_Line"/>
      <text:h text:style-name="Heading_20_3" text:outline-level="3"><text:span text:style-name="Strong_20_Emphasis">Ferramentas para Desenvolvimento em Java</text:span></text:h>
      <text:list text:style-name="L8">
        <text:list-item>
          <text:p text:style-name="P26"><text:span text:style-name="Strong_20_Emphasis">JDK (Java Development Kit)</text:span>: Conjunto de ferramentas necessário para o desenvolvimento em Java, incluindo o compilador <text:span text:style-name="Source_20_Text">javac</text:span> e a JVM. </text:p>
        </text:list-item>
        <text:list-item>
          <text:p text:style-name="P27"><text:span text:style-name="Strong_20_Emphasis">IDEs (Ambientes de Desenvolvimento Integrado)</text:span>: Ferramentas como <text:span text:style-name="Strong_20_Emphasis">IntelliJ IDEA</text:span>, <text:span text:style-name="Strong_20_Emphasis">Eclipse</text:span> e <text:span text:style-name="Strong_20_Emphasis">NetBeans</text:span> são populares para facilitar o desenvolvimento de aplicações Java. </text:p>
        </text:list-item>
      </text:list>
      <text:p text:style-name="Horizontal_20_Line"/>
      <text:h text:style-name="Heading_20_3" text:outline-level="3"><text:soft-page-break/><text:span text:style-name="Strong_20_Emphasis">Conclusão</text:span></text:h>
      <text:p text:style-name="Text_20_body">Java é uma linguagem poderosa, versátil e amplamente utilizada, com aplicações que vão desde sistemas corporativos robustos até jogos e aplicativos móveis. Sua orientação a objetos, portabilidade e segurança são grandes atrativos para desenvolvedores de todos os níveis. Ao estudar Java, você aprende não apenas uma linguagem de programação, mas também práticas sólidas de desenvolvimento de software que podem ser aplicadas em diversas áreas da computação.</text:p>
      <text:h text:style-name="P5" text:outline-level="3"><text:span text:style-name="Strong_20_Emphasis"><text:span text:style-name="T3">1.2 - </text:span></text:span><text:span text:style-name="Strong_20_Emphasis"><text:span text:style-name="T4">Variáveis, Tipos de Dados e Operadores em Java</text:span></text:span></text:h>
      <text:p text:style-name="Text_20_body">Em Java, variáveis, tipos de dados e operadores são os principais blocos de construção que permitem armazenar, manipular e processar dados. Vamos explorar cada um desses conceitos em detalhes.</text:p>
      <text:p text:style-name="Horizontal_20_Line"/>
      <text:h text:style-name="Heading_20_3" text:outline-level="3"><text:span text:style-name="Strong_20_Emphasis">1. Variáveis em Java</text:span></text:h>
      <text:p text:style-name="Text_20_body">Uma variável é um espaço de memória nomeado que armazena um valor. O valor de uma variável pode ser alterado durante a execução de um programa. Para declarar uma variável em Java, você precisa especificar o <text:span text:style-name="Strong_20_Emphasis">tipo de dado</text:span> e o <text:span text:style-name="Strong_20_Emphasis">nome da variável</text:span>.</text:p>
      <text:h text:style-name="Heading_20_4" text:outline-level="4"><text:span text:style-name="Strong_20_Emphasis">Estrutura de Declaração de Variáveis</text:span>:</text:h>
      <text:p text:style-name="P9"/>
      <text:p text:style-name="P17"><text:span text:style-name="Source_20_Text"><text:span text:style-name="T6">tipo nomeDaVariavel = valorInicial;</text:span></text:span></text:p>
      <text:h text:style-name="Heading_20_4" text:outline-level="4"><text:span text:style-name="Strong_20_Emphasis">Exemplo</text:span>:</text:h>
      <text:p text:style-name="P9"/>
      <text:p text:style-name="P10"><text:span text:style-name="Source_20_Text"><text:span text:style-name="T5">int</text:span></text:span><text:span text:style-name="Source_20_Text"><text:span text:style-name="T6"> idade = </text:span></text:span><text:span text:style-name="Source_20_Text"><text:span text:style-name="T8">25</text:span></text:span><text:span text:style-name="Source_20_Text"><text:span text:style-name="T6">;</text:span></text:span></text:p>
      <text:p text:style-name="P10"><text:span text:style-name="Source_20_Text"><text:span text:style-name="T5">double</text:span></text:span><text:span text:style-name="Source_20_Text"><text:span text:style-name="T6"> salario = </text:span></text:span><text:span text:style-name="Source_20_Text"><text:span text:style-name="T8">3500.75</text:span></text:span><text:span text:style-name="Source_20_Text"><text:span text:style-name="T6">;</text:span></text:span></text:p>
      <text:p text:style-name="P10"><text:span text:style-name="Source_20_Text"><text:span text:style-name="T5">boolean</text:span></text:span><text:span text:style-name="Source_20_Text"><text:span text:style-name="T6"> isEstudante = </text:span></text:span><text:span text:style-name="Source_20_Text"><text:span text:style-name="T5">false</text:span></text:span><text:span text:style-name="Source_20_Text"><text:span text:style-name="T6">;</text:span></text:span></text:p>
      <text:p text:style-name="P17"><text:span text:style-name="Source_20_Text"><text:span text:style-name="T6">String nome = </text:span></text:span><text:span text:style-name="Source_20_Text"><text:span text:style-name="T9">"João"</text:span></text:span><text:span text:style-name="Source_20_Text"><text:span text:style-name="T6">;</text:span></text:span></text:p>
      <text:list text:style-name="L9">
        <text:list-item>
          <text:p text:style-name="P28"><text:span text:style-name="Strong_20_Emphasis">int idade</text:span>: Declara uma variável <text:span text:style-name="Source_20_Text">idade</text:span> do tipo <text:span text:style-name="Source_20_Text">int</text:span> (número inteiro). </text:p>
        </text:list-item>
        <text:list-item>
          <text:p text:style-name="P28"><text:span text:style-name="Strong_20_Emphasis">double salario</text:span>: Declara uma variável <text:span text:style-name="Source_20_Text">salario</text:span> do tipo <text:span text:style-name="Source_20_Text">double</text:span> (número com ponto flutuante). </text:p>
        </text:list-item>
        <text:list-item>
          <text:p text:style-name="P28"><text:span text:style-name="Strong_20_Emphasis">boolean isEstudante</text:span>: Declara uma variável <text:span text:style-name="Source_20_Text">isEstudante</text:span> do tipo <text:span text:style-name="Source_20_Text">boolean</text:span> (verdadeiro ou falso). </text:p>
        </text:list-item>
        <text:list-item>
          <text:p text:style-name="P29"><text:span text:style-name="Strong_20_Emphasis">String nome</text:span>: Declara uma variável <text:span text:style-name="Source_20_Text">nome</text:span> do tipo <text:span text:style-name="Source_20_Text">String</text:span> (sequência de caracteres). </text:p>
        </text:list-item>
      </text:list>
      <text:h text:style-name="Heading_20_4" text:outline-level="4"><text:span text:style-name="Strong_20_Emphasis">Regras para Nomear Variáveis</text:span>:</text:h>
      <text:list text:style-name="L10">
        <text:list-item>
          <text:p text:style-name="P30">O nome da variável deve começar com uma letra, <text:span text:style-name="Source_20_Text">$</text:span> ou <text:span text:style-name="Source_20_Text">_</text:span>. </text:p>
        </text:list-item>
        <text:list-item>
          <text:p text:style-name="P30">Não pode começar com um número. </text:p>
        </text:list-item>
        <text:list-item>
          <text:p text:style-name="P30">Sensível a maiúsculas e minúsculas (<text:span text:style-name="Source_20_Text">nome</text:span> é diferente de <text:span text:style-name="Source_20_Text">Nome</text:span>). </text:p>
        </text:list-item>
        <text:list-item>
          <text:p text:style-name="P31">Não pode usar palavras reservadas de Java (como <text:span text:style-name="Source_20_Text">int</text:span>, <text:span text:style-name="Source_20_Text">class</text:span>, <text:span text:style-name="Source_20_Text">if</text:span>). </text:p>
        </text:list-item>
      </text:list>
      <text:p text:style-name="Horizontal_20_Line"><text:soft-page-break/></text:p>
      <text:h text:style-name="Heading_20_3" text:outline-level="3"><text:span text:style-name="Strong_20_Emphasis">2. Tipos de Dados em Java</text:span></text:h>
      <text:p text:style-name="Text_20_body">Java é uma linguagem <text:span text:style-name="Strong_20_Emphasis">fortemente tipada</text:span>, o que significa que cada variável deve ser declarada com um tipo de dado, e esse tipo não pode ser alterado.</text:p>
      <text:h text:style-name="Heading_20_4" text:outline-level="4"><text:span text:style-name="Strong_20_Emphasis">Tipos Primitivos</text:span>:</text:h>
      <text:p text:style-name="Text_20_body">Java possui 8 tipos de dados primitivos, que são os tipos mais básicos. Eles são divididos em 4 categorias:</text:p>
      <text:p text:style-name="Text_20_body"/>
      <text:list text:style-name="L11">
        <text:list-item>
          <text:p text:style-name="P32"><text:span text:style-name="Strong_20_Emphasis">Tipos numéricos inteiros</text:span>:</text:p>
          <text:list>
            <text:list-item>
              <text:p text:style-name="P33"><text:span text:style-name="Strong_20_Emphasis">byte</text:span>: 8 bits, intervalo de -128 a 127. </text:p>
            </text:list-item>
            <text:list-item>
              <text:p text:style-name="P33"><text:span text:style-name="Strong_20_Emphasis">short</text:span>: 16 bits, intervalo de -32.768 a 32.767. </text:p>
            </text:list-item>
            <text:list-item>
              <text:p text:style-name="P33"><text:span text:style-name="Strong_20_Emphasis">int</text:span>: 32 bits, intervalo de -2^31 a 2^31 - 1. </text:p>
            </text:list-item>
            <text:list-item>
              <text:p text:style-name="P33"><text:span text:style-name="Strong_20_Emphasis">long</text:span>: 64 bits, intervalo de -2^63 a 2^63 - 1. </text:p>
            </text:list-item>
          </text:list>
          <text:p text:style-name="P33"/>
          <text:p text:style-name="P34"><text:span text:style-name="Source_20_Text"><text:span text:style-name="T5">byte</text:span></text:span><text:span text:style-name="Source_20_Text"><text:span text:style-name="T6"> b = </text:span></text:span><text:span text:style-name="Source_20_Text"><text:span text:style-name="T8">100</text:span></text:span><text:span text:style-name="Source_20_Text"><text:span text:style-name="T6">;</text:span></text:span></text:p>
          <text:p text:style-name="P34"><text:span text:style-name="Source_20_Text"><text:span text:style-name="T5">short</text:span></text:span><text:span text:style-name="Source_20_Text"><text:span text:style-name="T6"> s = </text:span></text:span><text:span text:style-name="Source_20_Text"><text:span text:style-name="T8">20000</text:span></text:span><text:span text:style-name="Source_20_Text"><text:span text:style-name="T6">;</text:span></text:span></text:p>
          <text:p text:style-name="P34"><text:span text:style-name="Source_20_Text"><text:span text:style-name="T5">int</text:span></text:span><text:span text:style-name="Source_20_Text"><text:span text:style-name="T6"> i = </text:span></text:span><text:span text:style-name="Source_20_Text"><text:span text:style-name="T8">500000</text:span></text:span><text:span text:style-name="Source_20_Text"><text:span text:style-name="T6">;</text:span></text:span></text:p>
          <text:p text:style-name="P35"><text:span text:style-name="Source_20_Text"><text:span text:style-name="T5">long</text:span></text:span><text:span text:style-name="Source_20_Text"><text:span text:style-name="T6"> l = </text:span></text:span><text:span text:style-name="Source_20_Text"><text:span text:style-name="T8">10000000000L</text:span></text:span><text:span text:style-name="Source_20_Text"><text:span text:style-name="T6">; </text:span></text:span><text:span text:style-name="Source_20_Text"><text:span text:style-name="T10">// 'L' indica que é um long literal</text:span></text:span></text:p>
        </text:list-item>
        <text:list-item>
          <text:p text:style-name="P32"><text:span text:style-name="Strong_20_Emphasis">Tipos numéricos de ponto flutuante</text:span>:</text:p>
          <text:list>
            <text:list-item>
              <text:p text:style-name="P33"><text:span text:style-name="Strong_20_Emphasis">float</text:span>: 32 bits, tem precisão de 6-7 dígitos decimais. </text:p>
            </text:list-item>
            <text:list-item>
              <text:p text:style-name="P33"><text:span text:style-name="Strong_20_Emphasis">double</text:span>: 64 bits, tem precisão de 15-16 dígitos decimais. </text:p>
            </text:list-item>
          </text:list>
          <text:p text:style-name="P33"/>
          <text:p text:style-name="P34"><text:span text:style-name="Source_20_Text"><text:span text:style-name="T5">float</text:span></text:span><text:span text:style-name="Source_20_Text"><text:span text:style-name="T6"> f = </text:span></text:span><text:span text:style-name="Source_20_Text"><text:span text:style-name="T8">3.14f</text:span></text:span><text:span text:style-name="Source_20_Text"><text:span text:style-name="T6">; <text:s text:c="2"/></text:span></text:span><text:span text:style-name="Source_20_Text"><text:span text:style-name="T10">// 'f' indica que é um float literal</text:span></text:span></text:p>
          <text:p text:style-name="P35"><text:span text:style-name="Source_20_Text"><text:span text:style-name="T5">double</text:span></text:span><text:span text:style-name="Source_20_Text"><text:span text:style-name="T6"> d = </text:span></text:span><text:span text:style-name="Source_20_Text"><text:span text:style-name="T8">3.14159</text:span></text:span><text:span text:style-name="Source_20_Text"><text:span text:style-name="T6">;</text:span></text:span></text:p>
        </text:list-item>
        <text:list-item>
          <text:p text:style-name="P32"><text:span text:style-name="Strong_20_Emphasis">Tipo caractere</text:span>:</text:p>
          <text:list>
            <text:list-item>
              <text:p text:style-name="P33"><text:span text:style-name="Strong_20_Emphasis">char</text:span>: 16 bits, armazena um único caractere Unicode. </text:p>
            </text:list-item>
          </text:list>
          <text:p text:style-name="P33"/>
          <text:p text:style-name="P35"><text:span text:style-name="Source_20_Text"><text:span text:style-name="T5">char</text:span></text:span><text:span text:style-name="Source_20_Text"><text:span text:style-name="T6"> letra = </text:span></text:span><text:span text:style-name="Source_20_Text"><text:span text:style-name="T9">'A'</text:span></text:span><text:span text:style-name="Source_20_Text"><text:span text:style-name="T6">;</text:span></text:span></text:p>
        </text:list-item>
        <text:list-item>
          <text:p text:style-name="P32"><text:span text:style-name="Strong_20_Emphasis">Tipo booleano</text:span>:</text:p>
          <text:list>
            <text:list-item>
              <text:p text:style-name="P33"><text:span text:style-name="Strong_20_Emphasis">boolean</text:span>: pode armazenar apenas dois valores: <text:span text:style-name="Source_20_Text">true</text:span> ou <text:span text:style-name="Source_20_Text">false</text:span>. </text:p>
            </text:list-item>
          </text:list>
          <text:p text:style-name="P33"/>
          <text:p text:style-name="P35"><text:span text:style-name="Source_20_Text"><text:span text:style-name="T5">boolean</text:span></text:span><text:span text:style-name="Source_20_Text"><text:span text:style-name="T6"> isVerdadeiro = </text:span></text:span><text:span text:style-name="Source_20_Text"><text:span text:style-name="T5">true</text:span></text:span><text:span text:style-name="Source_20_Text"><text:span text:style-name="T6">;</text:span></text:span></text:p>
        </text:list-item>
      </text:list>
      <text:h text:style-name="Heading_20_4" text:outline-level="4"><text:span text:style-name="Strong_20_Emphasis">Tipo Referência</text:span>:</text:h>
      <text:p text:style-name="Text_20_body">Além dos tipos primitivos, Java tem tipos de referência, que apontam para objetos ou arrays. O tipo mais comum é o <text:span text:style-name="Strong_20_Emphasis">String</text:span>, que representa uma sequência de caracteres.</text:p>
      <text:p text:style-name="P9"><text:soft-page-break/></text:p>
      <text:p text:style-name="P17"><text:span text:style-name="Source_20_Text"><text:span text:style-name="T6">String saudacao = </text:span></text:span><text:span text:style-name="Source_20_Text"><text:span text:style-name="T9">"Olá, Mundo!"</text:span></text:span><text:span text:style-name="Source_20_Text"><text:span text:style-name="T6">;</text:span></text:span></text:p>
      <text:p text:style-name="Horizontal_20_Line"/>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pan text:style-name="Strong_20_Emphasis">3. Operadores em Java</text:span></text:h>
      <text:p text:style-name="Text_20_body">Operadores são símbolos que realizam operações sobre variáveis e valores. Eles podem ser classificados em várias categorias:</text:p>
      <text:h text:style-name="Heading_20_4" text:outline-level="4"><text:span text:style-name="Strong_20_Emphasis">Operadores Aritméticos</text:span>:</text:h>
      <text:p text:style-name="Text_20_body">São usados para realizar operações matemáticas básicas.</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Operador</text:p>
            </table:table-cell>
            <table:table-cell table:style-name="Tabela1.A1" office:value-type="string">
              <text:p text:style-name="Table_20_Heading">Descrição</text:p>
            </table:table-cell>
            <table:table-cell table:style-name="Tabela1.A1" office:value-type="string">
              <text:p text:style-name="Table_20_Heading">Exemplo</text:p>
            </table:table-cell>
          </table:table-row>
        </table:table-header-rows>
        <table:table-row>
          <table:table-cell table:style-name="Tabela1.A1" office:value-type="string">
            <text:p text:style-name="Table_20_Contents"><text:span text:style-name="Source_20_Text">+</text:span></text:p>
          </table:table-cell>
          <table:table-cell table:style-name="Tabela1.A1" office:value-type="string">
            <text:p text:style-name="Table_20_Contents">Adição</text:p>
          </table:table-cell>
          <table:table-cell table:style-name="Tabela1.A1" office:value-type="string">
            <text:p text:style-name="Table_20_Contents"><text:span text:style-name="Source_20_Text">a + b</text:span></text:p>
          </table:table-cell>
        </table:table-row>
        <table:table-row>
          <table:table-cell table:style-name="Tabela1.A1" office:value-type="string">
            <text:p text:style-name="Table_20_Contents"><text:span text:style-name="Source_20_Text">-</text:span></text:p>
          </table:table-cell>
          <table:table-cell table:style-name="Tabela1.A1" office:value-type="string">
            <text:p text:style-name="Table_20_Contents">Subtração</text:p>
          </table:table-cell>
          <table:table-cell table:style-name="Tabela1.A1" office:value-type="string">
            <text:p text:style-name="Table_20_Contents"><text:span text:style-name="Source_20_Text">a - b</text:span></text:p>
          </table:table-cell>
        </table:table-row>
        <table:table-row>
          <table:table-cell table:style-name="Tabela1.A1" office:value-type="string">
            <text:p text:style-name="Table_20_Contents"><text:span text:style-name="Source_20_Text">*</text:span></text:p>
          </table:table-cell>
          <table:table-cell table:style-name="Tabela1.A1" office:value-type="string">
            <text:p text:style-name="Table_20_Contents">Multiplicação</text:p>
          </table:table-cell>
          <table:table-cell table:style-name="Tabela1.A1" office:value-type="string">
            <text:p text:style-name="Table_20_Contents"><text:span text:style-name="Source_20_Text">a * b</text:span></text:p>
          </table:table-cell>
        </table:table-row>
        <table:table-row>
          <table:table-cell table:style-name="Tabela1.A1" office:value-type="string">
            <text:p text:style-name="Table_20_Contents"><text:span text:style-name="Source_20_Text">/</text:span></text:p>
          </table:table-cell>
          <table:table-cell table:style-name="Tabela1.A1" office:value-type="string">
            <text:p text:style-name="Table_20_Contents">Divisão</text:p>
          </table:table-cell>
          <table:table-cell table:style-name="Tabela1.A1" office:value-type="string">
            <text:p text:style-name="Table_20_Contents"><text:span text:style-name="Source_20_Text">a / b</text:span></text:p>
          </table:table-cell>
        </table:table-row>
        <table:table-row>
          <table:table-cell table:style-name="Tabela1.A1" office:value-type="string">
            <text:p text:style-name="Table_20_Contents"><text:span text:style-name="Source_20_Text">%</text:span></text:p>
          </table:table-cell>
          <table:table-cell table:style-name="Tabela1.A1" office:value-type="string">
            <text:p text:style-name="Table_20_Contents">Módulo (resto)</text:p>
          </table:table-cell>
          <table:table-cell table:style-name="Tabela1.A1" office:value-type="string">
            <text:p text:style-name="Table_20_Contents"><text:span text:style-name="Source_20_Text">a % b</text:span></text:p>
          </table:table-cell>
        </table:table-row>
      </table:table>
      <text:p text:style-name="Text_20_body"><text:span text:style-name="Strong_20_Emphasis">Exemplo:</text:span></text:p>
      <text:p text:style-name="P9"/>
      <text:p text:style-name="P10"><text:span text:style-name="Source_20_Text"><text:span text:style-name="T5">int</text:span></text:span><text:span text:style-name="Source_20_Text"><text:span text:style-name="T6"> a = </text:span></text:span><text:span text:style-name="Source_20_Text"><text:span text:style-name="T8">10</text:span></text:span><text:span text:style-name="Source_20_Text"><text:span text:style-name="T6">;</text:span></text:span></text:p>
      <text:p text:style-name="P10"><text:span text:style-name="Source_20_Text"><text:span text:style-name="T5">int</text:span></text:span><text:span text:style-name="Source_20_Text"><text:span text:style-name="T6"> b = </text:span></text:span><text:span text:style-name="Source_20_Text"><text:span text:style-name="T8">3</text:span></text:span><text:span text:style-name="Source_20_Text"><text:span text:style-name="T6">;</text:span></text:span></text:p>
      <text:p text:style-name="P10"><text:span text:style-name="Source_20_Text"><text:span text:style-name="T5">int</text:span></text:span><text:span text:style-name="Source_20_Text"><text:span text:style-name="T6"> soma = a + b; <text:s text:c="4"/></text:span></text:span><text:span text:style-name="Source_20_Text"><text:span text:style-name="T10">// 13</text:span></text:span></text:p>
      <text:p text:style-name="P10"><text:span text:style-name="Source_20_Text"><text:span text:style-name="T5">int</text:span></text:span><text:span text:style-name="Source_20_Text"><text:span text:style-name="T6"> subtracao = a - b; </text:span></text:span><text:span text:style-name="Source_20_Text"><text:span text:style-name="T10">// 7</text:span></text:span></text:p>
      <text:p text:style-name="P10"><text:span text:style-name="Source_20_Text"><text:span text:style-name="T5">int</text:span></text:span><text:span text:style-name="Source_20_Text"><text:span text:style-name="T6"> multiplicacao = a * b; </text:span></text:span><text:span text:style-name="Source_20_Text"><text:span text:style-name="T10">// 30</text:span></text:span></text:p>
      <text:p text:style-name="P10"><text:span text:style-name="Source_20_Text"><text:span text:style-name="T5">int</text:span></text:span><text:span text:style-name="Source_20_Text"><text:span text:style-name="T6"> divisao = a / b; <text:s text:c="2"/></text:span></text:span><text:span text:style-name="Source_20_Text"><text:span text:style-name="T10">// 3 (divisão de inteiros)</text:span></text:span></text:p>
      <text:p text:style-name="P17"><text:span text:style-name="Source_20_Text"><text:span text:style-name="T5">int</text:span></text:span><text:span text:style-name="Source_20_Text"><text:span text:style-name="T6"> resto = a % b; <text:s text:c="4"/></text:span></text:span><text:span text:style-name="Source_20_Text"><text:span text:style-name="T10">// 1</text:span></text:span></text:p>
      <text:h text:style-name="Heading_20_4" text:outline-level="4"><text:span text:style-name="Strong_20_Emphasis">Operadores de Atribuição</text:span>:</text:h>
      <text:p text:style-name="Text_20_body">Usados para atribuir valores às variáveis.</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Table_20_Heading">Operador</text:p>
            </table:table-cell>
            <table:table-cell table:style-name="Tabela2.A1" office:value-type="string">
              <text:p text:style-name="Table_20_Heading">Descrição</text:p>
            </table:table-cell>
            <table:table-cell table:style-name="Tabela2.A1" office:value-type="string">
              <text:p text:style-name="Table_20_Heading">Exemplo</text:p>
            </table:table-cell>
          </table:table-row>
        </table:table-header-rows>
        <table:table-row>
          <table:table-cell table:style-name="Tabela2.A1" office:value-type="string">
            <text:p text:style-name="Table_20_Contents"><text:span text:style-name="Source_20_Text">=</text:span></text:p>
          </table:table-cell>
          <table:table-cell table:style-name="Tabela2.A1" office:value-type="string">
            <text:p text:style-name="Table_20_Contents">Atribuição simples</text:p>
          </table:table-cell>
          <table:table-cell table:style-name="Tabela2.A1" office:value-type="string">
            <text:p text:style-name="Table_20_Contents"><text:span text:style-name="Source_20_Text">a = 10</text:span></text:p>
          </table:table-cell>
        </table:table-row>
        <table:table-row>
          <table:table-cell table:style-name="Tabela2.A1" office:value-type="string">
            <text:p text:style-name="Table_20_Contents"><text:span text:style-name="Source_20_Text">+=</text:span></text:p>
          </table:table-cell>
          <table:table-cell table:style-name="Tabela2.A1" office:value-type="string">
            <text:p text:style-name="Table_20_Contents">Soma e atribuição</text:p>
          </table:table-cell>
          <table:table-cell table:style-name="Tabela2.A1" office:value-type="string">
            <text:p text:style-name="Table_20_Contents"><text:span text:style-name="Source_20_Text">a += 2</text:span></text:p>
          </table:table-cell>
        </table:table-row>
        <table:table-row>
          <table:table-cell table:style-name="Tabela2.A1" office:value-type="string">
            <text:p text:style-name="Table_20_Contents"><text:span text:style-name="Source_20_Text">-=</text:span></text:p>
          </table:table-cell>
          <table:table-cell table:style-name="Tabela2.A1" office:value-type="string">
            <text:p text:style-name="Table_20_Contents">Subtrai e atribui</text:p>
          </table:table-cell>
          <table:table-cell table:style-name="Tabela2.A1" office:value-type="string">
            <text:p text:style-name="Table_20_Contents"><text:span text:style-name="Source_20_Text">a -= 2</text:span></text:p>
          </table:table-cell>
        </table:table-row>
        <table:table-row>
          <table:table-cell table:style-name="Tabela2.A1" office:value-type="string">
            <text:p text:style-name="Table_20_Contents"><text:span text:style-name="Source_20_Text">*=</text:span></text:p>
          </table:table-cell>
          <table:table-cell table:style-name="Tabela2.A1" office:value-type="string">
            <text:p text:style-name="Table_20_Contents">Multiplica e atribui</text:p>
          </table:table-cell>
          <table:table-cell table:style-name="Tabela2.A1" office:value-type="string">
            <text:p text:style-name="Table_20_Contents"><text:span text:style-name="Source_20_Text">a *= 2</text:span></text:p>
          </table:table-cell>
        </table:table-row>
        <text:soft-page-break/>
        <table:table-row>
          <table:table-cell table:style-name="Tabela2.A1" office:value-type="string">
            <text:p text:style-name="Table_20_Contents"><text:span text:style-name="Source_20_Text">/=</text:span></text:p>
          </table:table-cell>
          <table:table-cell table:style-name="Tabela2.A1" office:value-type="string">
            <text:p text:style-name="Table_20_Contents">Divide e atribui</text:p>
          </table:table-cell>
          <table:table-cell table:style-name="Tabela2.A1" office:value-type="string">
            <text:p text:style-name="Table_20_Contents"><text:span text:style-name="Source_20_Text">a /= 2</text:span></text:p>
          </table:table-cell>
        </table:table-row>
        <table:table-row>
          <table:table-cell table:style-name="Tabela2.A1" office:value-type="string">
            <text:p text:style-name="Table_20_Contents"><text:span text:style-name="Source_20_Text">%=</text:span></text:p>
          </table:table-cell>
          <table:table-cell table:style-name="Tabela2.A1" office:value-type="string">
            <text:p text:style-name="Table_20_Contents">Módulo e atribui</text:p>
          </table:table-cell>
          <table:table-cell table:style-name="Tabela2.A1" office:value-type="string">
            <text:p text:style-name="Table_20_Contents"><text:span text:style-name="Source_20_Text">a %= 2</text:span></text:p>
          </table:table-cell>
        </table:table-row>
      </table:table>
      <text:p text:style-name="Text_20_body"><text:span text:style-name="Strong_20_Emphasis">Exemplo:</text:span></text:p>
      <text:p text:style-name="P9"/>
      <text:p text:style-name="P10"><text:span text:style-name="Source_20_Text"><text:span text:style-name="T5">int</text:span></text:span><text:span text:style-name="Source_20_Text"><text:span text:style-name="T6"> a = </text:span></text:span><text:span text:style-name="Source_20_Text"><text:span text:style-name="T8">10</text:span></text:span><text:span text:style-name="Source_20_Text"><text:span text:style-name="T6">;</text:span></text:span></text:p>
      <text:p text:style-name="P10"><text:span text:style-name="Source_20_Text"><text:span text:style-name="T6">a += </text:span></text:span><text:span text:style-name="Source_20_Text"><text:span text:style-name="T8">5</text:span></text:span><text:span text:style-name="Source_20_Text"><text:span text:style-name="T6">; <text:s/></text:span></text:span><text:span text:style-name="Source_20_Text"><text:span text:style-name="T10">// a = a + 5 -&gt; a agora é 15</text:span></text:span></text:p>
      <text:p text:style-name="P17"><text:span text:style-name="Source_20_Text"><text:span text:style-name="T6">a *= </text:span></text:span><text:span text:style-name="Source_20_Text"><text:span text:style-name="T8">2</text:span></text:span><text:span text:style-name="Source_20_Text"><text:span text:style-name="T6">; <text:s/></text:span></text:span><text:span text:style-name="Source_20_Text"><text:span text:style-name="T10">// a = a * 2 -&gt; a agora é 30</text:span></text:span></text:p>
      <text:h text:style-name="Heading_20_4" text:outline-level="4"><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span text:style-name="Strong_20_Emphasis">Operadores Relacionais</text:span>:</text:h>
      <text:p text:style-name="Text_20_body">Usados para comparar dois valores e retornam um valor booleano (<text:span text:style-name="Source_20_Text">true</text:span> ou <text:span text:style-name="Source_20_Text">false</text:span>).</text:p>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Table_20_Heading">Operador</text:p>
            </table:table-cell>
            <table:table-cell table:style-name="Tabela3.A1" office:value-type="string">
              <text:p text:style-name="Table_20_Heading">Descrição</text:p>
            </table:table-cell>
            <table:table-cell table:style-name="Tabela3.A1" office:value-type="string">
              <text:p text:style-name="Table_20_Heading">Exemplo</text:p>
            </table:table-cell>
          </table:table-row>
        </table:table-header-rows>
        <table:table-row>
          <table:table-cell table:style-name="Tabela3.A1" office:value-type="string">
            <text:p text:style-name="Table_20_Contents"><text:span text:style-name="Source_20_Text">==</text:span></text:p>
          </table:table-cell>
          <table:table-cell table:style-name="Tabela3.A1" office:value-type="string">
            <text:p text:style-name="Table_20_Contents">Igual a</text:p>
          </table:table-cell>
          <table:table-cell table:style-name="Tabela3.A1" office:value-type="string">
            <text:p text:style-name="Table_20_Contents"><text:span text:style-name="Source_20_Text">a == b</text:span></text:p>
          </table:table-cell>
        </table:table-row>
        <table:table-row>
          <table:table-cell table:style-name="Tabela3.A1" office:value-type="string">
            <text:p text:style-name="Table_20_Contents"><text:span text:style-name="Source_20_Text">!=</text:span></text:p>
          </table:table-cell>
          <table:table-cell table:style-name="Tabela3.A1" office:value-type="string">
            <text:p text:style-name="Table_20_Contents">Diferente de</text:p>
          </table:table-cell>
          <table:table-cell table:style-name="Tabela3.A1" office:value-type="string">
            <text:p text:style-name="Table_20_Contents"><text:span text:style-name="Source_20_Text">a != b</text:span></text:p>
          </table:table-cell>
        </table:table-row>
        <table:table-row>
          <table:table-cell table:style-name="Tabela3.A1" office:value-type="string">
            <text:p text:style-name="Table_20_Contents"><text:span text:style-name="Source_20_Text">&gt;</text:span></text:p>
          </table:table-cell>
          <table:table-cell table:style-name="Tabela3.A1" office:value-type="string">
            <text:p text:style-name="Table_20_Contents">Maior que</text:p>
          </table:table-cell>
          <table:table-cell table:style-name="Tabela3.A1" office:value-type="string">
            <text:p text:style-name="Table_20_Contents"><text:span text:style-name="Source_20_Text">a &gt; b</text:span></text:p>
          </table:table-cell>
        </table:table-row>
        <table:table-row>
          <table:table-cell table:style-name="Tabela3.A1" office:value-type="string">
            <text:p text:style-name="Table_20_Contents"><text:span text:style-name="Source_20_Text">&lt;</text:span></text:p>
          </table:table-cell>
          <table:table-cell table:style-name="Tabela3.A1" office:value-type="string">
            <text:p text:style-name="Table_20_Contents">Menor que</text:p>
          </table:table-cell>
          <table:table-cell table:style-name="Tabela3.A1" office:value-type="string">
            <text:p text:style-name="Table_20_Contents"><text:span text:style-name="Source_20_Text">a &lt; b</text:span></text:p>
          </table:table-cell>
        </table:table-row>
        <table:table-row>
          <table:table-cell table:style-name="Tabela3.A1" office:value-type="string">
            <text:p text:style-name="Table_20_Contents"><text:span text:style-name="Source_20_Text">&gt;=</text:span></text:p>
          </table:table-cell>
          <table:table-cell table:style-name="Tabela3.A1" office:value-type="string">
            <text:p text:style-name="Table_20_Contents">Maior ou igual a</text:p>
          </table:table-cell>
          <table:table-cell table:style-name="Tabela3.A1" office:value-type="string">
            <text:p text:style-name="Table_20_Contents"><text:span text:style-name="Source_20_Text">a &gt;= b</text:span></text:p>
          </table:table-cell>
        </table:table-row>
        <table:table-row>
          <table:table-cell table:style-name="Tabela3.A1" office:value-type="string">
            <text:p text:style-name="Table_20_Contents"><text:span text:style-name="Source_20_Text">&lt;=</text:span></text:p>
          </table:table-cell>
          <table:table-cell table:style-name="Tabela3.A1" office:value-type="string">
            <text:p text:style-name="Table_20_Contents">Menor ou igual a</text:p>
          </table:table-cell>
          <table:table-cell table:style-name="Tabela3.A1" office:value-type="string">
            <text:p text:style-name="Table_20_Contents"><text:span text:style-name="Source_20_Text">a &lt;= b</text:span></text:p>
          </table:table-cell>
        </table:table-row>
      </table:table>
      <text:p text:style-name="Text_20_body"><text:span text:style-name="Strong_20_Emphasis">Exemplo:</text:span></text:p>
      <text:p text:style-name="P9"/>
      <text:p text:style-name="P10"><text:span text:style-name="Source_20_Text"><text:span text:style-name="T5">int</text:span></text:span><text:span text:style-name="Source_20_Text"><text:span text:style-name="T6"> a = </text:span></text:span><text:span text:style-name="Source_20_Text"><text:span text:style-name="T8">10</text:span></text:span><text:span text:style-name="Source_20_Text"><text:span text:style-name="T6">;</text:span></text:span></text:p>
      <text:p text:style-name="P10"><text:span text:style-name="Source_20_Text"><text:span text:style-name="T5">int</text:span></text:span><text:span text:style-name="Source_20_Text"><text:span text:style-name="T6"> b = </text:span></text:span><text:span text:style-name="Source_20_Text"><text:span text:style-name="T8">5</text:span></text:span><text:span text:style-name="Source_20_Text"><text:span text:style-name="T6">;</text:span></text:span></text:p>
      <text:p text:style-name="P17"><text:span text:style-name="Source_20_Text"><text:span text:style-name="T5">boolean</text:span></text:span><text:span text:style-name="Source_20_Text"><text:span text:style-name="T6"> resultado = (a &gt; b); <text:s/></text:span></text:span><text:span text:style-name="Source_20_Text"><text:span text:style-name="T10">// true</text:span></text:span></text:p>
      <text:h text:style-name="Heading_20_4" text:outline-level="4"><text:span text:style-name="Strong_20_Emphasis">Operadores Lógicos</text:span>:</text:h>
      <text:p text:style-name="Text_20_body">Usados para combinar expressões booleana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Operador</text:p>
            </table:table-cell>
            <table:table-cell table:style-name="Tabela4.A1" office:value-type="string">
              <text:p text:style-name="Table_20_Heading">Descrição</text:p>
            </table:table-cell>
            <table:table-cell table:style-name="Tabela4.A1" office:value-type="string">
              <text:p text:style-name="Table_20_Heading">Exemplo</text:p>
            </table:table-cell>
          </table:table-row>
        </table:table-header-rows>
        <table:table-row>
          <table:table-cell table:style-name="Tabela4.A1" office:value-type="string">
            <text:p text:style-name="Table_20_Contents"><text:span text:style-name="Source_20_Text">&amp;&amp;</text:span></text:p>
          </table:table-cell>
          <table:table-cell table:style-name="Tabela4.A1" office:value-type="string">
            <text:p text:style-name="Table_20_Contents">E lógico (AND)</text:p>
          </table:table-cell>
          <table:table-cell table:style-name="Tabela4.A1" office:value-type="string">
            <text:p text:style-name="Table_20_Contents"><text:span text:style-name="Source_20_Text">a &amp;&amp; b</text:span></text:p>
          </table:table-cell>
        </table:table-row>
        <table:table-row>
          <table:table-cell table:style-name="Tabela4.A1" office:value-type="string">
            <text:p text:style-name="Table_20_Contents">`</text:p>
          </table:table-cell>
          <table:table-cell table:style-name="Tabela4.A1" office:value-type="string">
            <text:p text:style-name="P36"/>
          </table:table-cell>
          <table:table-cell table:style-name="Tabela4.A1" office:value-type="string">
            <text:p text:style-name="Table_20_Contents">`</text:p>
          </table:table-cell>
        </table:table-row>
        <table:table-row>
          <table:table-cell table:style-name="Tabela4.A1" office:value-type="string">
            <text:p text:style-name="Table_20_Contents"><text:span text:style-name="Source_20_Text">!</text:span></text:p>
          </table:table-cell>
          <table:table-cell table:style-name="Tabela4.A1" office:value-type="string">
            <text:p text:style-name="Table_20_Contents">Negação lógica (NOT)</text:p>
          </table:table-cell>
          <table:table-cell table:style-name="Tabela4.A1" office:value-type="string">
            <text:p text:style-name="Table_20_Contents"><text:span text:style-name="Source_20_Text">!a</text:span></text:p>
          </table:table-cell>
        </table:table-row>
      </table:table>
      <text:p text:style-name="Text_20_body"><text:span text:style-name="Strong_20_Emphasis">Exemplo:</text:span></text:p>
      <text:p text:style-name="P10"><text:span text:style-name="Source_20_Text"><text:span text:style-name="T5">boolean</text:span></text:span><text:span text:style-name="Source_20_Text"><text:span text:style-name="T6"> a = </text:span></text:span><text:span text:style-name="Source_20_Text"><text:span text:style-name="T5">true</text:span></text:span><text:span text:style-name="Source_20_Text"><text:span text:style-name="T6">;</text:span></text:span></text:p>
      <text:p text:style-name="P10"><text:span text:style-name="Source_20_Text"><text:span text:style-name="T5">boolean</text:span></text:span><text:span text:style-name="Source_20_Text"><text:span text:style-name="T6"> b = </text:span></text:span><text:span text:style-name="Source_20_Text"><text:span text:style-name="T5">false</text:span></text:span><text:span text:style-name="Source_20_Text"><text:span text:style-name="T6">;</text:span></text:span></text:p>
      <text:p text:style-name="P10"><text:soft-page-break/><text:span text:style-name="Source_20_Text"><text:span text:style-name="T5">boolean</text:span></text:span><text:span text:style-name="Source_20_Text"><text:span text:style-name="T6"> resultadoAnd = a &amp;&amp; b; <text:s/></text:span></text:span><text:span text:style-name="Source_20_Text"><text:span text:style-name="T10">// false</text:span></text:span></text:p>
      <text:p text:style-name="P10"><text:span text:style-name="Source_20_Text"><text:span text:style-name="T5">boolean</text:span></text:span><text:span text:style-name="Source_20_Text"><text:span text:style-name="T6"> resultadoOr = a || b; <text:s text:c="2"/></text:span></text:span><text:span text:style-name="Source_20_Text"><text:span text:style-name="T10">// true</text:span></text:span></text:p>
      <text:p text:style-name="P17"><text:span text:style-name="Source_20_Text"><text:span text:style-name="T5">boolean</text:span></text:span><text:span text:style-name="Source_20_Text"><text:span text:style-name="T6"> resultadoNot = !a; <text:s text:c="5"/></text:span></text:span><text:span text:style-name="Source_20_Text"><text:span text:style-name="T10">// false</text:span></text:span></text:p>
      <text:h text:style-name="Heading_20_4" text:outline-level="4"><text:span text:style-name="Strong_20_Emphasis">Operadores de Incremento/Decremento</text:span>:</text:h>
      <text:p text:style-name="Text_20_body">Usados para aumentar ou diminuir o valor de uma variável em 1.</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Operador</text:p>
            </table:table-cell>
            <table:table-cell table:style-name="Tabela5.A1" office:value-type="string">
              <text:p text:style-name="Table_20_Heading">Descrição</text:p>
            </table:table-cell>
            <table:table-cell table:style-name="Tabela5.A1" office:value-type="string">
              <text:p text:style-name="Table_20_Heading">Exemplo</text:p>
            </table:table-cell>
          </table:table-row>
        </table:table-header-rows>
        <table:table-row>
          <table:table-cell table:style-name="Tabela5.A1" office:value-type="string">
            <text:p text:style-name="Table_20_Contents"><text:span text:style-name="Source_20_Text">++</text:span></text:p>
          </table:table-cell>
          <table:table-cell table:style-name="Tabela5.A1" office:value-type="string">
            <text:p text:style-name="Table_20_Contents">Incremento</text:p>
          </table:table-cell>
          <table:table-cell table:style-name="Tabela5.A1" office:value-type="string">
            <text:p text:style-name="Table_20_Contents"><text:span text:style-name="Source_20_Text">a++</text:span></text:p>
          </table:table-cell>
        </table:table-row>
        <table:table-row>
          <table:table-cell table:style-name="Tabela5.A1" office:value-type="string">
            <text:p text:style-name="Table_20_Contents"><text:span text:style-name="Source_20_Text">--</text:span></text:p>
          </table:table-cell>
          <table:table-cell table:style-name="Tabela5.A1" office:value-type="string">
            <text:p text:style-name="Table_20_Contents">Decremento</text:p>
          </table:table-cell>
          <table:table-cell table:style-name="Tabela5.A1" office:value-type="string">
            <text:p text:style-name="Table_20_Contents"><text:span text:style-name="Source_20_Text">a--</text:span></text:p>
          </table:table-cell>
        </table:table-row>
      </table:table>
      <text:p text:style-name="Text_20_body"><text:span text:style-name="Strong_20_Emphasis">Exemplo:</text:span></text:p>
      <text:p text:style-name="P9"/>
      <text:p text:style-name="P10"><text:span text:style-name="Source_20_Text"><text:span text:style-name="T5">int</text:span></text:span><text:span text:style-name="Source_20_Text"><text:span text:style-name="T6"> a = </text:span></text:span><text:span text:style-name="Source_20_Text"><text:span text:style-name="T8">10</text:span></text:span><text:span text:style-name="Source_20_Text"><text:span text:style-name="T6">;</text:span></text:span></text:p>
      <text:p text:style-name="P10"><text:span text:style-name="Source_20_Text"><text:span text:style-name="T6">a++; <text:s/></text:span></text:span><text:span text:style-name="Source_20_Text"><text:span text:style-name="T10">// a agora é 11</text:span></text:span></text:p>
      <text:p text:style-name="P17"><text:span text:style-name="Source_20_Text"><text:span text:style-name="T6">a--; <text:s/></text:span></text:span><text:span text:style-name="Source_20_Text"><text:span text:style-name="T10">// a agora é 10 novamente</text:span></text:span></text:p>
      <text:h text:style-name="Heading_20_4" text:outline-level="4"><text:span text:style-name="Strong_20_Emphasis">Operadores Ternários</text:span>:</text:h>
      <text:p text:style-name="Text_20_body">Uma forma curta de expressar uma condição e escolher um valor com base nela.</text:p>
      <text:p text:style-name="P9"/>
      <text:p text:style-name="P17"><text:span text:style-name="Source_20_Text"><text:span text:style-name="T6">variavel = (condicao) ? valorSeVerdadeiro : valorSeFalso;</text:span></text:span></text:p>
      <text:p text:style-name="Text_20_body"><text:span text:style-name="Strong_20_Emphasis">Exemplo:</text:span></text:p>
      <text:p text:style-name="P9"/>
      <text:p text:style-name="P10"><text:span text:style-name="Source_20_Text"><text:span text:style-name="T5">int</text:span></text:span><text:span text:style-name="Source_20_Text"><text:span text:style-name="T6"> idade = </text:span></text:span><text:span text:style-name="Source_20_Text"><text:span text:style-name="T8">18</text:span></text:span><text:span text:style-name="Source_20_Text"><text:span text:style-name="T6">;</text:span></text:span></text:p>
      <text:p text:style-name="P17"><text:span text:style-name="Source_20_Text"><text:span text:style-name="T6">String status = (idade &gt;= </text:span></text:span><text:span text:style-name="Source_20_Text"><text:span text:style-name="T8">18</text:span></text:span><text:span text:style-name="Source_20_Text"><text:span text:style-name="T6">) ? </text:span></text:span><text:span text:style-name="Source_20_Text"><text:span text:style-name="T9">"Adulto"</text:span></text:span><text:span text:style-name="Source_20_Text"><text:span text:style-name="T6"> : </text:span></text:span><text:span text:style-name="Source_20_Text"><text:span text:style-name="T9">"Menor de idade"</text:span></text:span><text:span text:style-name="Source_20_Text"><text:span text:style-name="T6">;</text:span></text:span></text:p>
      <text:p text:style-name="Horizontal_20_Line"/>
      <text:h text:style-name="Heading_20_3" text:outline-level="3"><text:span text:style-name="Strong_20_Emphasis">Exemplo Completo</text:span></text:h>
      <text:p text:style-name="Text_20_body">Aqui está um exemplo que combina variáveis, tipos de dados e operadores:</text:p>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Operadores</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a = </text:span></text:span><text:span text:style-name="Source_20_Text"><text:span text:style-name="T8">10</text:span></text:span><text:span text:style-name="Source_20_Text"><text:span text:style-name="T6">;</text:span></text:span></text:p>
      <text:p text:style-name="P10"><text:span text:style-name="Source_20_Text"><text:span text:style-name="T6"><text:s text:c="8"/></text:span></text:span><text:span text:style-name="Source_20_Text"><text:span text:style-name="T5">int</text:span></text:span><text:span text:style-name="Source_20_Text"><text:span text:style-name="T6"> b = </text:span></text:span><text:span text:style-name="Source_20_Text"><text:span text:style-name="T8">5</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Operações aritméticas</text:span></text:span></text:p>
      <text:p text:style-name="P10"><text:span text:style-name="Source_20_Text"><text:span text:style-name="T6"><text:s text:c="8"/></text:span></text:span><text:span text:style-name="Source_20_Text"><text:span text:style-name="T5">int</text:span></text:span><text:span text:style-name="Source_20_Text"><text:span text:style-name="T6"> soma = a + b;</text:span></text:span></text:p>
      <text:p text:style-name="P10"><text:span text:style-name="Source_20_Text"><text:span text:style-name="T6"><text:s text:c="8"/></text:span></text:span><text:span text:style-name="Source_20_Text"><text:span text:style-name="T5">int</text:span></text:span><text:span text:style-name="Source_20_Text"><text:span text:style-name="T6"> subtracao = a - b;</text:span></text:span></text:p>
      <text:p text:style-name="P10"><text:span text:style-name="Source_20_Text"><text:span text:style-name="T6"><text:s text:c="8"/></text:span></text:span><text:span text:style-name="Source_20_Text"><text:span text:style-name="T5">int</text:span></text:span><text:span text:style-name="Source_20_Text"><text:span text:style-name="T6"> multiplicacao = a * b;</text:span></text:span></text:p>
      <text:p text:style-name="P10"><text:span text:style-name="Source_20_Text"><text:span text:style-name="T6"><text:s text:c="8"/></text:span></text:span><text:span text:style-name="Source_20_Text"><text:span text:style-name="T5">int</text:span></text:span><text:span text:style-name="Source_20_Text"><text:span text:style-name="T6"> divisao = a / b;</text:span></text:span></text:p>
      <text:p text:style-name="P10"><text:span text:style-name="Source_20_Text"><text:span text:style-name="T6"><text:s text:c="8"/></text:span></text:span><text:span text:style-name="Source_20_Text"><text:span text:style-name="T5">int</text:span></text:span><text:span text:style-name="Source_20_Text"><text:span text:style-name="T6"> resto = a % b;</text:span></text:span></text:p>
      <text:p text:style-name="P11"/>
      <text:p text:style-name="P10"><text:span text:style-name="Source_20_Text"><text:span text:style-name="T6"><text:s text:c="8"/></text:span></text:span><text:span text:style-name="Source_20_Text"><text:span text:style-name="T10">// Operadores relacionais</text:span></text:span></text:p>
      <text:p text:style-name="P10"><text:span text:style-name="Source_20_Text"><text:span text:style-name="T6"><text:s text:c="8"/></text:span></text:span><text:span text:style-name="Source_20_Text"><text:span text:style-name="T5">boolean</text:span></text:span><text:span text:style-name="Source_20_Text"><text:span text:style-name="T6"> maior = a &gt; b;</text:span></text:span></text:p>
      <text:p text:style-name="P10"><text:span text:style-name="Source_20_Text"><text:span text:style-name="T6"><text:s text:c="8"/></text:span></text:span><text:span text:style-name="Source_20_Text"><text:span text:style-name="T5">boolean</text:span></text:span><text:span text:style-name="Source_20_Text"><text:span text:style-name="T6"> igual = a == b;</text:span></text:span></text:p>
      <text:p text:style-name="P11"><text:soft-page-break/></text:p>
      <text:p text:style-name="P10"><text:span text:style-name="Source_20_Text"><text:span text:style-name="T6"><text:s text:c="8"/></text:span></text:span><text:span text:style-name="Source_20_Text"><text:span text:style-name="T10">// Operador lógico</text:span></text:span></text:p>
      <text:p text:style-name="P10"><text:span text:style-name="Source_20_Text"><text:span text:style-name="T6"><text:s text:c="8"/></text:span></text:span><text:span text:style-name="Source_20_Text"><text:span text:style-name="T5">boolean</text:span></text:span><text:span text:style-name="Source_20_Text"><text:span text:style-name="T6"> eMaiorEIgual = (a &gt; b) &amp;&amp; (a == </text:span></text:span><text:span text:style-name="Source_20_Text"><text:span text:style-name="T8">1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Operador ternário</text:span></text:span></text:p>
      <text:p text:style-name="P10"><text:span text:style-name="Source_20_Text"><text:span text:style-name="T6"><text:s text:c="8"/>String resultado = (a &gt; b) ? </text:span></text:span><text:span text:style-name="Source_20_Text"><text:span text:style-name="T9">"A é maior que B"</text:span></text:span><text:span text:style-name="Source_20_Text"><text:span text:style-name="T6"> : </text:span></text:span><text:span text:style-name="Source_20_Text"><text:span text:style-name="T9">"B é maior ou igual a A"</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Imprimir resultados</text:span></text:span></text:p>
      <text:p text:style-name="P10"><text:span text:style-name="Source_20_Text"><text:span text:style-name="T6"><text:s text:c="8"/>System.out.println(</text:span></text:span><text:span text:style-name="Source_20_Text"><text:span text:style-name="T9">"Soma: "</text:span></text:span><text:span text:style-name="Source_20_Text"><text:span text:style-name="T6"> + soma);</text:span></text:span></text:p>
      <text:p text:style-name="P10"><text:span text:style-name="Source_20_Text"><text:span text:style-name="T6"><text:s text:c="8"/>System.out.println(</text:span></text:span><text:span text:style-name="Source_20_Text"><text:span text:style-name="T9">"Subtração: "</text:span></text:span><text:span text:style-name="Source_20_Text"><text:span text:style-name="T6"> + subtracao);</text:span></text:span></text:p>
      <text:p text:style-name="P10"><text:span text:style-name="Source_20_Text"><text:span text:style-name="T6"><text:s text:c="8"/>System.out.println(</text:span></text:span><text:span text:style-name="Source_20_Text"><text:span text:style-name="T9">"Multiplicação: "</text:span></text:span><text:span text:style-name="Source_20_Text"><text:span text:style-name="T6"> + multiplicacao);</text:span></text:span></text:p>
      <text:p text:style-name="P10"><text:span text:style-name="Source_20_Text"><text:span text:style-name="T6"><text:s text:c="8"/>System.out.println(</text:span></text:span><text:span text:style-name="Source_20_Text"><text:span text:style-name="T9">"Divisão: "</text:span></text:span><text:span text:style-name="Source_20_Text"><text:span text:style-name="T6"> + divisao);</text:span></text:span></text:p>
      <text:p text:style-name="P10"><text:span text:style-name="Source_20_Text"><text:span text:style-name="T6"><text:s text:c="8"/>System.out.println(</text:span></text:span><text:span text:style-name="Source_20_Text"><text:span text:style-name="T9">"Resto: "</text:span></text:span><text:span text:style-name="Source_20_Text"><text:span text:style-name="T6"> + resto);</text:span></text:span></text:p>
      <text:p text:style-name="P10"><text:span text:style-name="Source_20_Text"><text:span text:style-name="T6"><text:s text:c="8"/>System.out.println(</text:span></text:span><text:span text:style-name="Source_20_Text"><text:span text:style-name="T9">"A é maior que B? "</text:span></text:span><text:span text:style-name="Source_20_Text"><text:span text:style-name="T6"> + maior);</text:span></text:span></text:p>
      <text:p text:style-name="P10"><text:span text:style-name="Source_20_Text"><text:span text:style-name="T6"><text:s text:c="8"/>System.out.println(</text:span></text:span><text:span text:style-name="Source_20_Text"><text:span text:style-name="T9">"A é igual a B? "</text:span></text:span><text:span text:style-name="Source_20_Text"><text:span text:style-name="T6"> + igual);</text:span></text:span></text:p>
      <text:p text:style-name="P10"><text:span text:style-name="Source_20_Text"><text:span text:style-name="T6"><text:s text:c="8"/>System.out.println(</text:span></text:span><text:span text:style-name="Source_20_Text"><text:span text:style-name="T9">"A é maior que B e igual a 10? "</text:span></text:span><text:span text:style-name="Source_20_Text"><text:span text:style-name="T6"> + eMaiorEIgual);</text:span></text:span></text:p>
      <text:p text:style-name="P10"><text:span text:style-name="Source_20_Text"><text:span text:style-name="T6"><text:s text:c="8"/>System.out.println(</text:span></text:span><text:span text:style-name="Source_20_Text"><text:span text:style-name="T9">"Resultado: "</text:span></text:span><text:span text:style-name="Source_20_Text"><text:span text:style-name="T6"> + resultado);</text:span></text:span></text:p>
      <text:p text:style-name="P11"><text:span text:style-name="Source_20_Text"><text:span text:style-name="T6"><text:s text:c="4"/>}</text:span></text:span></text:p>
      <text:p text:style-name="P12"><text:span text:style-name="Source_20_Text"><text:span text:style-name="T6">}</text:span></text:span></text:p>
      <text:p text:style-name="Text_20_body">Esse código ilustra como usar diferentes tipos de operadores em um programa Java.</text:p>
      <text:p text:style-name="Horizontal_20_Line"/>
      <text:h text:style-name="Heading_20_3" text:outline-level="3"><text:span text:style-name="Strong_20_Emphasis">Conclusão</text:span></text:h>
      <text:p text:style-name="Text_20_body">Java oferece uma ampla gama de operadores para realizar operações aritméticas, lógicas e relacionais. Combinados com os tipos de dados e variáveis, eles permitem que você construa programas que manipulam e processam dados de forma eficaz.</text:p>
      <text:p text:style-name="Text_20_body"/>
      <text:h text:style-name="P37" text:outline-level="3"><text:span text:style-name="T4">1.</text:span><text:span text:style-name="T11">3 - </text:span><text:span text:style-name="T4"><text:s/>Estruturas Condicionais: </text:span><text:span text:style-name="Source_20_Text"><text:span text:style-name="T4">if</text:span></text:span><text:span text:style-name="T4">, </text:span><text:span text:style-name="Source_20_Text"><text:span text:style-name="T4">else if</text:span></text:span><text:span text:style-name="T4">, </text:span><text:span text:style-name="Source_20_Text"><text:span text:style-name="T4">else</text:span></text:span></text:h>
      <text:p text:style-name="Text_20_body">Em Java, as estruturas de controle são usadas para controlar o fluxo de execução de um programa, permitindo a tomada de decisões e a repetição de blocos de código. Vou apresentar as principais estruturas de controle, incluindo o uso de condicionais (<text:span text:style-name="Source_20_Text">if</text:span>, <text:span text:style-name="Source_20_Text">else if</text:span>, <text:span text:style-name="Source_20_Text">else</text:span>), o <text:span text:style-name="Source_20_Text">switch</text:span> e os laços de repetição (<text:span text:style-name="Source_20_Text">for</text:span>, <text:span text:style-name="Source_20_Text">while</text:span>, <text:span text:style-name="Source_20_Text">do-while</text:span>).</text:p>
      <text:p text:style-name="Text_20_body">O <text:span text:style-name="Source_20_Text">if</text:span> é usado para executar um bloco de código com base em uma condição booleana.</text:p>
      <text:h text:style-name="Heading_20_4" text:outline-level="4">Exemplo de <text:span text:style-name="Source_20_Text">if</text:span>, <text:span text:style-name="Source_20_Text">else if</text:span> e <text:span text:style-name="Source_20_Text">else</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Condicional</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numero = </text:span></text:span><text:span text:style-name="Source_20_Text"><text:span text:style-name="T8">1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Condicional if</text:span></text:span></text:p>
      <text:p text:style-name="P10"><text:span text:style-name="Source_20_Text"><text:span text:style-name="T6"><text:s text:c="8"/></text:span></text:span><text:span text:style-name="Source_20_Text"><text:span text:style-name="T5">if</text:span></text:span><text:span text:style-name="Source_20_Text"><text:span text:style-name="T6"> (numero &gt; </text:span></text:span><text:span text:style-name="Source_20_Text"><text:span text:style-name="T8">0</text:span></text:span><text:span text:style-name="Source_20_Text"><text:span text:style-name="T6">) {</text:span></text:span></text:p>
      <text:p text:style-name="P10"><text:span text:style-name="Source_20_Text"><text:span text:style-name="T6"><text:s text:c="12"/>System.out.println(</text:span></text:span><text:span text:style-name="Source_20_Text"><text:span text:style-name="T9">"O número é positivo."</text:span></text:span><text:span text:style-name="Source_20_Text"><text:span text:style-name="T6">);</text:span></text:span></text:p>
      <text:p text:style-name="P10"><text:soft-page-break/><text:span text:style-name="Source_20_Text"><text:span text:style-name="T6"><text:s text:c="8"/>} </text:span></text:span><text:span text:style-name="Source_20_Text"><text:span text:style-name="T5">else</text:span></text:span><text:span text:style-name="Source_20_Text"><text:span text:style-name="T6"> </text:span></text:span><text:span text:style-name="Source_20_Text"><text:span text:style-name="T5">if</text:span></text:span><text:span text:style-name="Source_20_Text"><text:span text:style-name="T6"> (numero &lt; </text:span></text:span><text:span text:style-name="Source_20_Text"><text:span text:style-name="T8">0</text:span></text:span><text:span text:style-name="Source_20_Text"><text:span text:style-name="T6">) {</text:span></text:span></text:p>
      <text:p text:style-name="P10"><text:span text:style-name="Source_20_Text"><text:span text:style-name="T6"><text:s text:c="12"/>System.out.println(</text:span></text:span><text:span text:style-name="Source_20_Text"><text:span text:style-name="T9">"O número é negativo."</text:span></text:span><text:span text:style-name="Source_20_Text"><text:span text:style-name="T6">);</text:span></text:span></text:p>
      <text:p text:style-name="P10"><text:span text:style-name="Source_20_Text"><text:span text:style-name="T6"><text:s text:c="8"/>} </text:span></text:span><text:span text:style-name="Source_20_Text"><text:span text:style-name="T5">else</text:span></text:span><text:span text:style-name="Source_20_Text"><text:span text:style-name="T6"> {</text:span></text:span></text:p>
      <text:p text:style-name="P10"><text:span text:style-name="Source_20_Text"><text:span text:style-name="T6"><text:s text:c="12"/>System.out.println(</text:span></text:span><text:span text:style-name="Source_20_Text"><text:span text:style-name="T9">"O número é zero."</text:span></text:span><text:span text:style-name="Source_20_Text"><text:span text:style-name="T6">);</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2. Estrutura de Controle <text:span text:style-name="Source_20_Text">switch</text:span></text:h>
      <text:p text:style-name="Text_20_body">O <text:span text:style-name="Source_20_Text">switch</text:span> é uma alternativa ao uso de múltiplos <text:span text:style-name="Source_20_Text">if-else</text:span> quando estamos comparando uma variável com vários valores. Ele funciona comparando o valor de uma expressão com várias opções (<text:span text:style-name="Source_20_Text">case</text:span>).</text:p>
      <text:h text:style-name="Heading_20_4" text:outline-level="4">Exemplo de <text:span text:style-name="Source_20_Text">switch</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Switch</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dia = </text:span></text:span><text:span text:style-name="Source_20_Text"><text:span text:style-name="T8">3</text:span></text:span><text:span text:style-name="Source_20_Text"><text:span text:style-name="T6">;</text:span></text:span></text:p>
      <text:p text:style-name="P11"><text:span text:style-name="Source_20_Text"><text:span text:style-name="T6"><text:s text:c="8"/>String nomeDoDia;</text:span></text:span></text:p>
      <text:p text:style-name="P11"/>
      <text:p text:style-name="P10"><text:span text:style-name="Source_20_Text"><text:span text:style-name="T6"><text:s text:c="8"/></text:span></text:span><text:span text:style-name="Source_20_Text"><text:span text:style-name="T5">switch</text:span></text:span><text:span text:style-name="Source_20_Text"><text:span text:style-name="T6"> (dia) {</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1</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Domingo"</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2</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Segunda-feira"</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3</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Terça-feira"</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4</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Quarta-feira"</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5</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Quinta-feira"</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6</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Sexta-feira"</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case</text:span></text:span><text:span text:style-name="Source_20_Text"><text:span text:style-name="T6"> </text:span></text:span><text:span text:style-name="Source_20_Text"><text:span text:style-name="T8">7</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Sábado"</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0"><text:span text:style-name="Source_20_Text"><text:span text:style-name="T6"><text:s text:c="12"/></text:span></text:span><text:span text:style-name="Source_20_Text"><text:span text:style-name="T5">default</text:span></text:span><text:span text:style-name="Source_20_Text"><text:span text:style-name="T6">:</text:span></text:span></text:p>
      <text:p text:style-name="P10"><text:span text:style-name="Source_20_Text"><text:span text:style-name="T6"><text:s text:c="16"/>nomeDoDia = </text:span></text:span><text:span text:style-name="Source_20_Text"><text:span text:style-name="T9">"Dia inválido"</text:span></text:span><text:span text:style-name="Source_20_Text"><text:span text:style-name="T6">;</text:span></text:span></text:p>
      <text:p text:style-name="P10"><text:span text:style-name="Source_20_Text"><text:span text:style-name="T6"><text:s text:c="16"/></text:span></text:span><text:span text:style-name="Source_20_Text"><text:span text:style-name="T5">break</text:span></text:span><text:span text:style-name="Source_20_Text"><text:span text:style-name="T6">;</text:span></text:span></text:p>
      <text:p text:style-name="P11"><text:span text:style-name="Source_20_Text"><text:span text:style-name="T6"><text:s text:c="8"/>}</text:span></text:span></text:p>
      <text:p text:style-name="P11"/>
      <text:p text:style-name="P10"><text:span text:style-name="Source_20_Text"><text:span text:style-name="T6"><text:s text:c="8"/>System.out.println(</text:span></text:span><text:span text:style-name="Source_20_Text"><text:span text:style-name="T9">"O dia da semana é: "</text:span></text:span><text:span text:style-name="Source_20_Text"><text:span text:style-name="T6"> + nomeDoDia);</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text:soft-page-break/>3. Laços de Repetição</text:h>
      <text:h text:style-name="Heading_20_4" text:outline-level="4">3.1. Laço <text:span text:style-name="Source_20_Text">for</text:span></text:h>
      <text:p text:style-name="Text_20_body">O laço <text:span text:style-name="Source_20_Text">for</text:span> é usado quando sabemos de antemão quantas vezes o bloco de código deve ser repetido.</text:p>
      <text:h text:style-name="Heading_20_4" text:outline-level="4">Exemplo de <text:span text:style-name="Source_20_Text">for</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For</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i = </text:span></text:span><text:span text:style-name="Source_20_Text"><text:span text:style-name="T8">0</text:span></text:span><text:span text:style-name="Source_20_Text"><text:span text:style-name="T6">; i &lt; </text:span></text:span><text:span text:style-name="Source_20_Text"><text:span text:style-name="T8">5</text:span></text:span><text:span text:style-name="Source_20_Text"><text:span text:style-name="T6">; i++) {</text:span></text:span></text:p>
      <text:p text:style-name="P10"><text:span text:style-name="Source_20_Text"><text:span text:style-name="T6"><text:s text:c="12"/>System.out.println(</text:span></text:span><text:span text:style-name="Source_20_Text"><text:span text:style-name="T9">"Contagem: "</text:span></text:span><text:span text:style-name="Source_20_Text"><text:span text:style-name="T6"> + i);</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h text:style-name="Heading_20_4" text:outline-level="4">3.2. Laço <text:span text:style-name="Source_20_Text">while</text:span></text:h>
      <text:p text:style-name="Text_20_body">O laço <text:span text:style-name="Source_20_Text">while</text:span> é usado quando não sabemos quantas vezes o loop será repetido, mas ele continua até que a condição seja falsa.</text:p>
      <text:h text:style-name="Heading_20_4" text:outline-level="4">Exemplo de <text:span text:style-name="Source_20_Text">while</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While</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contador = </text:span></text:span><text:span text:style-name="Source_20_Text"><text:span text:style-name="T8">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5">while</text:span></text:span><text:span text:style-name="Source_20_Text"><text:span text:style-name="T6"> (contador &lt; </text:span></text:span><text:span text:style-name="Source_20_Text"><text:span text:style-name="T8">5</text:span></text:span><text:span text:style-name="Source_20_Text"><text:span text:style-name="T6">) {</text:span></text:span></text:p>
      <text:p text:style-name="P10"><text:span text:style-name="Source_20_Text"><text:span text:style-name="T6"><text:s text:c="12"/>System.out.println(</text:span></text:span><text:span text:style-name="Source_20_Text"><text:span text:style-name="T9">"Contagem: "</text:span></text:span><text:span text:style-name="Source_20_Text"><text:span text:style-name="T6"> + contador);</text:span></text:span></text:p>
      <text:p text:style-name="P11"><text:span text:style-name="Source_20_Text"><text:span text:style-name="T6"><text:s text:c="12"/>contador++;</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h text:style-name="Heading_20_4" text:outline-level="4">3.3. Laço <text:span text:style-name="Source_20_Text">do-while</text:span></text:h>
      <text:p text:style-name="Text_20_body">O laço <text:span text:style-name="Source_20_Text">do-while</text:span> é semelhante ao <text:span text:style-name="Source_20_Text">while</text:span>, mas garante que o bloco de código seja executado pelo menos uma vez, pois a condição é verificada após a execução do bloco.</text:p>
      <text:h text:style-name="Heading_20_4" text:outline-level="4">Exemplo de <text:span text:style-name="Source_20_Text">do-while</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DoWhile</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oft-page-break/><text:span text:style-name="Source_20_Text"><text:span text:style-name="T6"><text:s text:c="8"/></text:span></text:span><text:span text:style-name="Source_20_Text"><text:span text:style-name="T5">int</text:span></text:span><text:span text:style-name="Source_20_Text"><text:span text:style-name="T6"> contador = </text:span></text:span><text:span text:style-name="Source_20_Text"><text:span text:style-name="T8">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5">do</text:span></text:span><text:span text:style-name="Source_20_Text"><text:span text:style-name="T6"> {</text:span></text:span></text:p>
      <text:p text:style-name="P10"><text:span text:style-name="Source_20_Text"><text:span text:style-name="T6"><text:s text:c="12"/>System.out.println(</text:span></text:span><text:span text:style-name="Source_20_Text"><text:span text:style-name="T9">"Contagem: "</text:span></text:span><text:span text:style-name="Source_20_Text"><text:span text:style-name="T6"> + contador);</text:span></text:span></text:p>
      <text:p text:style-name="P11"><text:span text:style-name="Source_20_Text"><text:span text:style-name="T6"><text:s text:c="12"/>contador++;</text:span></text:span></text:p>
      <text:p text:style-name="P10"><text:span text:style-name="Source_20_Text"><text:span text:style-name="T6"><text:s text:c="8"/>} </text:span></text:span><text:span text:style-name="Source_20_Text"><text:span text:style-name="T5">while</text:span></text:span><text:span text:style-name="Source_20_Text"><text:span text:style-name="T6"> (contador &lt; </text:span></text:span><text:span text:style-name="Source_20_Text"><text:span text:style-name="T8">5</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4. Controle de fluxo em loops</text:h>
      <text:p text:style-name="Text_20_body">Além das estruturas de repetição, podemos controlar o fluxo dos loops com as palavras-chave <text:span text:style-name="Source_20_Text">break</text:span> e <text:span text:style-name="Source_20_Text">continue</text:span>.</text:p>
      <text:list text:style-name="L12">
        <text:list-item>
          <text:p text:style-name="P38"><text:span text:style-name="Strong_20_Emphasis"><text:span text:style-name="Source_20_Text">break</text:span></text:span>: Sai imediatamente do laço. </text:p>
        </text:list-item>
        <text:list-item>
          <text:p text:style-name="P39"><text:span text:style-name="Strong_20_Emphasis"><text:span text:style-name="Source_20_Text">continue</text:span></text:span>: Pula para a próxima iteração do laço. </text:p>
        </text:list-item>
      </text:list>
      <text:h text:style-name="Heading_20_4" text:outline-level="4">Exemplo de <text:span text:style-name="Source_20_Text">break</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Break</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i = </text:span></text:span><text:span text:style-name="Source_20_Text"><text:span text:style-name="T8">0</text:span></text:span><text:span text:style-name="Source_20_Text"><text:span text:style-name="T6">; i &lt; </text:span></text:span><text:span text:style-name="Source_20_Text"><text:span text:style-name="T8">10</text:span></text:span><text:span text:style-name="Source_20_Text"><text:span text:style-name="T6">; i++) {</text:span></text:span></text:p>
      <text:p text:style-name="P10"><text:span text:style-name="Source_20_Text"><text:span text:style-name="T6"><text:s text:c="12"/></text:span></text:span><text:span text:style-name="Source_20_Text"><text:span text:style-name="T5">if</text:span></text:span><text:span text:style-name="Source_20_Text"><text:span text:style-name="T6"> (i == </text:span></text:span><text:span text:style-name="Source_20_Text"><text:span text:style-name="T8">5</text:span></text:span><text:span text:style-name="Source_20_Text"><text:span text:style-name="T6">) {</text:span></text:span></text:p>
      <text:p text:style-name="P10"><text:span text:style-name="Source_20_Text"><text:span text:style-name="T6"><text:s text:c="16"/></text:span></text:span><text:span text:style-name="Source_20_Text"><text:span text:style-name="T5">break</text:span></text:span><text:span text:style-name="Source_20_Text"><text:span text:style-name="T6">; <text:s/></text:span></text:span><text:span text:style-name="Source_20_Text"><text:span text:style-name="T10">// Para o loop quando i for igual a 5</text:span></text:span></text:p>
      <text:p text:style-name="P11"><text:span text:style-name="Source_20_Text"><text:span text:style-name="T6"><text:s text:c="12"/>}</text:span></text:span></text:p>
      <text:p text:style-name="P10"><text:span text:style-name="Source_20_Text"><text:span text:style-name="T6"><text:s text:c="12"/>System.out.println(</text:span></text:span><text:span text:style-name="Source_20_Text"><text:span text:style-name="T9">"i: "</text:span></text:span><text:span text:style-name="Source_20_Text"><text:span text:style-name="T6"> + i);</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h text:style-name="Heading_20_4" text:outline-level="4">Exemplo de <text:span text:style-name="Source_20_Text">continue</text:span>:</text:h>
      <text:p text:style-name="P9">java</text:p>
      <text:p text:style-name="Text_20_body">Copy</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Continue</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i = </text:span></text:span><text:span text:style-name="Source_20_Text"><text:span text:style-name="T8">0</text:span></text:span><text:span text:style-name="Source_20_Text"><text:span text:style-name="T6">; i &lt; </text:span></text:span><text:span text:style-name="Source_20_Text"><text:span text:style-name="T8">10</text:span></text:span><text:span text:style-name="Source_20_Text"><text:span text:style-name="T6">; i++) {</text:span></text:span></text:p>
      <text:p text:style-name="P10"><text:span text:style-name="Source_20_Text"><text:span text:style-name="T6"><text:s text:c="12"/></text:span></text:span><text:span text:style-name="Source_20_Text"><text:span text:style-name="T5">if</text:span></text:span><text:span text:style-name="Source_20_Text"><text:span text:style-name="T6"> (i % </text:span></text:span><text:span text:style-name="Source_20_Text"><text:span text:style-name="T8">2</text:span></text:span><text:span text:style-name="Source_20_Text"><text:span text:style-name="T6"> == </text:span></text:span><text:span text:style-name="Source_20_Text"><text:span text:style-name="T8">0</text:span></text:span><text:span text:style-name="Source_20_Text"><text:span text:style-name="T6">) {</text:span></text:span></text:p>
      <text:p text:style-name="P10"><text:span text:style-name="Source_20_Text"><text:span text:style-name="T6"><text:s text:c="16"/></text:span></text:span><text:span text:style-name="Source_20_Text"><text:span text:style-name="T5">continue</text:span></text:span><text:span text:style-name="Source_20_Text"><text:span text:style-name="T6">; <text:s/></text:span></text:span><text:span text:style-name="Source_20_Text"><text:span text:style-name="T10">// Pula números pares</text:span></text:span></text:p>
      <text:p text:style-name="P11"><text:span text:style-name="Source_20_Text"><text:span text:style-name="T6"><text:s text:c="12"/>}</text:span></text:span></text:p>
      <text:p text:style-name="P10"><text:span text:style-name="Source_20_Text"><text:span text:style-name="T6"><text:s text:c="12"/>System.out.println(</text:span></text:span><text:span text:style-name="Source_20_Text"><text:span text:style-name="T9">"i: "</text:span></text:span><text:span text:style-name="Source_20_Text"><text:span text:style-name="T6"> + i);</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Conclusão</text:h>
      <text:p text:style-name="Text_20_body">Em Java, usamos condicionais como <text:span text:style-name="Source_20_Text">if-else</text:span> e <text:span text:style-name="Source_20_Text">switch</text:span> para decidir qual caminho o programa deve seguir. Para repetir blocos de código, utilizamos laços <text:span text:style-name="Source_20_Text">for</text:span>, <text:span text:style-name="Source_20_Text">while</text:span> e <text:span text:style-name="Source_20_Text">do-while</text:span>. Além <text:soft-page-break/>disso, controlamos o fluxo dos loops com <text:span text:style-name="Source_20_Text">break</text:span> e <text:span text:style-name="Source_20_Text">continue</text:span>, permitindo uma lógica de controle mais refinad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soft-page-break/><text:span text:style-name="T12">1.4 - </text:span>Estrutura básica de um método em Java</text:h>
      <text:p text:style-name="Text_20_body"/>
      <text:p text:style-name="Text_20_body">Em Java, <text:span text:style-name="Strong_20_Emphasis">métodos</text:span> (ou funções) são blocos de código que realizam uma tarefa específica e podem ser chamados de qualquer lugar do programa. Eles ajudam a organizar o código, tornando-o mais modular, reutilizável e fácil de entender.</text:p>
      <text:p text:style-name="Text_20_body">A estrutura de um método em Java é composta por:</text:p>
      <text:list text:style-name="L13">
        <text:list-item>
          <text:p text:style-name="P41"><text:span text:style-name="Strong_20_Emphasis">Modificadores de acesso</text:span> (opcional): Definem a visibilidade do método. </text:p>
        </text:list-item>
        <text:list-item>
          <text:p text:style-name="P41"><text:span text:style-name="Strong_20_Emphasis">Tipo de retorno</text:span>: Especifica o tipo de dado que o método retorna. Se o método não retornar nada, usa-se <text:span text:style-name="Source_20_Text">void</text:span>. </text:p>
        </text:list-item>
        <text:list-item>
          <text:p text:style-name="P41"><text:span text:style-name="Strong_20_Emphasis">Nome do método</text:span>: Deve ser um nome significativo que descreva a tarefa do método. </text:p>
        </text:list-item>
        <text:list-item>
          <text:p text:style-name="P41"><text:span text:style-name="Strong_20_Emphasis">Parâmetros</text:span> (opcional): São valores que podem ser passados para o método. </text:p>
        </text:list-item>
        <text:list-item>
          <text:p text:style-name="P42"><text:span text:style-name="Strong_20_Emphasis">Corpo do método</text:span>: O bloco de código que define o que o método faz. </text:p>
        </text:list-item>
      </text:list>
      <text:h text:style-name="Heading_20_4" text:outline-level="4">Estrutura geral de um método:</text:h>
      <text:p text:style-name="P9">java</text:p>
      <text:p text:style-name="Text_20_body"/>
      <text:p text:style-name="P10"><text:span text:style-name="Source_20_Text"><text:span text:style-name="T6">modificador_de_acesso tipo_de_retorno </text:span></text:span><text:span text:style-name="Source_20_Text"><text:span text:style-name="T7">nomeDoMetodo</text:span></text:span><text:span text:style-name="Source_20_Text"><text:span text:style-name="T8">(parâmetros)</text:span></text:span><text:span text:style-name="Source_20_Text"><text:span text:style-name="T6"> {</text:span></text:span></text:p>
      <text:p text:style-name="P10"><text:span text:style-name="Source_20_Text"><text:span text:style-name="T6"><text:s text:c="4"/></text:span></text:span><text:span text:style-name="Source_20_Text"><text:span text:style-name="T10">// Corpo do método</text:span></text:span></text:p>
      <text:p text:style-name="P12"><text:span text:style-name="Source_20_Text"><text:span text:style-name="T6">}</text:span></text:span></text:p>
      <text:h text:style-name="Heading_20_3" text:outline-level="3">1. Definindo e chamando métodos</text:h>
      <text:p text:style-name="Text_20_body">Aqui está um exemplo simples de como definir e chamar um método:</text:p>
      <text:h text:style-name="Heading_20_4" text:outline-level="4">Exemplo 1: Método sem retorno (<text:span text:style-name="Source_20_Text">void</text:span>)</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Metodo</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hamando o método 'saudar'</text:span></text:span></text:p>
      <text:p text:style-name="P11"><text:span text:style-name="Source_20_Text"><text:span text:style-name="T6"><text:s text:c="8"/>saudar();</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que não retorna nenhum val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aud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lá, bem-vindo(a)!"</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h text:style-name="Heading_20_4" text:outline-level="4"/>
      <text:p text:style-name="Text_20_body"/>
      <text:p text:style-name="Text_20_body"/>
      <text:p text:style-name="Text_20_body"/>
      <text:p text:style-name="Text_20_body"><text:soft-page-break/></text:p>
      <text:h text:style-name="Heading_20_4" text:outline-level="4">Exemplo 2: Método com retorno</text:h>
      <text:p text:style-name="Text_20_body">Quando um método precisa retornar um valor, especificamos o tipo de retorno no lugar de <text:span text:style-name="Source_20_Text">void</text:span> e usamos a palavra-chave <text:span text:style-name="Source_20_Text">return</text:span> para devolver o valor.</text:p>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MetodoComRetorno</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hamando o método 'somar' e exibindo o resultado</text:span></text:span></text:p>
      <text:p text:style-name="P10"><text:span text:style-name="Source_20_Text"><text:span text:style-name="T6"><text:s text:c="8"/></text:span></text:span><text:span text:style-name="Source_20_Text"><text:span text:style-name="T5">int</text:span></text:span><text:span text:style-name="Source_20_Text"><text:span text:style-name="T6"> resultado = somar(</text:span></text:span><text:span text:style-name="Source_20_Text"><text:span text:style-name="T8">10</text:span></text:span><text:span text:style-name="Source_20_Text"><text:span text:style-name="T6">, </text:span></text:span><text:span text:style-name="Source_20_Text"><text:span text:style-name="T8">2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A soma é: "</text:span></text:span><text:span text:style-name="Source_20_Text"><text:span text:style-name="T6"> + resultad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que retorna um valor inteir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somar</text:span></text:span><text:span text:style-name="Source_20_Text"><text:span text:style-name="T8">(</text:span></text:span><text:span text:style-name="Source_20_Text"><text:span text:style-name="T5">int</text:span></text:span><text:span text:style-name="Source_20_Text"><text:span text:style-name="T8"> a, </text:span></text:span><text:span text:style-name="Source_20_Text"><text:span text:style-name="T5">int</text:span></text:span><text:span text:style-name="Source_20_Text"><text:span text:style-name="T8"> b)</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a + b;</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2. Parâmetros de métodos</text:h>
      <text:p text:style-name="Text_20_body">Os parâmetros são usados para passar dados para o método.</text:p>
      <text:list text:style-name="L14">
        <text:list-item>
          <text:p text:style-name="P43"><text:span text:style-name="Strong_20_Emphasis">Parâmetros formais</text:span>: São aqueles que são declarados na assinatura do método. </text:p>
        </text:list-item>
        <text:list-item>
          <text:p text:style-name="P44"><text:span text:style-name="Strong_20_Emphasis">Argumentos</text:span>: São os valores passados ao método quando ele é chamado. </text:p>
        </text:list-item>
      </text:list>
      <text:h text:style-name="Heading_20_4" text:outline-level="4">Exemplo com parâmetros</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Parametros</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Passando argumentos (valores) para o método</text:span></text:span></text:p>
      <text:p text:style-name="P10"><text:span text:style-name="Source_20_Text"><text:span text:style-name="T6"><text:s text:c="8"/>exibirMensagem(</text:span></text:span><text:span text:style-name="Source_20_Text"><text:span text:style-name="T9">"João"</text:span></text:span><text:span text:style-name="Source_20_Text"><text:span text:style-name="T6">, </text:span></text:span><text:span text:style-name="Source_20_Text"><text:span text:style-name="T8">25</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com parâmetros de diferentes tipos</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exibirMensagem</text:span></text:span><text:span text:style-name="Source_20_Text"><text:span text:style-name="T8">(String nome, </text:span></text:span><text:span text:style-name="Source_20_Text"><text:span text:style-name="T5">int</text:span></text:span><text:span text:style-name="Source_20_Text"><text:span text:style-name="T8"> idade)</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Nome: "</text:span></text:span><text:span text:style-name="Source_20_Text"><text:span text:style-name="T6"> + nome);</text:span></text:span></text:p>
      <text:p text:style-name="P10"><text:span text:style-name="Source_20_Text"><text:span text:style-name="T6"><text:s text:c="8"/>System.out.println(</text:span></text:span><text:span text:style-name="Source_20_Text"><text:span text:style-name="T9">"Idade: "</text:span></text:span><text:span text:style-name="Source_20_Text"><text:span text:style-name="T6"> + idade);</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
      <text:p text:style-name="Text_20_body"/>
      <text:p text:style-name="Text_20_body"/>
      <text:p text:style-name="Text_20_body"/>
      <text:p text:style-name="Text_20_body"/>
      <text:p text:style-name="Text_20_body"><text:soft-page-break/></text:p>
      <text:p text:style-name="Text_20_body"/>
      <text:h text:style-name="Heading_20_3" text:outline-level="3">3. Sobrecarga de métodos (Method Overloading)</text:h>
      <text:p text:style-name="Text_20_body">A <text:span text:style-name="Strong_20_Emphasis">sobrecarga de métodos</text:span> permite que você defina vários métodos com o mesmo nome, mas com assinaturas diferentes (diferentes tipos ou números de parâmetros).</text:p>
      <text:h text:style-name="Heading_20_4" text:outline-level="4">Exemplo de sobrecarga de métodos</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Sobrecarga</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hamando diferentes versões do método 'somar'</text:span></text:span></text:p>
      <text:p text:style-name="P10"><text:span text:style-name="Source_20_Text"><text:span text:style-name="T6"><text:s text:c="8"/>System.out.println(somar(</text:span></text:span><text:span text:style-name="Source_20_Text"><text:span text:style-name="T8">10</text:span></text:span><text:span text:style-name="Source_20_Text"><text:span text:style-name="T6">, </text:span></text:span><text:span text:style-name="Source_20_Text"><text:span text:style-name="T8">20</text:span></text:span><text:span text:style-name="Source_20_Text"><text:span text:style-name="T6">)); </text:span></text:span><text:span text:style-name="Source_20_Text"><text:span text:style-name="T10">// Chama o método que soma dois inteiros</text:span></text:span></text:p>
      <text:p text:style-name="P10"><text:span text:style-name="Source_20_Text"><text:span text:style-name="T6"><text:s text:c="8"/>System.out.println(somar(</text:span></text:span><text:span text:style-name="Source_20_Text"><text:span text:style-name="T8">10.5</text:span></text:span><text:span text:style-name="Source_20_Text"><text:span text:style-name="T6">, </text:span></text:span><text:span text:style-name="Source_20_Text"><text:span text:style-name="T8">20.3</text:span></text:span><text:span text:style-name="Source_20_Text"><text:span text:style-name="T6">)); </text:span></text:span><text:span text:style-name="Source_20_Text"><text:span text:style-name="T10">// Chama o método que soma dois doubles</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que soma dois números inteiros</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somar</text:span></text:span><text:span text:style-name="Source_20_Text"><text:span text:style-name="T8">(</text:span></text:span><text:span text:style-name="Source_20_Text"><text:span text:style-name="T5">int</text:span></text:span><text:span text:style-name="Source_20_Text"><text:span text:style-name="T8"> a, </text:span></text:span><text:span text:style-name="Source_20_Text"><text:span text:style-name="T5">int</text:span></text:span><text:span text:style-name="Source_20_Text"><text:span text:style-name="T8"> b)</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a + b;</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que soma dois números de ponto flutuante</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double</text:span></text:span><text:span text:style-name="Source_20_Text"><text:span text:style-name="T6"> </text:span></text:span><text:span text:style-name="Source_20_Text"><text:span text:style-name="T7">somar</text:span></text:span><text:span text:style-name="Source_20_Text"><text:span text:style-name="T8">(</text:span></text:span><text:span text:style-name="Source_20_Text"><text:span text:style-name="T5">double</text:span></text:span><text:span text:style-name="Source_20_Text"><text:span text:style-name="T8"> a, </text:span></text:span><text:span text:style-name="Source_20_Text"><text:span text:style-name="T5">double</text:span></text:span><text:span text:style-name="Source_20_Text"><text:span text:style-name="T8"> b)</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a + b;</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4. Métodos <text:span text:style-name="Source_20_Text">static</text:span> vs métodos de instância</text:h>
      <text:list text:style-name="L15">
        <text:list-item>
          <text:p text:style-name="P45"><text:span text:style-name="Strong_20_Emphasis">Métodos </text:span><text:span text:style-name="Strong_20_Emphasis"><text:span text:style-name="Source_20_Text">static</text:span></text:span>: Podem ser chamados sem a necessidade de criar uma instância (objeto) da classe. São associados à classe, e não a um objeto específico.</text:p>
        </text:list-item>
        <text:list-item>
          <text:p text:style-name="P45"><text:span text:style-name="Strong_20_Emphasis">Métodos de instância</text:span>: Precisam que um objeto da classe seja criado para serem chamados. Eles podem acessar os atributos e outros métodos não estáticos da classe.</text:p>
        </text:list-item>
      </text:list>
      <text:h text:style-name="Heading_20_4" text:outline-level="4">Exemplo de método <text:span text:style-name="Source_20_Text">static</text:span> e método de instância</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Static</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hamando o método estático diretamente pela classe</text:span></text:span></text:p>
      <text:p text:style-name="P11"><text:span text:style-name="Source_20_Text"><text:span text:style-name="T6"><text:s text:c="8"/>ExemploStatic.metodoEstatico();</text:span></text:span></text:p>
      <text:p text:style-name="P11"/>
      <text:p text:style-name="P10"><text:span text:style-name="Source_20_Text"><text:span text:style-name="T6"><text:s text:c="8"/></text:span></text:span><text:span text:style-name="Source_20_Text"><text:span text:style-name="T10">// Criando uma instância (objeto) para chamar o método de instância</text:span></text:span></text:p>
      <text:p text:style-name="P10"><text:span text:style-name="Source_20_Text"><text:span text:style-name="T6"><text:s text:c="8"/>ExemploStatic exemplo = </text:span></text:span><text:span text:style-name="Source_20_Text"><text:span text:style-name="T5">new</text:span></text:span><text:span text:style-name="Source_20_Text"><text:span text:style-name="T6"> ExemploStatic();</text:span></text:span></text:p>
      <text:p text:style-name="P11"><text:span text:style-name="Source_20_Text"><text:span text:style-name="T6"><text:s text:c="8"/>exemplo.metodoDeInstancia();</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estático</text:span></text:span></text:p>
      <text:p text:style-name="P10"><text:soft-page-break/><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etodoEstatico</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étodo estático foi chamado."</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de instância</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etodoDeInstancia</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étodo de instância foi chamado."</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5. Passagem de parâmetros por valor</text:h>
      <text:p text:style-name="Text_20_body">Em Java, os parâmetros são sempre passados <text:span text:style-name="Strong_20_Emphasis">por valor</text:span>. Isso significa que o método recebe uma cópia do valor passado, e não a referência direta ao valor original.</text:p>
      <text:h text:style-name="Heading_20_4" text:outline-level="4">Exemplo de passagem de parâmetros por valor</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PassagemPorValor</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numero = </text:span></text:span><text:span text:style-name="Source_20_Text"><text:span text:style-name="T8">5</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Antes de alterar: "</text:span></text:span><text:span text:style-name="Source_20_Text"><text:span text:style-name="T6"> + numero);</text:span></text:span></text:p>
      <text:p text:style-name="P11"><text:span text:style-name="Source_20_Text"><text:span text:style-name="T6"><text:s text:c="8"/>alterarValor(numero);</text:span></text:span></text:p>
      <text:p text:style-name="P10"><text:span text:style-name="Source_20_Text"><text:span text:style-name="T6"><text:s text:c="8"/>System.out.println(</text:span></text:span><text:span text:style-name="Source_20_Text"><text:span text:style-name="T9">"Depois de alterar: "</text:span></text:span><text:span text:style-name="Source_20_Text"><text:span text:style-name="T6"> + numero); </text:span></text:span><text:span text:style-name="Source_20_Text"><text:span text:style-name="T10">// O valor original não é alterad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alterarValor</text:span></text:span><text:span text:style-name="Source_20_Text"><text:span text:style-name="T8">(</text:span></text:span><text:span text:style-name="Source_20_Text"><text:span text:style-name="T5">int</text:span></text:span><text:span text:style-name="Source_20_Text"><text:span text:style-name="T8"> valor)</text:span></text:span><text:span text:style-name="Source_20_Text"><text:span text:style-name="T6"> {</text:span></text:span></text:p>
      <text:p text:style-name="P10"><text:span text:style-name="Source_20_Text"><text:span text:style-name="T6"><text:s text:c="8"/>valor = </text:span></text:span><text:span text:style-name="Source_20_Text"><text:span text:style-name="T8">10</text:span></text:span><text:span text:style-name="Source_20_Text"><text:span text:style-name="T6">; </text:span></text:span><text:span text:style-name="Source_20_Text"><text:span text:style-name="T10">// Isso não afeta a variável 'numero' no método 'main'</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6. Recursão</text:h>
      <text:p text:style-name="Text_20_body">Um método é dito <text:span text:style-name="Strong_20_Emphasis">recursivo</text:span> quando ele chama a si mesmo. Recursão é útil para resolver problemas que podem ser divididos em subproblemas menores.</text:p>
      <text:h text:style-name="Heading_20_4" text:outline-level="4">Exemplo de recursão: Fatorial</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ExemploRecursao</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5">int</text:span></text:span><text:span text:style-name="Source_20_Text"><text:span text:style-name="T6"> numero = </text:span></text:span><text:span text:style-name="Source_20_Text"><text:span text:style-name="T8">5</text:span></text:span><text:span text:style-name="Source_20_Text"><text:span text:style-name="T6">;</text:span></text:span></text:p>
      <text:p text:style-name="P10"><text:span text:style-name="Source_20_Text"><text:span text:style-name="T6"><text:s text:c="8"/></text:span></text:span><text:span text:style-name="Source_20_Text"><text:span text:style-name="T5">int</text:span></text:span><text:span text:style-name="Source_20_Text"><text:span text:style-name="T6"> fatorial = calcularFatorial(numero);</text:span></text:span></text:p>
      <text:p text:style-name="P10"><text:span text:style-name="Source_20_Text"><text:span text:style-name="T6"><text:s text:c="8"/>System.out.println(</text:span></text:span><text:span text:style-name="Source_20_Text"><text:span text:style-name="T9">"Fatorial de "</text:span></text:span><text:span text:style-name="Source_20_Text"><text:span text:style-name="T6"> + numero + </text:span></text:span><text:span text:style-name="Source_20_Text"><text:span text:style-name="T9">" é: "</text:span></text:span><text:span text:style-name="Source_20_Text"><text:span text:style-name="T6"> + fatorial);</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recursivo para calcular o fatorial de um númer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calcularFatorial</text:span></text:span><text:span text:style-name="Source_20_Text"><text:span text:style-name="T8">(</text:span></text:span><text:span text:style-name="Source_20_Text"><text:span text:style-name="T5">int</text:span></text:span><text:span text:style-name="Source_20_Text"><text:span text:style-name="T8"> n)</text:span></text:span><text:span text:style-name="Source_20_Text"><text:span text:style-name="T6"> {</text:span></text:span></text:p>
      <text:p text:style-name="P10"><text:span text:style-name="Source_20_Text"><text:span text:style-name="T6"><text:s text:c="8"/></text:span></text:span><text:span text:style-name="Source_20_Text"><text:span text:style-name="T5">if</text:span></text:span><text:span text:style-name="Source_20_Text"><text:span text:style-name="T6"> (n == </text:span></text:span><text:span text:style-name="Source_20_Text"><text:span text:style-name="T8">0</text:span></text:span><text:span text:style-name="Source_20_Text"><text:span text:style-name="T6"> || n == </text:span></text:span><text:span text:style-name="Source_20_Text"><text:span text:style-name="T8">1</text:span></text:span><text:span text:style-name="Source_20_Text"><text:span text:style-name="T6">) {</text:span></text:span></text:p>
      <text:p text:style-name="P10"><text:span text:style-name="Source_20_Text"><text:span text:style-name="T6"><text:s text:c="12"/></text:span></text:span><text:span text:style-name="Source_20_Text"><text:span text:style-name="T5">return</text:span></text:span><text:span text:style-name="Source_20_Text"><text:span text:style-name="T6"> </text:span></text:span><text:span text:style-name="Source_20_Text"><text:span text:style-name="T8">1</text:span></text:span><text:span text:style-name="Source_20_Text"><text:span text:style-name="T6">; </text:span></text:span><text:span text:style-name="Source_20_Text"><text:span text:style-name="T10">// Caso base</text:span></text:span></text:p>
      <text:p text:style-name="P10"><text:span text:style-name="Source_20_Text"><text:span text:style-name="T6"><text:s text:c="8"/>} </text:span></text:span><text:span text:style-name="Source_20_Text"><text:span text:style-name="T5">else</text:span></text:span><text:span text:style-name="Source_20_Text"><text:span text:style-name="T6"> {</text:span></text:span></text:p>
      <text:p text:style-name="P10"><text:span text:style-name="Source_20_Text"><text:span text:style-name="T6"><text:s text:c="12"/></text:span></text:span><text:span text:style-name="Source_20_Text"><text:span text:style-name="T5">return</text:span></text:span><text:span text:style-name="Source_20_Text"><text:span text:style-name="T6"> n * calcularFatorial(n - </text:span></text:span><text:span text:style-name="Source_20_Text"><text:span text:style-name="T8">1</text:span></text:span><text:span text:style-name="Source_20_Text"><text:span text:style-name="T6">); </text:span></text:span><text:span text:style-name="Source_20_Text"><text:span text:style-name="T10">// Chamada recursiva</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oft-page-break/><text:span text:style-name="Source_20_Text"><text:span text:style-name="T6">}</text:span></text:span></text:p>
      <text:h text:style-name="Heading_20_3" text:outline-level="3"/>
      <text:p text:style-name="Text_20_body"/>
      <text:p text:style-name="Text_20_body"/>
      <text:p text:style-name="Text_20_body"/>
      <text:p text:style-name="Text_20_body"/>
      <text:h text:style-name="Heading_20_3" text:outline-level="3">7. Método <text:span text:style-name="Source_20_Text">main</text:span></text:h>
      <text:p text:style-name="Text_20_body">O método <text:span text:style-name="Source_20_Text">main</text:span> é o ponto de entrada de um programa Java. Ele é sempre definido como:</text:p>
      <text:p text:style-name="P9"/>
      <text:p text:style-name="P10"><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4"/></text:span></text:span><text:span text:style-name="Source_20_Text"><text:span text:style-name="T10">// Código que será executado</text:span></text:span></text:p>
      <text:p text:style-name="P12"><text:span text:style-name="Source_20_Text"><text:span text:style-name="T6">}</text:span></text:span></text:p>
      <text:list text:style-name="L16">
        <text:list-item>
          <text:p text:style-name="P46"><text:span text:style-name="Strong_20_Emphasis"><text:span text:style-name="Source_20_Text">public</text:span></text:span>: O método precisa ser acessível de qualquer lugar. </text:p>
        </text:list-item>
        <text:list-item>
          <text:p text:style-name="P46"><text:span text:style-name="Strong_20_Emphasis"><text:span text:style-name="Source_20_Text">static</text:span></text:span>: Não requer uma instância da classe para ser executado. </text:p>
        </text:list-item>
        <text:list-item>
          <text:p text:style-name="P46"><text:span text:style-name="Strong_20_Emphasis"><text:span text:style-name="Source_20_Text">void</text:span></text:span>: Não retorna nenhum valor. </text:p>
        </text:list-item>
        <text:list-item>
          <text:p text:style-name="P47"><text:span text:style-name="Strong_20_Emphasis"><text:span text:style-name="Source_20_Text">String[] args</text:span></text:span>: Um array de strings que pode receber argumentos da linha de comando. </text:p>
        </text:list-item>
      </text:list>
      <text:h text:style-name="Heading_20_3" text:outline-level="3">Conclusão</text:h>
      <text:p text:style-name="P48">Os <text:span text:style-name="Strong_20_Emphasis">métodos</text:span> em Java são uma forma poderosa de organizar e reutilizar código. Eles podem receber parâmetros, retornar valores e até chamar a si mesmos (recursão). A sobrecarga de métodos permite definir várias versões de um método com diferentes assinaturas, e a distinção entre métodos <text:span text:style-name="Strong_20_Emphasis">estáticos</text:span> e <text:span text:style-name="Strong_20_Emphasis">de instância</text:span> ajuda a separar a lógica que pertence à classe da lógica que pertence a objetos individuais.</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oft-page-break/><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9"><text:span text:style-name="T13">1.5 - </text:span><text:span text:style-name="T14">Introdução à Programação Orientada a Objetos (POO) </text:span></text:p>
      <text:p text:style-name="Text_20_body">A <text:span text:style-name="Strong_20_Emphasis">Programação Orientada a Objetos</text:span> (POO) é um paradigma de programação que organiza o software em torno de <text:span text:style-name="Strong_20_Emphasis">objetos</text:span>, que são instâncias de <text:span text:style-name="Strong_20_Emphasis">classes</text:span>. O Java é uma linguagem de programação amplamente utilizada que se baseia no paradigma de POO. A POO oferece uma abordagem modular e reutilizável para o desenvolvimento de software, facilitando a manutenção e o crescimento de sistemas complexos.</text:p>
      <text:h text:style-name="Heading_20_3" text:outline-level="3">1. Conceitos Fundamentais da POO</text:h>
      <text:p text:style-name="Text_20_body">Aqui estão os quatro principais pilares da Programação Orientada a Objetos:</text:p>
      <table:table table:name="Tabela6" table:style-name="Tabela6">
        <table:table-column table:style-name="Tabela6.A"/>
        <table:table-column table:style-name="Tabela6.B"/>
        <table:table-header-rows>
          <table:table-row>
            <table:table-cell table:style-name="Tabela6.A1" office:value-type="string">
              <text:p text:style-name="Table_20_Heading">Conceito</text:p>
            </table:table-cell>
            <table:table-cell table:style-name="Tabela6.A1" office:value-type="string">
              <text:p text:style-name="Table_20_Heading">Descrição</text:p>
            </table:table-cell>
          </table:table-row>
        </table:table-header-rows>
        <table:table-row>
          <table:table-cell table:style-name="Tabela6.A1" office:value-type="string">
            <text:p text:style-name="Table_20_Contents"><text:span text:style-name="Strong_20_Emphasis">Classe</text:span></text:p>
          </table:table-cell>
          <table:table-cell table:style-name="Tabela6.A1" office:value-type="string">
            <text:p text:style-name="Table_20_Contents">Um modelo ou "molde" que define as características (atributos) e comportamentos (métodos) de um objeto.</text:p>
          </table:table-cell>
        </table:table-row>
        <table:table-row>
          <table:table-cell table:style-name="Tabela6.A1" office:value-type="string">
            <text:p text:style-name="Table_20_Contents"><text:span text:style-name="Strong_20_Emphasis">Objeto</text:span></text:p>
          </table:table-cell>
          <table:table-cell table:style-name="Tabela6.A1" office:value-type="string">
            <text:p text:style-name="Table_20_Contents">Uma instância de uma classe. Um objeto é uma entidade que possui estado (atributos) e comportamento (métodos).</text:p>
          </table:table-cell>
        </table:table-row>
        <table:table-row>
          <table:table-cell table:style-name="Tabela6.A1" office:value-type="string">
            <text:p text:style-name="Table_20_Contents"><text:span text:style-name="Strong_20_Emphasis">Herança</text:span></text:p>
          </table:table-cell>
          <table:table-cell table:style-name="Tabela6.A1" office:value-type="string">
            <text:p text:style-name="Table_20_Contents">Permite criar uma nova classe baseada em uma classe existente, herdando seus atributos e métodos.</text:p>
          </table:table-cell>
        </table:table-row>
        <table:table-row>
          <table:table-cell table:style-name="Tabela6.A1" office:value-type="string">
            <text:p text:style-name="Table_20_Contents"><text:span text:style-name="Strong_20_Emphasis">Encapsulamento</text:span></text:p>
          </table:table-cell>
          <table:table-cell table:style-name="Tabela6.A1" office:value-type="string">
            <text:p text:style-name="Table_20_Contents">Esconde os detalhes internos de um objeto, expondo apenas o que é necessário. Normalmente, isso é feito usando modificadores de acesso como <text:span text:style-name="Source_20_Text">private</text:span>, <text:span text:style-name="Source_20_Text">protected</text:span> e <text:span text:style-name="Source_20_Text">public</text:span>.</text:p>
          </table:table-cell>
        </table:table-row>
        <table:table-row>
          <table:table-cell table:style-name="Tabela6.A1" office:value-type="string">
            <text:p text:style-name="Table_20_Contents"><text:span text:style-name="Strong_20_Emphasis">Polimorfismo</text:span></text:p>
          </table:table-cell>
          <table:table-cell table:style-name="Tabela6.A1" office:value-type="string">
            <text:p text:style-name="Table_20_Contents">Permite que um método tenha comportamentos diferentes com base no objeto que o chama.</text:p>
          </table:table-cell>
        </table:table-row>
        <table:table-row>
          <table:table-cell table:style-name="Tabela6.A1" office:value-type="string">
            <text:p text:style-name="Table_20_Contents"><text:span text:style-name="Strong_20_Emphasis">Abstração</text:span></text:p>
          </table:table-cell>
          <table:table-cell table:style-name="Tabela6.A1" office:value-type="string">
            <text:p text:style-name="Table_20_Contents">O processo de ocultar detalhes complexos e mostrar apenas a funcionalidade essencial.</text:p>
          </table:table-cell>
        </table:table-row>
      </table:table>
      <text:h text:style-name="Heading_20_3" text:outline-level="3"/>
      <text:h text:style-name="Heading_20_3" text:outline-level="3">2. Classes e Objetos em Java</text:h>
      <text:p text:style-name="Text_20_body">Uma <text:span text:style-name="Strong_20_Emphasis">classe</text:span> define o que um objeto pode fazer e quais atributos ele possui. Um <text:span text:style-name="Strong_20_Emphasis">objeto</text:span> é uma instância dessa classe, ou seja, uma entidade concreta que existe em tempo de execução.</text:p>
      <text:h text:style-name="Heading_20_4" text:outline-level="4"><text:soft-page-break/>Exemplo de uma classe e um objeto:</text:h>
      <text:p text:style-name="P9"/>
      <text:p text:style-name="P10"><text:span text:style-name="Source_20_Text"><text:span text:style-name="T10">// Definição de uma classe chamada 'Carro'</text:span></text:span></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1"/>
      <text:p text:style-name="P10"><text:span text:style-name="Source_20_Text"><text:span text:style-name="T6"><text:s text:c="4"/></text:span></text:span><text:span text:style-name="Source_20_Text"><text:span text:style-name="T10">// Atributos (estado)</text:span></text:span></text:p>
      <text:p text:style-name="P11"><text:span text:style-name="Source_20_Text"><text:span text:style-name="T6"><text:s text:c="4"/>String marca;</text:span></text:span></text:p>
      <text:p text:style-name="P11"><text:span text:style-name="Source_20_Text"><text:span text:style-name="T6"><text:s text:c="4"/>String modelo;</text:span></text:span></text:p>
      <text:p text:style-name="P10"><text:span text:style-name="Source_20_Text"><text:span text:style-name="T6"><text:s text:c="4"/></text:span></text:span><text:span text:style-name="Source_20_Text"><text:span text:style-name="T5">int</text:span></text:span><text:span text:style-name="Source_20_Text"><text:span text:style-name="T6"> ano;</text:span></text:span></text:p>
      <text:p text:style-name="P11"/>
      <text:p text:style-name="P10"><text:span text:style-name="Source_20_Text"><text:span text:style-name="T6"><text:s text:c="4"/></text:span></text:span><text:span text:style-name="Source_20_Text"><text:span text:style-name="T10">// Método (comportament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exibirDetalhes</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arca: "</text:span></text:span><text:span text:style-name="Source_20_Text"><text:span text:style-name="T6"> + marca);</text:span></text:span></text:p>
      <text:p text:style-name="P10"><text:span text:style-name="Source_20_Text"><text:span text:style-name="T6"><text:s text:c="8"/>System.out.println(</text:span></text:span><text:span text:style-name="Source_20_Text"><text:span text:style-name="T9">"Modelo: "</text:span></text:span><text:span text:style-name="Source_20_Text"><text:span text:style-name="T6"> + modelo);</text:span></text:span></text:p>
      <text:p text:style-name="P10"><text:span text:style-name="Source_20_Text"><text:span text:style-name="T6"><text:s text:c="8"/>System.out.println(</text:span></text:span><text:span text:style-name="Source_20_Text"><text:span text:style-name="T9">"Ano: "</text:span></text:span><text:span text:style-name="Source_20_Text"><text:span text:style-name="T6"> + ano);</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riando um objeto da classe 'Carro'</text:span></text:span></text:p>
      <text:p text:style-name="P10"><text:span text:style-name="Source_20_Text"><text:span text:style-name="T6"><text:s text:c="8"/>Carro meuCarro = </text:span></text:span><text:span text:style-name="Source_20_Text"><text:span text:style-name="T5">new</text:span></text:span><text:span text:style-name="Source_20_Text"><text:span text:style-name="T6"> Carro();</text:span></text:span></text:p>
      <text:p text:style-name="P11"/>
      <text:p text:style-name="P10"><text:span text:style-name="Source_20_Text"><text:span text:style-name="T6"><text:s text:c="8"/></text:span></text:span><text:span text:style-name="Source_20_Text"><text:span text:style-name="T10">// Definindo os valores dos atributos do objeto</text:span></text:span></text:p>
      <text:p text:style-name="P10"><text:span text:style-name="Source_20_Text"><text:span text:style-name="T6"><text:s text:c="8"/>meuCarro.marca = </text:span></text:span><text:span text:style-name="Source_20_Text"><text:span text:style-name="T9">"Toyota"</text:span></text:span><text:span text:style-name="Source_20_Text"><text:span text:style-name="T6">;</text:span></text:span></text:p>
      <text:p text:style-name="P10"><text:span text:style-name="Source_20_Text"><text:span text:style-name="T6"><text:s text:c="8"/>meuCarro.modelo = </text:span></text:span><text:span text:style-name="Source_20_Text"><text:span text:style-name="T9">"Corolla"</text:span></text:span><text:span text:style-name="Source_20_Text"><text:span text:style-name="T6">;</text:span></text:span></text:p>
      <text:p text:style-name="P10"><text:span text:style-name="Source_20_Text"><text:span text:style-name="T6"><text:s text:c="8"/>meuCarro.ano = </text:span></text:span><text:span text:style-name="Source_20_Text"><text:span text:style-name="T8">202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Chamando o método do objeto</text:span></text:span></text:p>
      <text:p text:style-name="P11"><text:span text:style-name="Source_20_Text"><text:span text:style-name="T6"><text:s text:c="8"/>meuCarro.exibirDetalhes();</text:span></text:span></text:p>
      <text:p text:style-name="P11"><text:span text:style-name="Source_20_Text"><text:span text:style-name="T6"><text:s text:c="4"/>}</text:span></text:span></text:p>
      <text:p text:style-name="P12"><text:span text:style-name="Source_20_Text"><text:span text:style-name="T6">}</text:span></text:span></text:p>
      <text:p text:style-name="Text_20_body">Neste exemplo:</text:p>
      <text:list text:style-name="L17">
        <text:list-item>
          <text:p text:style-name="P50"><text:span text:style-name="Source_20_Text">Carro</text:span> é a <text:span text:style-name="Strong_20_Emphasis">classe</text:span> que define o que é um carro e o que ele pode fazer. </text:p>
        </text:list-item>
        <text:list-item>
          <text:p text:style-name="P51"><text:span text:style-name="Source_20_Text">meuCarro</text:span> é um <text:span text:style-name="Strong_20_Emphasis">objeto</text:span> da classe <text:span text:style-name="Source_20_Text">Carro</text:span>, uma instância concreta que possui valores específicos para seus atributos. </text:p>
        </text:list-item>
      </text:list>
      <text:h text:style-name="Heading_20_3" text:outline-level="3">3. Construtores</text:h>
      <text:p text:style-name="Text_20_body">Um <text:span text:style-name="Strong_20_Emphasis">construtor</text:span> é um método especial que é chamado quando um objeto é criado. Ele é usado para inicializar o objeto com valores.</text:p>
      <text:h text:style-name="Heading_20_4" text:outline-level="4">Exemplo de uso de construtores:</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1"/>
      <text:p text:style-name="P10"><text:span text:style-name="Source_20_Text"><text:span text:style-name="T6"><text:s text:c="4"/></text:span></text:span><text:span text:style-name="Source_20_Text"><text:span text:style-name="T10">// Atributos</text:span></text:span></text:p>
      <text:p text:style-name="P11"><text:span text:style-name="Source_20_Text"><text:span text:style-name="T6"><text:s text:c="4"/>String marca;</text:span></text:span></text:p>
      <text:p text:style-name="P11"><text:span text:style-name="Source_20_Text"><text:span text:style-name="T6"><text:s text:c="4"/>String modelo;</text:span></text:span></text:p>
      <text:p text:style-name="P10"><text:span text:style-name="Source_20_Text"><text:span text:style-name="T6"><text:s text:c="4"/></text:span></text:span><text:span text:style-name="Source_20_Text"><text:span text:style-name="T5">int</text:span></text:span><text:span text:style-name="Source_20_Text"><text:span text:style-name="T6"> ano;</text:span></text:span></text:p>
      <text:p text:style-name="P11"/>
      <text:p text:style-name="P10"><text:soft-page-break/><text:span text:style-name="Source_20_Text"><text:span text:style-name="T6"><text:s text:c="4"/></text:span></text:span><text:span text:style-name="Source_20_Text"><text:span text:style-name="T10">// Construtor para inicializar os atributos</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arca, String modelo,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arca = marca;</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para exibir os detalhes do carr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exibirDetalhes</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arca: "</text:span></text:span><text:span text:style-name="Source_20_Text"><text:span text:style-name="T6"> + marca);</text:span></text:span></text:p>
      <text:p text:style-name="P10"><text:span text:style-name="Source_20_Text"><text:span text:style-name="T6"><text:s text:c="8"/>System.out.println(</text:span></text:span><text:span text:style-name="Source_20_Text"><text:span text:style-name="T9">"Modelo: "</text:span></text:span><text:span text:style-name="Source_20_Text"><text:span text:style-name="T6"> + modelo);</text:span></text:span></text:p>
      <text:p text:style-name="P10"><text:span text:style-name="Source_20_Text"><text:span text:style-name="T6"><text:s text:c="8"/>System.out.println(</text:span></text:span><text:span text:style-name="Source_20_Text"><text:span text:style-name="T9">"Ano: "</text:span></text:span><text:span text:style-name="Source_20_Text"><text:span text:style-name="T6"> + ano);</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riando um objeto da classe Carro usando o construtor</text:span></text:span></text:p>
      <text:p text:style-name="P10"><text:span text:style-name="Source_20_Text"><text:span text:style-name="T6"><text:s text:c="8"/>Carro meuCarro = </text:span></text:span><text:span text:style-name="Source_20_Text"><text:span text:style-name="T5">new</text:span></text:span><text:span text:style-name="Source_20_Text"><text:span text:style-name="T6"> Carro(</text:span></text:span><text:span text:style-name="Source_20_Text"><text:span text:style-name="T9">"Honda"</text:span></text:span><text:span text:style-name="Source_20_Text"><text:span text:style-name="T6">, </text:span></text:span><text:span text:style-name="Source_20_Text"><text:span text:style-name="T9">"Civic"</text:span></text:span><text:span text:style-name="Source_20_Text"><text:span text:style-name="T6">, </text:span></text:span><text:span text:style-name="Source_20_Text"><text:span text:style-name="T8">2021</text:span></text:span><text:span text:style-name="Source_20_Text"><text:span text:style-name="T6">);</text:span></text:span></text:p>
      <text:p text:style-name="P11"><text:span text:style-name="Source_20_Text"><text:span text:style-name="T6"><text:s text:c="8"/>meuCarro.exibirDetalhes();</text:span></text:span></text:p>
      <text:p text:style-name="P11"><text:span text:style-name="Source_20_Text"><text:span text:style-name="T6"><text:s text:c="4"/>}</text:span></text:span></text:p>
      <text:p text:style-name="P12"><text:span text:style-name="Source_20_Text"><text:span text:style-name="T6">}</text:span></text:span></text:p>
      <text:p text:style-name="Text_20_body">Aqui, o construtor <text:span text:style-name="Source_20_Text">Carro(String marca, String modelo, int ano)</text:span> inicializa os atributos do objeto no momento de sua criação.</text:p>
      <text:h text:style-name="Heading_20_3" text:outline-level="3">4. Encapsulamento</text:h>
      <text:p text:style-name="Text_20_body"><text:span text:style-name="Strong_20_Emphasis">Encapsulamento</text:span> é a prática de proteger os atributos de uma classe, controlando como eles são acessados e modificados. Isso é feito usando <text:span text:style-name="Strong_20_Emphasis">modificadores de acesso</text:span> e <text:span text:style-name="Strong_20_Emphasis">métodos getters e setters</text:span>.</text:p>
      <text:h text:style-name="Heading_20_4" text:outline-level="4">Exemplo de encapsulamento:</text:h>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1"/>
      <text:p text:style-name="P10"><text:span text:style-name="Source_20_Text"><text:span text:style-name="T6"><text:s text:c="4"/></text:span></text:span><text:span text:style-name="Source_20_Text"><text:span text:style-name="T10">// Atributos privados</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marca;</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modelo;</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ano;</text:span></text:span></text:p>
      <text:p text:style-name="P11"/>
      <text:p text:style-name="P10"><text:span text:style-name="Source_20_Text"><text:span text:style-name="T6"><text:s text:c="4"/></text:span></text:span><text:span text:style-name="Source_20_Text"><text:span text:style-name="T10">// Construt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arca, String modelo,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arca = marca;</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s getters e setters para acessar os atributos</text:span></text:span></text:p>
      <text:p text:style-name="P10"><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Marca</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marca;</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Marca</text:span></text:span><text:span text:style-name="Source_20_Text"><text:span text:style-name="T8">(String marca)</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arca = marca;</text:span></text:span></text:p>
      <text:p text:style-name="P11"><text:span text:style-name="Source_20_Text"><text:span text:style-name="T6"><text:s text:c="4"/>}</text:span></text:span></text:p>
      <text:p text:style-name="P11"/>
      <text:p text:style-name="P10"><text:soft-page-break/><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Modelo</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model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Modelo</text:span></text:span><text:span text:style-name="Source_20_Text"><text:span text:style-name="T8">(String model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getAno</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Ano</text:span></text:span><text:span text:style-name="Source_20_Text"><text:span text:style-name="T8">(</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para exibir detalhes</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exibirDetalhes</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arca: "</text:span></text:span><text:span text:style-name="Source_20_Text"><text:span text:style-name="T6"> + marca);</text:span></text:span></text:p>
      <text:p text:style-name="P10"><text:span text:style-name="Source_20_Text"><text:span text:style-name="T6"><text:s text:c="8"/>System.out.println(</text:span></text:span><text:span text:style-name="Source_20_Text"><text:span text:style-name="T9">"Modelo: "</text:span></text:span><text:span text:style-name="Source_20_Text"><text:span text:style-name="T6"> + modelo);</text:span></text:span></text:p>
      <text:p text:style-name="P10"><text:span text:style-name="Source_20_Text"><text:span text:style-name="T6"><text:s text:c="8"/>System.out.println(</text:span></text:span><text:span text:style-name="Source_20_Text"><text:span text:style-name="T9">"Ano: "</text:span></text:span><text:span text:style-name="Source_20_Text"><text:span text:style-name="T6"> + ano);</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Carro meuCarro = </text:span></text:span><text:span text:style-name="Source_20_Text"><text:span text:style-name="T5">new</text:span></text:span><text:span text:style-name="Source_20_Text"><text:span text:style-name="T6"> Carro(</text:span></text:span><text:span text:style-name="Source_20_Text"><text:span text:style-name="T9">"Ford"</text:span></text:span><text:span text:style-name="Source_20_Text"><text:span text:style-name="T6">, </text:span></text:span><text:span text:style-name="Source_20_Text"><text:span text:style-name="T9">"Fusion"</text:span></text:span><text:span text:style-name="Source_20_Text"><text:span text:style-name="T6">, </text:span></text:span><text:span text:style-name="Source_20_Text"><text:span text:style-name="T8">2018</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Usando métodos getters e setters</text:span></text:span></text:p>
      <text:p text:style-name="P10"><text:span text:style-name="Source_20_Text"><text:span text:style-name="T6"><text:s text:c="8"/>meuCarro.setAno(</text:span></text:span><text:span text:style-name="Source_20_Text"><text:span text:style-name="T8">202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Ano atualizado: "</text:span></text:span><text:span text:style-name="Source_20_Text"><text:span text:style-name="T6"> + meuCarro.getAno());</text:span></text:span></text:p>
      <text:p text:style-name="P11"><text:span text:style-name="Source_20_Text"><text:span text:style-name="T6"><text:s text:c="4"/>}</text:span></text:span></text:p>
      <text:p text:style-name="P12"><text:span text:style-name="Source_20_Text"><text:span text:style-name="T6">}</text:span></text:span></text:p>
      <text:p text:style-name="Text_20_body">Aqui, os atributos da classe <text:span text:style-name="Source_20_Text">Carro</text:span> são <text:span text:style-name="Strong_20_Emphasis">privados</text:span>, e só podem ser acessados e modificados através dos métodos <text:span text:style-name="Source_20_Text">get</text:span> e <text:span text:style-name="Source_20_Text">set</text:span>. Isso garante que o estado interno do objeto seja controlado.</text:p>
      <text:h text:style-name="Heading_20_3" text:outline-level="3">5. Herança</text:h>
      <text:p text:style-name="Text_20_body">A <text:span text:style-name="Strong_20_Emphasis">herança</text:span> permite que uma classe derive de outra, herdando seus atributos e métodos. Isso promove a <text:span text:style-name="Strong_20_Emphasis">reutilização de código</text:span> e facilita a <text:span text:style-name="Strong_20_Emphasis">extensibilidade</text:span>.</text:p>
      <text:h text:style-name="Heading_20_4" text:outline-level="4">Exemplo de herança:</text:h>
      <text:p text:style-name="P9"/>
      <text:p text:style-name="P10"><text:span text:style-name="Source_20_Text"><text:span text:style-name="T10">// Classe base (superclasse)</text:span></text:span></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Veiculo</text:span></text:span><text:span text:style-name="Source_20_Text"><text:span text:style-name="T6"> {</text:span></text:span></text:p>
      <text:p text:style-name="P11"><text:span text:style-name="Source_20_Text"><text:span text:style-name="T6"><text:s text:c="4"/>String marca;</text:span></text:span></text:p>
      <text:p text:style-name="P10"><text:span text:style-name="Source_20_Text"><text:span text:style-name="T6"><text:s text:c="4"/></text:span></text:span><text:span text:style-name="Source_20_Text"><text:span text:style-name="T5">int</text:span></text:span><text:span text:style-name="Source_20_Text"><text:span text:style-name="T6"> ano;</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lig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Veículo ligado."</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10">// Classe derivada (subclasse)</text:span></text:span></text:p>
      <text:p text:style-name="P10"><text:soft-page-break/><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7">Veiculo</text:span></text:span><text:span text:style-name="Source_20_Text"><text:span text:style-name="T6"> {</text:span></text:span></text:p>
      <text:p text:style-name="P11"><text:span text:style-name="Source_20_Text"><text:span text:style-name="T6"><text:s text:c="4"/>String modelo;</text:span></text:span></text:p>
      <text:p text:style-name="P11"/>
      <text:p text:style-name="P10"><text:span text:style-name="Source_20_Text"><text:span text:style-name="T6"><text:s text:c="4"/></text:span></text:span><text:span text:style-name="Source_20_Text"><text:span text:style-name="T10">// Método da subclasse</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exibirDetalhes</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arca: "</text:span></text:span><text:span text:style-name="Source_20_Text"><text:span text:style-name="T6"> + marca);</text:span></text:span></text:p>
      <text:p text:style-name="P10"><text:span text:style-name="Source_20_Text"><text:span text:style-name="T6"><text:s text:c="8"/>System.out.println(</text:span></text:span><text:span text:style-name="Source_20_Text"><text:span text:style-name="T9">"Ano: "</text:span></text:span><text:span text:style-name="Source_20_Text"><text:span text:style-name="T6"> + ano);</text:span></text:span></text:p>
      <text:p text:style-name="P10"><text:span text:style-name="Source_20_Text"><text:span text:style-name="T6"><text:s text:c="8"/>System.out.println(</text:span></text:span><text:span text:style-name="Source_20_Text"><text:span text:style-name="T9">"Modelo: "</text:span></text:span><text:span text:style-name="Source_20_Text"><text:span text:style-name="T6"> + modelo);</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riando um objeto da subclasse 'Carro'</text:span></text:span></text:p>
      <text:p text:style-name="P10"><text:span text:style-name="Source_20_Text"><text:span text:style-name="T6"><text:s text:c="8"/>Carro meuCarro = </text:span></text:span><text:span text:style-name="Source_20_Text"><text:span text:style-name="T5">new</text:span></text:span><text:span text:style-name="Source_20_Text"><text:span text:style-name="T6"> Carro();</text:span></text:span></text:p>
      <text:p text:style-name="P10"><text:span text:style-name="Source_20_Text"><text:span text:style-name="T6"><text:s text:c="8"/>meuCarro.marca = </text:span></text:span><text:span text:style-name="Source_20_Text"><text:span text:style-name="T9">"Chevrolet"</text:span></text:span><text:span text:style-name="Source_20_Text"><text:span text:style-name="T6">;</text:span></text:span></text:p>
      <text:p text:style-name="P10"><text:span text:style-name="Source_20_Text"><text:span text:style-name="T6"><text:s text:c="8"/>meuCarro.ano = </text:span></text:span><text:span text:style-name="Source_20_Text"><text:span text:style-name="T8">2019</text:span></text:span><text:span text:style-name="Source_20_Text"><text:span text:style-name="T6">;</text:span></text:span></text:p>
      <text:p text:style-name="P10"><text:span text:style-name="Source_20_Text"><text:span text:style-name="T6"><text:s text:c="8"/>meuCarro.modelo = </text:span></text:span><text:span text:style-name="Source_20_Text"><text:span text:style-name="T9">"Onix"</text:span></text:span><text:span text:style-name="Source_20_Text"><text:span text:style-name="T6">;</text:span></text:span></text:p>
      <text:p text:style-name="P11"><text:span text:style-name="Source_20_Text"><text:span text:style-name="T6"><text:s text:c="8"/></text:span></text:span></text:p>
      <text:p text:style-name="P10"><text:span text:style-name="Source_20_Text"><text:span text:style-name="T6"><text:s text:c="8"/>meuCarro.ligar(); <text:s/></text:span></text:span><text:span text:style-name="Source_20_Text"><text:span text:style-name="T10">// Método herdado da classe 'Veiculo'</text:span></text:span></text:p>
      <text:p text:style-name="P10"><text:span text:style-name="Source_20_Text"><text:span text:style-name="T6"><text:s text:c="8"/>meuCarro.exibirDetalhes(); <text:s/></text:span></text:span><text:span text:style-name="Source_20_Text"><text:span text:style-name="T10">// Método da classe 'Carro'</text:span></text:span></text:p>
      <text:p text:style-name="P11"><text:span text:style-name="Source_20_Text"><text:span text:style-name="T6"><text:s text:c="4"/>}</text:span></text:span></text:p>
      <text:p text:style-name="P12"><text:span text:style-name="Source_20_Text"><text:span text:style-name="T6">}</text:span></text:span></text:p>
      <text:list text:style-name="L18">
        <text:list-item>
          <text:p text:style-name="P52"><text:span text:style-name="Source_20_Text">Carro</text:span> herda os atributos <text:span text:style-name="Source_20_Text">marca</text:span> e <text:span text:style-name="Source_20_Text">ano</text:span>, e o método <text:span text:style-name="Source_20_Text">ligar()</text:span> da classe <text:span text:style-name="Source_20_Text">Veiculo</text:span>. </text:p>
        </text:list-item>
      </text:list>
      <text:h text:style-name="Heading_20_3" text:outline-level="3">6. Polimorfismo</text:h>
      <text:p text:style-name="Text_20_body">O <text:span text:style-name="Strong_20_Emphasis">polimorfismo</text:span> permite que objetos de diferentes classes derivadas possam ser tratados como objetos de uma classe base comum. Existem dois tipos de polimorfismo: <text:span text:style-name="Strong_20_Emphasis">sobrecarga</text:span> (ocorre em tempo de compilação) e <text:span text:style-name="Strong_20_Emphasis">sobrescrita</text:span> (ocorre em tempo de execução).</text:p>
      <text:h text:style-name="Heading_20_4" text:outline-level="4"/>
      <text:p text:style-name="Text_20_body"/>
      <text:p text:style-name="Text_20_body"/>
      <text:h text:style-name="Heading_20_4" text:outline-level="4">Exemplo de sobrescrita de métodos (polimorfismo em tempo de execução):</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Veiculo</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lig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Veículo ligado."</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7">Veiculo</text:span></text:span><text:span text:style-name="Source_20_Text"><text:span text:style-name="T6"> {</text:span></text:span></text:p>
      <text:p text:style-name="P10"><text:span text:style-name="Source_20_Text"><text:span text:style-name="T6"><text:s text:c="4"/></text:span></text:span><text:span text:style-name="Source_20_Text"><text:span text:style-name="T10">// Sobrescrevendo o método ligar()</text:span></text:span></text:p>
      <text:p text:style-name="P10"><text:span text:style-name="Source_20_Text"><text:span text:style-name="T6"><text:s text:c="4"/></text:span></text:span><text:span text:style-name="Source_20_Text"><text:span text:style-name="T8">@Override</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lig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Carro ligado."</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ot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7">Veiculo</text:span></text:span><text:span text:style-name="Source_20_Text"><text:span text:style-name="T6"> {</text:span></text:span></text:p>
      <text:p text:style-name="P10"><text:soft-page-break/><text:span text:style-name="Source_20_Text"><text:span text:style-name="T6"><text:s text:c="4"/></text:span></text:span><text:span text:style-name="Source_20_Text"><text:span text:style-name="T10">// Sobrescrevendo o método ligar()</text:span></text:span></text:p>
      <text:p text:style-name="P10"><text:span text:style-name="Source_20_Text"><text:span text:style-name="T6"><text:s text:c="4"/></text:span></text:span><text:span text:style-name="Source_20_Text"><text:span text:style-name="T8">@Override</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lig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Moto ligada."</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Polimorfismo: diferentes objetos de subclasses com o mesmo tipo</text:span></text:span></text:p>
      <text:p text:style-name="P10"><text:span text:style-name="Source_20_Text"><text:span text:style-name="T6"><text:s text:c="8"/>Veiculo meuVeiculo = </text:span></text:span><text:span text:style-name="Source_20_Text"><text:span text:style-name="T5">new</text:span></text:span><text:span text:style-name="Source_20_Text"><text:span text:style-name="T6"> Carro(); <text:s/></text:span></text:span><text:span text:style-name="Source_20_Text"><text:span text:style-name="T10">// Tratando 'Carro' como 'Veiculo'</text:span></text:span></text:p>
      <text:p text:style-name="P10"><text:span text:style-name="Source_20_Text"><text:span text:style-name="T6"><text:s text:c="8"/>meuVeiculo.ligar(); <text:s/></text:span></text:span><text:span text:style-name="Source_20_Text"><text:span text:style-name="T10">// Chama o método sobrescrito de 'Carro'</text:span></text:span></text:p>
      <text:p text:style-name="P11"/>
      <text:p text:style-name="P10"><text:span text:style-name="Source_20_Text"><text:span text:style-name="T6"><text:s text:c="8"/>meuVeiculo = </text:span></text:span><text:span text:style-name="Source_20_Text"><text:span text:style-name="T5">new</text:span></text:span><text:span text:style-name="Source_20_Text"><text:span text:style-name="T6"> Moto(); <text:s/></text:span></text:span><text:span text:style-name="Source_20_Text"><text:span text:style-name="T10">// Tratando 'Moto' como 'Veiculo'</text:span></text:span></text:p>
      <text:p text:style-name="P10"><text:span text:style-name="Source_20_Text"><text:span text:style-name="T6"><text:s text:c="8"/>meuVeiculo.ligar(); <text:s/></text:span></text:span><text:span text:style-name="Source_20_Text"><text:span text:style-name="T10">// Chama o método sobrescrito de 'Moto'</text:span></text:span></text:p>
      <text:p text:style-name="P11"><text:span text:style-name="Source_20_Text"><text:span text:style-name="T6"><text:s text:c="4"/>}</text:span></text:span></text:p>
      <text:p text:style-name="P12"><text:span text:style-name="Source_20_Text"><text:span text:style-name="T6">}</text:span></text:span></text:p>
      <text:p text:style-name="Text_20_body">Nesse exemplo, o método <text:span text:style-name="Source_20_Text">ligar()</text:span> é sobrescrito tanto em <text:span text:style-name="Source_20_Text">Carro</text:span> quanto em <text:span text:style-name="Source_20_Text">Moto</text:span>, e o comportamento do método depende da instância real em tempo de execução.</text:p>
      <text:h text:style-name="Heading_20_3" text:outline-level="3">7. Abstração</text:h>
      <text:p text:style-name="Text_20_body">A <text:span text:style-name="Strong_20_Emphasis">abstração</text:span> é o processo de ocultar detalhes complexos e expor apenas a funcionalidade necessária. Em Java, isso pode ser feito com <text:span text:style-name="Strong_20_Emphasis">classes abstratas</text:span> ou <text:span text:style-name="Strong_20_Emphasis">interfaces</text:span>.</text:p>
      <text:h text:style-name="Heading_20_4" text:outline-level="4">Exemplo de classe abstrata:</text:h>
      <text:p text:style-name="P9"/>
      <text:p text:style-name="P10"><text:span text:style-name="Source_20_Text"><text:span text:style-name="T10">// Classe abstrata</text:span></text:span></text:p>
      <text:p text:style-name="P10"><text:span text:style-name="Source_20_Text"><text:span text:style-name="T5">abstract</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text:span></text:span><text:span text:style-name="Source_20_Text"><text:span text:style-name="T10">// Método abstrato (não possui implementaçã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abstract</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om</text:span></text:span><text:span text:style-name="Source_20_Text"><text:span text:style-name="T8">()</text:span></text:span><text:span text:style-name="Source_20_Text"><text:span text:style-name="T6">;</text:span></text:span></text:p>
      <text:p text:style-name="P11"/>
      <text:p text:style-name="P10"><text:span text:style-name="Source_20_Text"><text:span text:style-name="T6"><text:s text:c="4"/></text:span></text:span><text:span text:style-name="Source_20_Text"><text:span text:style-name="T10">// Método concret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dormi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animal está dormindo."</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10">// Subclasse concreta</text:span></text:span></text:p>
      <text:p text:style-name="P10"><text:span text:style-name="Source_20_Text"><text:span text:style-name="T5">class</text:span></text:span><text:span text:style-name="Source_20_Text"><text:span text:style-name="T6"> </text:span></text:span><text:span text:style-name="Source_20_Text"><text:span text:style-name="T7">Cachorr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text:span></text:span><text:span text:style-name="Source_20_Text"><text:span text:style-name="T10">// Implementando o método abstrato</text:span></text:span></text:p>
      <text:p text:style-name="P10"><text:span text:style-name="Source_20_Text"><text:span text:style-name="T6"><text:s text:c="4"/></text:span></text:span><text:span text:style-name="Source_20_Text"><text:span text:style-name="T8">@Override</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om</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cachorro faz: Au Au"</text:span></text:span><text:span text:style-name="Source_20_Text"><text:span text:style-name="T6">);</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Animal meuCachorro = </text:span></text:span><text:span text:style-name="Source_20_Text"><text:span text:style-name="T5">new</text:span></text:span><text:span text:style-name="Source_20_Text"><text:span text:style-name="T6"> Cachorro();</text:span></text:span></text:p>
      <text:p text:style-name="P10"><text:span text:style-name="Source_20_Text"><text:span text:style-name="T6"><text:s text:c="8"/>meuCachorro.som(); <text:s/></text:span></text:span><text:span text:style-name="Source_20_Text"><text:span text:style-name="T10">// Chama o método implementado em 'Cachorro'</text:span></text:span></text:p>
      <text:p text:style-name="P10"><text:span text:style-name="Source_20_Text"><text:span text:style-name="T6"><text:s text:c="8"/>meuCachorro.dormir(); <text:s/></text:span></text:span><text:span text:style-name="Source_20_Text"><text:span text:style-name="T10">// Chama o método concreto da classe 'Animal'</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text:soft-page-break/>Conclusão</text:h>
      <text:p text:style-name="P53">A Programação Orientada a Objetos em Java é um poderoso paradigma que permite criar sistemas modulares, reutilizáveis e fáceis de manter. Com conceitos como <text:span text:style-name="Strong_20_Emphasis">classes</text:span>, <text:span text:style-name="Strong_20_Emphasis">objetos</text:span>, <text:span text:style-name="Strong_20_Emphasis">herança</text:span>, <text:span text:style-name="Strong_20_Emphasis">encapsulamento</text:span>, <text:span text:style-name="Strong_20_Emphasis">polimorfismo</text:span> e <text:span text:style-name="Strong_20_Emphasis">abstração</text:span>, a POO facilita o desenvolvimento de software complexo de maneira organizada e eficiente.</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3"><text:span text:style-name="Strong_20_Emphasis"/></text:p>
      <text:p text:style-name="P54"><text:span text:style-name="Strong_20_Emphasis"><text:span text:style-name="T15">1.6 - </text:span></text:span><text:span text:style-name="Strong_20_Emphasis"><text:span text:style-name="T16">Classes, objetos, atributos e métodos </text:span></text:span></text:p>
      <text:p text:style-name="P7">Em Java, uma linguagem de programação orientada a objetos (OOP), os conceitos de <text:span text:style-name="Strong_20_Emphasis">classes</text:span>, <text:span text:style-name="Strong_20_Emphasis">objetos</text:span>, <text:span text:style-name="Strong_20_Emphasis">atributos</text:span> e <text:span text:style-name="Strong_20_Emphasis">métodos</text:span> são fundamentais para a organização e estruturação do código. Vamos explorar cada um desses conceitos em detalhes.</text:p>
      <text:h text:style-name="Heading_20_2" text:outline-level="2"><text:soft-page-break/>1. Classes</text:h>
      <text:p text:style-name="Text_20_body">Uma <text:span text:style-name="Strong_20_Emphasis">classe</text:span> em Java é um molde ou modelo a partir do qual os <text:span text:style-name="Strong_20_Emphasis">objetos</text:span> são criados. Ela define as propriedades (<text:span text:style-name="Strong_20_Emphasis">atributos</text:span>) e comportamentos (<text:span text:style-name="Strong_20_Emphasis">métodos</text:span>) que os objetos terão.</text:p>
      <text:h text:style-name="Heading_20_3" text:outline-level="3">Estrutura de uma Classe</text:h>
      <text:p text:style-name="Text_20_body">Aqui está a estrutura básica de uma classe em Java:</text:p>
      <text:p text:style-name="P9"/>
      <text:p text:style-name="P10"><text:span text:style-name="Source_20_Text"><text:span text:style-name="T6">modificador_de_acesso </text:span></text:span><text:span text:style-name="Source_20_Text"><text:span text:style-name="T5">class</text:span></text:span><text:span text:style-name="Source_20_Text"><text:span text:style-name="T6"> </text:span></text:span><text:span text:style-name="Source_20_Text"><text:span text:style-name="T7">NomeDaClasse</text:span></text:span><text:span text:style-name="Source_20_Text"><text:span text:style-name="T6"> {</text:span></text:span></text:p>
      <text:p text:style-name="P10"><text:span text:style-name="Source_20_Text"><text:span text:style-name="T6"><text:s text:c="4"/></text:span></text:span><text:span text:style-name="Source_20_Text"><text:span text:style-name="T10">// Atributos (ou campos)</text:span></text:span></text:p>
      <text:p text:style-name="P11"><text:span text:style-name="Source_20_Text"><text:span text:style-name="T6"><text:s text:c="4"/>tipo atributo1;</text:span></text:span></text:p>
      <text:p text:style-name="P11"><text:span text:style-name="Source_20_Text"><text:span text:style-name="T6"><text:s text:c="4"/>tipo atributo2;</text:span></text:span></text:p>
      <text:p text:style-name="P11"/>
      <text:p text:style-name="P10"><text:span text:style-name="Source_20_Text"><text:span text:style-name="T6"><text:s text:c="4"/></text:span></text:span><text:span text:style-name="Source_20_Text"><text:span text:style-name="T10">// Construtor</text:span></text:span></text:p>
      <text:p text:style-name="P11"><text:span text:style-name="Source_20_Text"><text:span text:style-name="T6"><text:s text:c="4"/>NomeDaClasse(parâmetros) {</text:span></text:span></text:p>
      <text:p text:style-name="P10"><text:span text:style-name="Source_20_Text"><text:span text:style-name="T6"><text:s text:c="8"/></text:span></text:span><text:span text:style-name="Source_20_Text"><text:span text:style-name="T10">// Inicialização dos atributos</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s</text:span></text:span></text:p>
      <text:p text:style-name="P10"><text:span text:style-name="Source_20_Text"><text:span text:style-name="T6"><text:s text:c="4"/>tipo_de_retorno </text:span></text:span><text:span text:style-name="Source_20_Text"><text:span text:style-name="T7">nomeDoMetodo</text:span></text:span><text:span text:style-name="Source_20_Text"><text:span text:style-name="T8">(parâmetros)</text:span></text:span><text:span text:style-name="Source_20_Text"><text:span text:style-name="T6"> {</text:span></text:span></text:p>
      <text:p text:style-name="P10"><text:span text:style-name="Source_20_Text"><text:span text:style-name="T6"><text:s text:c="8"/></text:span></text:span><text:span text:style-name="Source_20_Text"><text:span text:style-name="T10">// Corpo do método</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Exemplo de uma Classe</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0"><text:span text:style-name="Source_20_Text"><text:span text:style-name="T6"><text:s text:c="4"/></text:span></text:span><text:span text:style-name="Source_20_Text"><text:span text:style-name="T10">// Atributos</text:span></text:span></text:p>
      <text:p text:style-name="P11"><text:span text:style-name="Source_20_Text"><text:span text:style-name="T6"><text:s text:c="4"/>String modelo;</text:span></text:span></text:p>
      <text:p text:style-name="P11"><text:span text:style-name="Source_20_Text"><text:span text:style-name="T6"><text:s text:c="4"/>String cor;</text:span></text:span></text:p>
      <text:p text:style-name="P10"><text:span text:style-name="Source_20_Text"><text:span text:style-name="T6"><text:s text:c="4"/></text:span></text:span><text:span text:style-name="Source_20_Text"><text:span text:style-name="T5">int</text:span></text:span><text:span text:style-name="Source_20_Text"><text:span text:style-name="T6"> ano;</text:span></text:span></text:p>
      <text:p text:style-name="P11"/>
      <text:p text:style-name="P10"><text:span text:style-name="Source_20_Text"><text:span text:style-name="T6"><text:s text:c="4"/></text:span></text:span><text:span text:style-name="Source_20_Text"><text:span text:style-name="T10">// Construt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odelo, String cor,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pan text:style-name="Source_20_Text"><text:span text:style-name="T6"><text:s text:c="8"/></text:span></text:span><text:span text:style-name="Source_20_Text"><text:span text:style-name="T5">this</text:span></text:span><text:span text:style-name="Source_20_Text"><text:span text:style-name="T6">.cor = cor;</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acelera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carro está acelerando."</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list text:style-name="L19">
        <text:list-item>
          <text:p text:style-name="P55"><text:span text:style-name="Strong_20_Emphasis">Atributos</text:span>: <text:span text:style-name="Source_20_Text">modelo</text:span>, <text:span text:style-name="Source_20_Text">cor</text:span> e <text:span text:style-name="Source_20_Text">ano</text:span> são as variáveis que representam o estado do objeto. </text:p>
        </text:list-item>
        <text:list-item>
          <text:p text:style-name="P55"><text:span text:style-name="Strong_20_Emphasis">Construtor</text:span>: O construtor é um método especial que é chamado quando um objeto da classe é criado. Ele inicializa os atributos com valores fornecidos. </text:p>
        </text:list-item>
        <text:list-item>
          <text:p text:style-name="P56"><text:span text:style-name="Strong_20_Emphasis">Método</text:span>: <text:span text:style-name="Source_20_Text">acelerar()</text:span> é um comportamento que o objeto do tipo <text:span text:style-name="Source_20_Text">Carro</text:span> pode executar. </text:p>
        </text:list-item>
      </text:list>
      <text:h text:style-name="Heading_20_2" text:outline-level="2"><text:soft-page-break/>2. Objetos</text:h>
      <text:p text:style-name="Text_20_body">Um <text:span text:style-name="Strong_20_Emphasis">objeto</text:span> é uma instância de uma classe. Em termos simples, quando você cria um objeto, está criando uma instância de uma classe com valores específicos para seus atributos.</text:p>
      <text:h text:style-name="Heading_20_3" text:outline-level="3">Como Criar um Objeto</text:h>
      <text:p text:style-name="Text_20_body">Para criar um objeto, usamos a palavra-chave <text:span text:style-name="Source_20_Text">new</text:span> associada ao nome da classe. O construtor da classe é chamado para inicializar o objeto.</text:p>
      <text:p text:style-name="P9"/>
      <text:p text:style-name="P17"><text:span text:style-name="Source_20_Text"><text:span text:style-name="T6">Carro meuCarro = </text:span></text:span><text:span text:style-name="Source_20_Text"><text:span text:style-name="T5">new</text:span></text:span><text:span text:style-name="Source_20_Text"><text:span text:style-name="T6"> Carro(</text:span></text:span><text:span text:style-name="Source_20_Text"><text:span text:style-name="T9">"Fusca"</text:span></text:span><text:span text:style-name="Source_20_Text"><text:span text:style-name="T6">, </text:span></text:span><text:span text:style-name="Source_20_Text"><text:span text:style-name="T9">"Azul"</text:span></text:span><text:span text:style-name="Source_20_Text"><text:span text:style-name="T6">, </text:span></text:span><text:span text:style-name="Source_20_Text"><text:span text:style-name="T8">1970</text:span></text:span><text:span text:style-name="Source_20_Text"><text:span text:style-name="T6">);</text:span></text:span></text:p>
      <text:p text:style-name="Text_20_body">Aqui, <text:span text:style-name="Source_20_Text">meuCarro</text:span> é um objeto do tipo <text:span text:style-name="Source_20_Text">Carro</text:span>. Ele possui os atributos <text:span text:style-name="Source_20_Text">modelo = "Fusca"</text:span>, <text:span text:style-name="Source_20_Text">cor = "Azul"</text:span> e <text:span text:style-name="Source_20_Text">ano = 1970</text:span>.</text:p>
      <text:h text:style-name="Heading_20_3" text:outline-level="3">Acessando Atributos e Métodos do Objeto</text:h>
      <text:p text:style-name="Text_20_body">Depois de criar um objeto, podemos acessar seus atributos e métodos usando o <text:span text:style-name="Strong_20_Emphasis">operador ponto (</text:span><text:span text:style-name="Strong_20_Emphasis"><text:span text:style-name="Source_20_Text">.</text:span></text:span><text:span text:style-name="Strong_20_Emphasis">)</text:span>.</text:p>
      <text:p text:style-name="P9"/>
      <text:p text:style-name="P10"><text:span text:style-name="Source_20_Text"><text:span text:style-name="T6">System.out.println(meuCarro.modelo); <text:s/></text:span></text:span><text:span text:style-name="Source_20_Text"><text:span text:style-name="T10">// Acessando o atributo "modelo"</text:span></text:span></text:p>
      <text:p text:style-name="P17"><text:span text:style-name="Source_20_Text"><text:span text:style-name="T6">meuCarro.acelerar(); <text:s text:c="17"/></text:span></text:span><text:span text:style-name="Source_20_Text"><text:span text:style-name="T10">// Chamando o método "acelerar"</text:span></text:span></text:p>
      <text:h text:style-name="Heading_20_2" text:outline-level="2">3. Atributos (ou Variáveis de Instância)</text:h>
      <text:p text:style-name="Text_20_body"><text:span text:style-name="Strong_20_Emphasis">Atributos</text:span> são variáveis que pertencem a uma classe e representam as propriedades dos objetos criados a partir dessa classe. Cada objeto de uma classe tem suas próprias cópias dos atributos.</text:p>
      <text:h text:style-name="Heading_20_3" text:outline-level="3">Exemplo de Atributos</text:h>
      <text:p text:style-name="Text_20_body">No exemplo da classe <text:span text:style-name="Source_20_Text">Carro</text:span>, os atributos são:</text:p>
      <text:p text:style-name="P9"/>
      <text:p text:style-name="P10"><text:span text:style-name="Source_20_Text"><text:span text:style-name="T6">String modelo;</text:span></text:span></text:p>
      <text:p text:style-name="P11"><text:span text:style-name="Source_20_Text"><text:span text:style-name="T6">String cor;</text:span></text:span></text:p>
      <text:p text:style-name="P17"><text:span text:style-name="Source_20_Text"><text:span text:style-name="T5">int</text:span></text:span><text:span text:style-name="Source_20_Text"><text:span text:style-name="T6"> ano;</text:span></text:span></text:p>
      <text:p text:style-name="Text_20_body">Esses atributos armazenam o estado específico de cada carro.</text:p>
      <text:h text:style-name="Heading_20_3" text:outline-level="3">Modificadores de Atributos</text:h>
      <text:p text:style-name="Text_20_body">Os atributos podem ter modificadores de acesso como:</text:p>
      <text:list text:style-name="L20">
        <text:list-item>
          <text:p text:style-name="P57"><text:span text:style-name="Strong_20_Emphasis"><text:span text:style-name="Source_20_Text">private</text:span></text:span>: O atributo só pode ser acessado dentro da própria classe. </text:p>
        </text:list-item>
        <text:list-item>
          <text:p text:style-name="P57"><text:span text:style-name="Strong_20_Emphasis"><text:span text:style-name="Source_20_Text">public</text:span></text:span>: O atributo pode ser acessado diretamente por qualquer outra classe. </text:p>
        </text:list-item>
        <text:list-item>
          <text:p text:style-name="P58"><text:span text:style-name="Strong_20_Emphasis"><text:span text:style-name="Source_20_Text">protected</text:span></text:span>: O atributo pode ser acessado por classes do mesmo pacote ou subclasses. </text:p>
        </text:list-item>
      </text:list>
      <text:p text:style-name="Text_20_body"><text:soft-page-break/>Geralmente, usamos <text:span text:style-name="Strong_20_Emphasis"><text:span text:style-name="Source_20_Text">private</text:span></text:span> para atributos e fornecemos métodos públicos para acessar e modificar esses atributos (através de <text:span text:style-name="Strong_20_Emphasis">getters</text:span> e <text:span text:style-name="Strong_20_Emphasis">setters</text:span>).</text:p>
      <text:h text:style-name="Heading_20_3" text:outline-level="3">Exemplo com Getters e Setters</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modelo;</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cor;</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ano;</text:span></text:span></text:p>
      <text:p text:style-name="P11"/>
      <text:p text:style-name="P10"><text:span text:style-name="Source_20_Text"><text:span text:style-name="T6"><text:s text:c="4"/></text:span></text:span><text:span text:style-name="Source_20_Text"><text:span text:style-name="T10">// Construt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odelo, String cor,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pan text:style-name="Source_20_Text"><text:span text:style-name="T6"><text:s text:c="8"/></text:span></text:span><text:span text:style-name="Source_20_Text"><text:span text:style-name="T5">this</text:span></text:span><text:span text:style-name="Source_20_Text"><text:span text:style-name="T6">.cor = cor;</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Getter para o atributo "modelo"</text:span></text:span></text:p>
      <text:p text:style-name="P10"><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Modelo</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model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Setter para o atributo "model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Modelo</text:span></text:span><text:span text:style-name="Source_20_Text"><text:span text:style-name="T8">(String model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1"><text:span text:style-name="Source_20_Text"><text:span text:style-name="T6"><text:s text:c="4"/>}</text:span></text:span></text:p>
      <text:p text:style-name="P12"><text:span text:style-name="Source_20_Text"><text:span text:style-name="T6">}</text:span></text:span></text:p>
      <text:p text:style-name="Text_20_body">Aqui, o atributo <text:span text:style-name="Source_20_Text">modelo</text:span> é privado, mas podemos acessá-lo e modificá-lo usando os métodos <text:span text:style-name="Source_20_Text">getModelo()</text:span> e <text:span text:style-name="Source_20_Text">setModelo()</text:span>.</text:p>
      <text:h text:style-name="Heading_20_2" text:outline-level="2">4. Métodos</text:h>
      <text:p text:style-name="Text_20_body">Os <text:span text:style-name="Strong_20_Emphasis">métodos</text:span> são funções que definem o comportamento dos objetos. Eles podem realizar ações e, opcionalmente, retornar um valor. Um método pertence a uma classe e pode acessar os atributos dessa classe.</text:p>
      <text:h text:style-name="Heading_20_3" text:outline-level="3">Exemplo de Métodos</text:h>
      <text:p text:style-name="Text_20_body">No exemplo anterior, o método <text:span text:style-name="Source_20_Text">acelerar()</text:span> faz o carro "acelerar". Vamos adicionar mais métodos:</text:p>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modelo;</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cor;</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ano;</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velocidade;</text:span></text:span></text:p>
      <text:p text:style-name="P11"/>
      <text:p text:style-name="P10"><text:span text:style-name="Source_20_Text"><text:span text:style-name="T6"><text:s text:c="4"/></text:span></text:span><text:span text:style-name="Source_20_Text"><text:span text:style-name="T10">// Construt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odelo, String cor,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oft-page-break/><text:span text:style-name="Source_20_Text"><text:span text:style-name="T6"><text:s text:c="8"/></text:span></text:span><text:span text:style-name="Source_20_Text"><text:span text:style-name="T5">this</text:span></text:span><text:span text:style-name="Source_20_Text"><text:span text:style-name="T6">.cor = cor;</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0"><text:span text:style-name="Source_20_Text"><text:span text:style-name="T6"><text:s text:c="8"/></text:span></text:span><text:span text:style-name="Source_20_Text"><text:span text:style-name="T5">this</text:span></text:span><text:span text:style-name="Source_20_Text"><text:span text:style-name="T6">.velocidade = </text:span></text:span><text:span text:style-name="Source_20_Text"><text:span text:style-name="T8">0</text:span></text:span><text:span text:style-name="Source_20_Text"><text:span text:style-name="T6">; <text:s/></text:span></text:span><text:span text:style-name="Source_20_Text"><text:span text:style-name="T10">// Inicialmente, o carro está parad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para acelerar o carr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acelerar</text:span></text:span><text:span text:style-name="Source_20_Text"><text:span text:style-name="T8">()</text:span></text:span><text:span text:style-name="Source_20_Text"><text:span text:style-name="T6"> {</text:span></text:span></text:p>
      <text:p text:style-name="P10"><text:span text:style-name="Source_20_Text"><text:span text:style-name="T6"><text:s text:c="8"/>velocidade += </text:span></text:span><text:span text:style-name="Source_20_Text"><text:span text:style-name="T8">1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O carro está acelerando. Velocidade atual: "</text:span></text:span><text:span text:style-name="Source_20_Text"><text:span text:style-name="T6"> + velocidade + </text:span></text:span><text:span text:style-name="Source_20_Text"><text:span text:style-name="T9">" km/h"</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 para frear o carro</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frear</text:span></text:span><text:span text:style-name="Source_20_Text"><text:span text:style-name="T8">()</text:span></text:span><text:span text:style-name="Source_20_Text"><text:span text:style-name="T6"> {</text:span></text:span></text:p>
      <text:p text:style-name="P10"><text:span text:style-name="Source_20_Text"><text:span text:style-name="T6"><text:s text:c="8"/>velocidade -= </text:span></text:span><text:span text:style-name="Source_20_Text"><text:span text:style-name="T8">10</text:span></text:span><text:span text:style-name="Source_20_Text"><text:span text:style-name="T6">;</text:span></text:span></text:p>
      <text:p text:style-name="P10"><text:span text:style-name="Source_20_Text"><text:span text:style-name="T6"><text:s text:c="8"/></text:span></text:span><text:span text:style-name="Source_20_Text"><text:span text:style-name="T5">if</text:span></text:span><text:span text:style-name="Source_20_Text"><text:span text:style-name="T6"> (velocidade &lt; </text:span></text:span><text:span text:style-name="Source_20_Text"><text:span text:style-name="T8">0</text:span></text:span><text:span text:style-name="Source_20_Text"><text:span text:style-name="T6">) velocidade = </text:span></text:span><text:span text:style-name="Source_20_Text"><text:span text:style-name="T8">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O carro está freando. Velocidade atual: "</text:span></text:span><text:span text:style-name="Source_20_Text"><text:span text:style-name="T6"> + velocidade + </text:span></text:span><text:span text:style-name="Source_20_Text"><text:span text:style-name="T9">" km/h"</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Tipos de Métodos</text:h>
      <text:list text:style-name="L21">
        <text:list-item>
          <text:p text:style-name="P59"><text:span text:style-name="Strong_20_Emphasis">Métodos de Instância</text:span>: A maioria dos métodos são chamados em objetos (instâncias de classes). Exemplo: <text:span text:style-name="Source_20_Text">meuCarro.acelerar()</text:span>. </text:p>
        </text:list-item>
        <text:list-item>
          <text:p text:style-name="P60"><text:span text:style-name="Strong_20_Emphasis">Métodos Estáticos</text:span>: Esses métodos pertencem à classe e não ao objeto, podendo ser chamados diretamente pela classe. Exemplo: <text:span text:style-name="Source_20_Text">Math.sqrt(25)</text:span>. </text:p>
        </text:list-item>
      </text:list>
      <text:h text:style-name="Heading_20_3" text:outline-level="3">Métodos com Retorno e Sem Retorno</text:h>
      <text:list text:style-name="L22">
        <text:list-item>
          <text:p text:style-name="P61">Métodos podem retornar valores usando a palavra-chave <text:span text:style-name="Source_20_Text">return</text:span>:</text:p>
          <text:p text:style-name="P62"/>
          <text:p text:style-name="P63"><text:span text:style-name="Source_20_Text"><text:span text:style-name="T5">publ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getVelocidade</text:span></text:span><text:span text:style-name="Source_20_Text"><text:span text:style-name="T8">()</text:span></text:span><text:span text:style-name="Source_20_Text"><text:span text:style-name="T6"> {</text:span></text:span></text:p>
          <text:p text:style-name="P63"><text:span text:style-name="Source_20_Text"><text:span text:style-name="T6"><text:s text:c="4"/></text:span></text:span><text:span text:style-name="Source_20_Text"><text:span text:style-name="T5">return</text:span></text:span><text:span text:style-name="Source_20_Text"><text:span text:style-name="T6"> velocidade;</text:span></text:span></text:p>
          <text:p text:style-name="P64"><text:span text:style-name="Source_20_Text"><text:span text:style-name="T6">}</text:span></text:span></text:p>
          <text:p text:style-name="P61">Aqui, <text:span text:style-name="Source_20_Text">getVelocidade()</text:span> retorna a velocidade atual do carro.</text:p>
        </text:list-item>
        <text:list-item>
          <text:p text:style-name="P61">Métodos sem retorno têm o tipo <text:span text:style-name="Source_20_Text">void</text:span>:</text:p>
          <text:p text:style-name="P62"/>
          <text:p text:style-name="P63"><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acelerar</text:span></text:span><text:span text:style-name="Source_20_Text"><text:span text:style-name="T8">()</text:span></text:span><text:span text:style-name="Source_20_Text"><text:span text:style-name="T6"> {</text:span></text:span></text:p>
          <text:p text:style-name="P63"><text:span text:style-name="Source_20_Text"><text:span text:style-name="T6"><text:s text:c="4"/></text:span></text:span><text:span text:style-name="Source_20_Text"><text:span text:style-name="T10">// Código de aceleração</text:span></text:span></text:p>
          <text:p text:style-name="P64"><text:span text:style-name="Source_20_Text"><text:span text:style-name="T6">}</text:span></text:span></text:p>
        </text:list-item>
      </text:list>
      <text:h text:style-name="Heading_20_2" text:outline-level="2"/>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Exemplo Completo</text:h>
      <text:p text:style-name="Text_20_body">Aqui está um exemplo completo de uma classe <text:span text:style-name="Source_20_Text">Carro</text:span> com atributos, métodos e um exemplo de como criar um objeto e interagir com ele:</text:p>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rro</text:span></text:span><text:span text:style-name="Source_20_Text"><text:span text:style-name="T6"> {</text:span></text:span></text:p>
      <text:p text:style-name="P10"><text:span text:style-name="Source_20_Text"><text:span text:style-name="T6"><text:s text:c="4"/></text:span></text:span><text:span text:style-name="Source_20_Text"><text:span text:style-name="T10">// Atributos</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modelo;</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cor;</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ano;</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velocidade;</text:span></text:span></text:p>
      <text:p text:style-name="P11"/>
      <text:p text:style-name="P10"><text:span text:style-name="Source_20_Text"><text:span text:style-name="T6"><text:s text:c="4"/></text:span></text:span><text:span text:style-name="Source_20_Text"><text:span text:style-name="T10">// Construtor</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7">Carro</text:span></text:span><text:span text:style-name="Source_20_Text"><text:span text:style-name="T8">(String modelo, String cor, </text:span></text:span><text:span text:style-name="Source_20_Text"><text:span text:style-name="T5">int</text:span></text:span><text:span text:style-name="Source_20_Text"><text:span text:style-name="T8"> an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0"><text:span text:style-name="Source_20_Text"><text:span text:style-name="T6"><text:s text:c="8"/></text:span></text:span><text:span text:style-name="Source_20_Text"><text:span text:style-name="T5">this</text:span></text:span><text:span text:style-name="Source_20_Text"><text:span text:style-name="T6">.cor = cor;</text:span></text:span></text:p>
      <text:p text:style-name="P10"><text:span text:style-name="Source_20_Text"><text:span text:style-name="T6"><text:s text:c="8"/></text:span></text:span><text:span text:style-name="Source_20_Text"><text:span text:style-name="T5">this</text:span></text:span><text:span text:style-name="Source_20_Text"><text:span text:style-name="T6">.ano = ano;</text:span></text:span></text:p>
      <text:p text:style-name="P10"><text:span text:style-name="Source_20_Text"><text:span text:style-name="T6"><text:s text:c="8"/></text:span></text:span><text:span text:style-name="Source_20_Text"><text:span text:style-name="T5">this</text:span></text:span><text:span text:style-name="Source_20_Text"><text:span text:style-name="T6">.velocidade = </text:span></text:span><text:span text:style-name="Source_20_Text"><text:span text:style-name="T8">0</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Métodos</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acelerar</text:span></text:span><text:span text:style-name="Source_20_Text"><text:span text:style-name="T8">()</text:span></text:span><text:span text:style-name="Source_20_Text"><text:span text:style-name="T6"> {</text:span></text:span></text:p>
      <text:p text:style-name="P10"><text:span text:style-name="Source_20_Text"><text:span text:style-name="T6"><text:s text:c="8"/>velocidade += </text:span></text:span><text:span text:style-name="Source_20_Text"><text:span text:style-name="T8">1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O carro está acelerando. Velocidade atual: "</text:span></text:span><text:span text:style-name="Source_20_Text"><text:span text:style-name="T6"> + velocidade + </text:span></text:span><text:span text:style-name="Source_20_Text"><text:span text:style-name="T9">" km/h"</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frear</text:span></text:span><text:span text:style-name="Source_20_Text"><text:span text:style-name="T8">()</text:span></text:span><text:span text:style-name="Source_20_Text"><text:span text:style-name="T6"> {</text:span></text:span></text:p>
      <text:p text:style-name="P10"><text:span text:style-name="Source_20_Text"><text:span text:style-name="T6"><text:s text:c="8"/>velocidade -= </text:span></text:span><text:span text:style-name="Source_20_Text"><text:span text:style-name="T8">10</text:span></text:span><text:span text:style-name="Source_20_Text"><text:span text:style-name="T6">;</text:span></text:span></text:p>
      <text:p text:style-name="P10"><text:span text:style-name="Source_20_Text"><text:span text:style-name="T6"><text:s text:c="8"/></text:span></text:span><text:span text:style-name="Source_20_Text"><text:span text:style-name="T5">if</text:span></text:span><text:span text:style-name="Source_20_Text"><text:span text:style-name="T6"> (velocidade &lt; </text:span></text:span><text:span text:style-name="Source_20_Text"><text:span text:style-name="T8">0</text:span></text:span><text:span text:style-name="Source_20_Text"><text:span text:style-name="T6">) velocidade = </text:span></text:span><text:span text:style-name="Source_20_Text"><text:span text:style-name="T8">0</text:span></text:span><text:span text:style-name="Source_20_Text"><text:span text:style-name="T6">;</text:span></text:span></text:p>
      <text:p text:style-name="P10"><text:span text:style-name="Source_20_Text"><text:span text:style-name="T6"><text:s text:c="8"/>System.out.println(</text:span></text:span><text:span text:style-name="Source_20_Text"><text:span text:style-name="T9">"O carro está freando. Velocidade atual: "</text:span></text:span><text:span text:style-name="Source_20_Text"><text:span text:style-name="T6"> + velocidade + </text:span></text:span><text:span text:style-name="Source_20_Text"><text:span text:style-name="T9">" km/h"</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10">// Getters e Setters</text:span></text:span></text:p>
      <text:p text:style-name="P10"><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Modelo</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model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Modelo</text:span></text:span><text:span text:style-name="Source_20_Text"><text:span text:style-name="T8">(String modelo)</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modelo = modelo;</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getVelocidade</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velocidade;</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oft-page-break/><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text:span></text:span><text:span text:style-name="Source_20_Text"><text:span text:style-name="T10">// Criando um objeto da classe Carro</text:span></text:span></text:p>
      <text:p text:style-name="P10"><text:span text:style-name="Source_20_Text"><text:span text:style-name="T6"><text:s text:c="8"/>Carro meuCarro = </text:span></text:span><text:span text:style-name="Source_20_Text"><text:span text:style-name="T5">new</text:span></text:span><text:span text:style-name="Source_20_Text"><text:span text:style-name="T6"> Carro(</text:span></text:span><text:span text:style-name="Source_20_Text"><text:span text:style-name="T9">"Fusca"</text:span></text:span><text:span text:style-name="Source_20_Text"><text:span text:style-name="T6">, </text:span></text:span><text:span text:style-name="Source_20_Text"><text:span text:style-name="T9">"Azul"</text:span></text:span><text:span text:style-name="Source_20_Text"><text:span text:style-name="T6">, </text:span></text:span><text:span text:style-name="Source_20_Text"><text:span text:style-name="T8">1970</text:span></text:span><text:span text:style-name="Source_20_Text"><text:span text:style-name="T6">);</text:span></text:span></text:p>
      <text:p text:style-name="P11"/>
      <text:p text:style-name="P10"><text:span text:style-name="Source_20_Text"><text:span text:style-name="T6"><text:s text:c="8"/></text:span></text:span><text:span text:style-name="Source_20_Text"><text:span text:style-name="T10">// Acessando atributos e métodos do objeto</text:span></text:span></text:p>
      <text:p text:style-name="P10"><text:span text:style-name="Source_20_Text"><text:span text:style-name="T6"><text:s text:c="8"/>meuCarro.acelerar(); <text:s/></text:span></text:span><text:span text:style-name="Source_20_Text"><text:span text:style-name="T10">// Saída: O carro está acelerando. Velocidade atual: 10 km/h</text:span></text:span></text:p>
      <text:p text:style-name="P10"><text:span text:style-name="Source_20_Text"><text:span text:style-name="T6"><text:s text:c="8"/>meuCarro.frear(); <text:s text:c="4"/></text:span></text:span><text:span text:style-name="Source_20_Text"><text:span text:style-name="T10">// Saída: O carro está freando. Velocidade atual: 0 km/h</text:span></text:span></text:p>
      <text:p text:style-name="P10"><text:span text:style-name="Source_20_Text"><text:span text:style-name="T6"><text:s text:c="8"/>System.out.println(</text:span></text:span><text:span text:style-name="Source_20_Text"><text:span text:style-name="T9">"Modelo: "</text:span></text:span><text:span text:style-name="Source_20_Text"><text:span text:style-name="T6"> + meuCarro.getModelo()); <text:s/></text:span></text:span><text:span text:style-name="Source_20_Text"><text:span text:style-name="T10">// Saída: Modelo: Fusca</text:span></text:span></text:p>
      <text:p text:style-name="P11"><text:span text:style-name="Source_20_Text"><text:span text:style-name="T6"><text:s text:c="4"/>}</text:span></text:span></text:p>
      <text:p text:style-name="P12"><text:span text:style-name="Source_20_Text"><text:span text:style-name="T6">}</text:span></text:span></text:p>
      <text:h text:style-name="Heading_20_2" text:outline-level="2">Conclusão</text:h>
      <text:list text:style-name="L23">
        <text:list-item>
          <text:p text:style-name="P65"><text:span text:style-name="Strong_20_Emphasis">Classes</text:span>: São moldes para criar objetos. </text:p>
        </text:list-item>
        <text:list-item>
          <text:p text:style-name="P65"><text:span text:style-name="Strong_20_Emphasis">Objetos</text:span>: São instâncias de classes e têm seus próprios valores para os atributos. </text:p>
        </text:list-item>
        <text:list-item>
          <text:p text:style-name="P65"><text:span text:style-name="Strong_20_Emphasis">Atributos</text:span>: São as propriedades que definem o estado do objeto. </text:p>
        </text:list-item>
        <text:list-item>
          <text:p text:style-name="P66"><text:span text:style-name="Strong_20_Emphasis">Métodos</text:span>: São comportamentos ou ações que o objeto pode realizar. </text:p>
        </text:list-item>
      </text:list>
      <text:p text:style-name="Text_20_body">Esses conceitos formam a base da programação orientada a objetos em Jav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67"><text:span text:style-name="Strong_20_Emphasis"><text:span text:style-name="T17">1.</text:span></text:span><text:span text:style-name="Strong_20_Emphasis"><text:span text:style-name="T18">7</text:span></text:span><text:span text:style-name="Strong_20_Emphasis"><text:span text:style-name="T17"> - </text:span></text:span><text:span text:style-name="Strong_20_Emphasis"><text:span text:style-name="T2">Modificadores de acesso (public, private, protected)</text:span></text:span></text:p>
      <text:p text:style-name="P68"><text:span text:style-name="Strong_20_Emphasis">Em Java, os modificadores de acesso são usados para controlar a visibilidade de classes, atributos e métodos. Eles determinam o nível de acesso ao código por outras classes ou pacotes. Os três principais modificadores de acesso são: </text:span><text:span text:style-name="Strong_20_Emphasis"><text:span text:style-name="Source_20_Text">public</text:span></text:span><text:span text:style-name="Strong_20_Emphasis">, </text:span><text:span text:style-name="Strong_20_Emphasis"><text:span text:style-name="Source_20_Text">private</text:span></text:span><text:span text:style-name="Strong_20_Emphasis"> e </text:span><text:span text:style-name="Strong_20_Emphasis"><text:span text:style-name="Source_20_Text">protected</text:span></text:span><text:span text:style-name="Strong_20_Emphasis">. Além disso, há um quarto nível de acesso chamado default (ou acesso de pacote), que é aplicado quando nenhum modificador é especificado.</text:span></text:p>
      <text:h text:style-name="Heading_20_2" text:outline-level="2">Visão Geral dos Modificadores de Acesso</text:h>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table-cell table:style-name="Tabela7.A1" office:value-type="string">
              <text:p text:style-name="Table_20_Heading">Modificador</text:p>
            </table:table-cell>
            <table:table-cell table:style-name="Tabela7.A1" office:value-type="string">
              <text:p text:style-name="Table_20_Heading">Dentro da Mesma Classe</text:p>
            </table:table-cell>
            <table:table-cell table:style-name="Tabela7.A1" office:value-type="string">
              <text:p text:style-name="Table_20_Heading">Dentro do Mesmo Pacote</text:p>
            </table:table-cell>
            <table:table-cell table:style-name="Tabela7.A1" office:value-type="string">
              <text:p text:style-name="Table_20_Heading">Subclasses (Herança)</text:p>
            </table:table-cell>
            <table:table-cell table:style-name="Tabela7.A1" office:value-type="string">
              <text:p text:style-name="Table_20_Heading">Qualquer Lugar</text:p>
            </table:table-cell>
          </table:table-row>
        </table:table-header-rows>
        <table:table-row>
          <table:table-cell table:style-name="Tabela7.A1" office:value-type="string">
            <text:p text:style-name="Table_20_Contents"><text:span text:style-name="Source_20_Text">public</text:span></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row>
        <table:table-row>
          <table:table-cell table:style-name="Tabela7.A1" office:value-type="string">
            <text:p text:style-name="Table_20_Contents"><text:span text:style-name="Source_20_Text">protected</text:span></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row>
        <table:table-row>
          <table:table-cell table:style-name="Tabela7.A1" office:value-type="string">
            <text:p text:style-name="Table_20_Contents">(sem modificador) <text:span text:style-name="Source_20_Text">default</text:span></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row>
        <table:table-row>
          <table:table-cell table:style-name="Tabela7.A1" office:value-type="string">
            <text:p text:style-name="Table_20_Contents"><text:span text:style-name="Source_20_Text">private</text:span></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cell table:style-name="Tabela7.A1" office:value-type="string">
            <text:p text:style-name="Table_20_Contents">✘</text:p>
          </table:table-cell>
        </table:table-row>
      </table:table>
      <text:h text:style-name="Heading_20_3" text:outline-level="3">1. <text:span text:style-name="Source_20_Text">public</text:span></text:h>
      <text:list text:style-name="L24">
        <text:list-item>
          <text:p text:style-name="P69">O modificador <text:span text:style-name="Strong_20_Emphasis"><text:span text:style-name="Source_20_Text">public</text:span></text:span> torna o <text:span text:style-name="Strong_20_Emphasis">método</text:span>, <text:span text:style-name="Strong_20_Emphasis">atributo</text:span> ou <text:span text:style-name="Strong_20_Emphasis">classe</text:span> acessível de qualquer lugar, ou seja, de <text:span text:style-name="Strong_20_Emphasis">qualquer outro código</text:span>, independentemente do pacote ou classe em que o código está localizado. </text:p>
        </text:list-item>
        <text:list-item>
          <text:p text:style-name="P69"><text:span text:style-name="Strong_20_Emphasis">Classes públicas</text:span> podem ser acessadas por qualquer outra classe. </text:p>
        </text:list-item>
        <text:list-item>
          <text:p text:style-name="P70"><text:span text:style-name="Strong_20_Emphasis">Métodos e atributos públicos</text:span> podem ser acessados de qualquer instância ou classe que tenha visibilidade da classe onde eles estão definidos. </text:p>
        </text:list-item>
      </text:list>
      <text:h text:style-name="Heading_20_4" text:outline-level="4">Exemplo:</text:h>
      <text:p text:style-name="P9"/>
      <text:p text:style-name="P10"><text:soft-page-break/><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String nome;</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fazerSom</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animal faz um som"</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p text:style-name="Text_20_body">Aqui, o atributo <text:span text:style-name="Source_20_Text">nome</text:span> e o método <text:span text:style-name="Source_20_Text">fazerSom()</text:span> são públicos, então podem ser acessados em qualquer lugar onde o objeto <text:span text:style-name="Source_20_Text">Animal</text:span> for visível.</text:p>
      <text:h text:style-name="Heading_20_4" text:outline-level="4">Acesso:</text:h>
      <text:p text:style-name="P9"/>
      <text:p text:style-name="P10"><text:span text:style-name="Source_20_Text"><text:span text:style-name="T6">Animal cachorro = </text:span></text:span><text:span text:style-name="Source_20_Text"><text:span text:style-name="T5">new</text:span></text:span><text:span text:style-name="Source_20_Text"><text:span text:style-name="T6"> Animal();</text:span></text:span></text:p>
      <text:p text:style-name="P10"><text:span text:style-name="Source_20_Text"><text:span text:style-name="T6">cachorro.nome = </text:span></text:span><text:span text:style-name="Source_20_Text"><text:span text:style-name="T9">"Rex"</text:span></text:span><text:span text:style-name="Source_20_Text"><text:span text:style-name="T6">; <text:s text:c="7"/></text:span></text:span><text:span text:style-name="Source_20_Text"><text:span text:style-name="T10">// Acesso permitido</text:span></text:span></text:p>
      <text:p text:style-name="P17"><text:span text:style-name="Source_20_Text"><text:span text:style-name="T6">cachorro.fazerSom(); <text:s text:c="9"/></text:span></text:span><text:span text:style-name="Source_20_Text"><text:span text:style-name="T10">// Acesso permitido</text:span></text:span></text:p>
      <text:h text:style-name="Heading_20_3" text:outline-level="3">2. <text:span text:style-name="Source_20_Text">private</text:span></text:h>
      <text:list text:style-name="L25">
        <text:list-item>
          <text:p text:style-name="P71">O modificador <text:span text:style-name="Strong_20_Emphasis"><text:span text:style-name="Source_20_Text">private</text:span></text:span> impede que o método ou atributo seja acessado fora da <text:span text:style-name="Strong_20_Emphasis">classe</text:span> em que foi declarado. </text:p>
        </text:list-item>
        <text:list-item>
          <text:p text:style-name="P71"><text:span text:style-name="Strong_20_Emphasis">Atributos ou métodos privados</text:span> só podem ser usados dentro da própria classe. Eles não são visíveis nem para classes dentro do mesmo pacote, nem para subclasses. </text:p>
        </text:list-item>
        <text:list-item>
          <text:p text:style-name="P72">É uma prática comum encapsular os dados de uma classe com <text:span text:style-name="Source_20_Text">private</text:span> e fornecer acesso a eles através de métodos <text:span text:style-name="Strong_20_Emphasis">getters</text:span> e <text:span text:style-name="Strong_20_Emphasis">setters</text:span>. </text:p>
        </text:list-item>
      </text:list>
      <text:h text:style-name="Heading_20_4" text:outline-level="4">Exemplo:</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Pessoa</text:span></text:span><text:span text:style-name="Source_20_Text"><text:span text:style-name="T6"> {</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nome;</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Nome</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nome;</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Nome</text:span></text:span><text:span text:style-name="Source_20_Text"><text:span text:style-name="T8">(String nome)</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nome = nome;</text:span></text:span></text:p>
      <text:p text:style-name="P11"><text:span text:style-name="Source_20_Text"><text:span text:style-name="T6"><text:s text:c="4"/>}</text:span></text:span></text:p>
      <text:p text:style-name="P12"><text:span text:style-name="Source_20_Text"><text:span text:style-name="T6">}</text:span></text:span></text:p>
      <text:p text:style-name="Text_20_body">Nesse exemplo, o atributo <text:span text:style-name="Source_20_Text">nome</text:span> é privado e só pode ser acessado ou modificado através dos métodos <text:span text:style-name="Source_20_Text">getNome()</text:span> e <text:span text:style-name="Source_20_Text">setNome()</text:span>.</text:p>
      <text:h text:style-name="Heading_20_4" text:outline-level="4">Acesso:</text:h>
      <text:p text:style-name="P9"/>
      <text:p text:style-name="P10"><text:span text:style-name="Source_20_Text"><text:span text:style-name="T6">Pessoa pessoa = </text:span></text:span><text:span text:style-name="Source_20_Text"><text:span text:style-name="T5">new</text:span></text:span><text:span text:style-name="Source_20_Text"><text:span text:style-name="T6"> Pessoa();</text:span></text:span></text:p>
      <text:p text:style-name="P10"><text:span text:style-name="Source_20_Text"><text:span text:style-name="T6">pessoa.setNome(</text:span></text:span><text:span text:style-name="Source_20_Text"><text:span text:style-name="T9">"João"</text:span></text:span><text:span text:style-name="Source_20_Text"><text:span text:style-name="T6">); <text:s text:c="13"/></text:span></text:span><text:span text:style-name="Source_20_Text"><text:span text:style-name="T10">// Acesso permitido através do setter</text:span></text:span></text:p>
      <text:p text:style-name="P17"><text:span text:style-name="Source_20_Text"><text:span text:style-name="T6">System.out.println(pessoa.getNome()); </text:span></text:span><text:span text:style-name="Source_20_Text"><text:span text:style-name="T10">// Acesso permitido através do getter</text:span></text:span></text:p>
      <text:p text:style-name="Text_20_body"><text:soft-page-break/>Se tentássemos acessar diretamente o atributo <text:span text:style-name="Source_20_Text">nome</text:span>, ocorreria um erro de compilação:</text:p>
      <text:p text:style-name="P9"/>
      <text:p text:style-name="P17"><text:span text:style-name="Source_20_Text"><text:span text:style-name="T6">pessoa.nome = </text:span></text:span><text:span text:style-name="Source_20_Text"><text:span text:style-name="T9">"Maria"</text:span></text:span><text:span text:style-name="Source_20_Text"><text:span text:style-name="T6">; <text:s/></text:span></text:span><text:span text:style-name="Source_20_Text"><text:span text:style-name="T10">// Erro: 'nome' tem acesso privado</text:span></text:span></text:p>
      <text:h text:style-name="Heading_20_3" text:outline-level="3">3. <text:span text:style-name="Source_20_Text">protected</text:span></text:h>
      <text:list text:style-name="L26">
        <text:list-item>
          <text:p text:style-name="P73">O modificador <text:span text:style-name="Strong_20_Emphasis"><text:span text:style-name="Source_20_Text">protected</text:span></text:span> permite que o método ou atributo seja acessado por: </text:p>
          <text:list>
            <text:list-item>
              <text:p text:style-name="P73"><text:span text:style-name="Strong_20_Emphasis">Classes no mesmo pacote</text:span>; </text:p>
            </text:list-item>
            <text:list-item>
              <text:p text:style-name="P73"><text:span text:style-name="Strong_20_Emphasis">Subclasses</text:span>, mesmo que estejam em pacotes diferentes. </text:p>
            </text:list-item>
          </text:list>
        </text:list-item>
        <text:list-item>
          <text:p text:style-name="P74"><text:span text:style-name="Strong_20_Emphasis">Atributos ou métodos protegidos</text:span> são visíveis para subclasses, o que é útil em herança. No entanto, eles não são visíveis para outras classes fora do pacote, a menos que façam parte de uma hierarquia de herança. </text:p>
        </text:list-item>
      </text:list>
      <text:h text:style-name="Heading_20_4" text:outline-level="4">Exemplo:</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text:span></text:span><text:span text:style-name="Source_20_Text"><text:span text:style-name="T5">protected</text:span></text:span><text:span text:style-name="Source_20_Text"><text:span text:style-name="T6"> String especie;</text:span></text:span></text:p>
      <text:p text:style-name="P11"/>
      <text:p text:style-name="P10"><text:span text:style-name="Source_20_Text"><text:span text:style-name="T6"><text:s text:c="4"/></text:span></text:span><text:span text:style-name="Source_20_Text"><text:span text:style-name="T5">protected</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come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animal está comendo"</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p text:style-name="Text_20_body">Aqui, o atributo <text:span text:style-name="Source_20_Text">especie</text:span> e o método <text:span text:style-name="Source_20_Text">comer()</text:span> são protegidos, então podem ser acessados diretamente por subclasses ou por classes dentro do mesmo pacote.</text:p>
      <text:h text:style-name="Heading_20_4" text:outline-level="4">Acesso em uma Subclasse:</text:h>
      <text:p text:style-name="P9"/>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Cachorro</text:span></text:span><text:span text:style-name="Source_20_Text"><text:span text:style-name="T6"> </text:span></text:span><text:span text:style-name="Source_20_Text"><text:span text:style-name="T5">extend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latir</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O cachorro está latindo"</text:span></text:span><text:span text:style-name="Source_20_Text"><text:span text:style-name="T6">);</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tatus</text:span></text:span><text:span text:style-name="Source_20_Text"><text:span text:style-name="T8">()</text:span></text:span><text:span text:style-name="Source_20_Text"><text:span text:style-name="T6"> {</text:span></text:span></text:p>
      <text:p text:style-name="P10"><text:span text:style-name="Source_20_Text"><text:span text:style-name="T6"><text:s text:c="8"/>System.out.println(</text:span></text:span><text:span text:style-name="Source_20_Text"><text:span text:style-name="T9">"Espécie: "</text:span></text:span><text:span text:style-name="Source_20_Text"><text:span text:style-name="T6"> + especie); <text:s/></text:span></text:span><text:span text:style-name="Source_20_Text"><text:span text:style-name="T10">// Acesso permitido</text:span></text:span></text:p>
      <text:p text:style-name="P10"><text:span text:style-name="Source_20_Text"><text:span text:style-name="T6"><text:s text:c="8"/>comer(); <text:s text:c="36"/></text:span></text:span><text:span text:style-name="Source_20_Text"><text:span text:style-name="T10">// Acesso permitido</text:span></text:span></text:p>
      <text:p text:style-name="P11"><text:span text:style-name="Source_20_Text"><text:span text:style-name="T6"><text:s text:c="4"/>}</text:span></text:span></text:p>
      <text:p text:style-name="P11"><text:span text:style-name="Source_20_Text"><text:span text:style-name="T6">}</text:span></text:span></text:p>
      <text:p text:style-name="P11"/>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Cachorro dog = </text:span></text:span><text:span text:style-name="Source_20_Text"><text:span text:style-name="T5">new</text:span></text:span><text:span text:style-name="Source_20_Text"><text:span text:style-name="T6"> Cachorro();</text:span></text:span></text:p>
      <text:p text:style-name="P10"><text:span text:style-name="Source_20_Text"><text:span text:style-name="T6"><text:s text:c="8"/>dog.status(); <text:s/></text:span></text:span><text:span text:style-name="Source_20_Text"><text:span text:style-name="T10">// Saída: Espécie: null <text:s/>O animal está comendo</text:span></text:span></text:p>
      <text:p text:style-name="P11"><text:span text:style-name="Source_20_Text"><text:span text:style-name="T6"><text:s text:c="4"/>}</text:span></text:span></text:p>
      <text:p text:style-name="P12"><text:span text:style-name="Source_20_Text"><text:span text:style-name="T6">}</text:span></text:span></text:p>
      <text:h text:style-name="Heading_20_3" text:outline-level="3"><text:soft-page-break/>4. Sem Modificador (<text:span text:style-name="Source_20_Text">default</text:span> ou acesso de pacote)</text:h>
      <text:list text:style-name="L27">
        <text:list-item>
          <text:p text:style-name="P75">Quando um método, atributo ou classe não possui um modificador de acesso explícito, ele recebe o <text:span text:style-name="Strong_20_Emphasis">acesso de pacote</text:span> (também conhecido como <text:span text:style-name="Strong_20_Emphasis">default</text:span>). </text:p>
        </text:list-item>
        <text:list-item>
          <text:p text:style-name="P76"><text:span text:style-name="Strong_20_Emphasis">Atributos ou métodos com acesso de pacote</text:span> são acessíveis apenas por classes dentro do <text:span text:style-name="Strong_20_Emphasis">mesmo pacote</text:span>. Eles não são visíveis para subclasses em pacotes diferentes, nem para outras classes em pacotes diferentes. </text:p>
        </text:list-item>
      </text:list>
      <text:h text:style-name="Heading_20_4" text:outline-level="4">Exemplo:</text:h>
      <text:p text:style-name="P9"/>
      <text:p text:style-name="P10"><text:span text:style-name="Source_20_Text"><text:span text:style-name="T5">class</text:span></text:span><text:span text:style-name="Source_20_Text"><text:span text:style-name="T6"> </text:span></text:span><text:span text:style-name="Source_20_Text"><text:span text:style-name="T7">Animal</text:span></text:span><text:span text:style-name="Source_20_Text"><text:span text:style-name="T6"> {</text:span></text:span></text:p>
      <text:p text:style-name="P10"><text:span text:style-name="Source_20_Text"><text:span text:style-name="T6"><text:s text:c="4"/>String nome; <text:s/></text:span></text:span><text:span text:style-name="Source_20_Text"><text:span text:style-name="T10">// Acesso de pacote (default)</text:span></text:span></text:p>
      <text:p text:style-name="P11"><text:span text:style-name="Source_20_Text"><text:span text:style-name="T6"><text:s text:c="4"/></text:span></text:span></text:p>
      <text:p text:style-name="P10"><text:span text:style-name="Source_20_Text"><text:span text:style-name="T6"><text:s text:c="4"/></text:span></text:span><text:span text:style-name="Source_20_Text"><text:span text:style-name="T5">void</text:span></text:span><text:span text:style-name="Source_20_Text"><text:span text:style-name="T6"> </text:span></text:span><text:span text:style-name="Source_20_Text"><text:span text:style-name="T7">fazerSom</text:span></text:span><text:span text:style-name="Source_20_Text"><text:span text:style-name="T8">()</text:span></text:span><text:span text:style-name="Source_20_Text"><text:span text:style-name="T6"> { <text:s/></text:span></text:span><text:span text:style-name="Source_20_Text"><text:span text:style-name="T10">// Acesso de pacote (default)</text:span></text:span></text:p>
      <text:p text:style-name="P10"><text:span text:style-name="Source_20_Text"><text:span text:style-name="T6"><text:s text:c="8"/>System.out.println(</text:span></text:span><text:span text:style-name="Source_20_Text"><text:span text:style-name="T9">"O animal faz um som"</text:span></text:span><text:span text:style-name="Source_20_Text"><text:span text:style-name="T6">);</text:span></text:span></text:p>
      <text:p text:style-name="P11"><text:span text:style-name="Source_20_Text"><text:span text:style-name="T6"><text:s text:c="4"/>}</text:span></text:span></text:p>
      <text:p text:style-name="P12"><text:span text:style-name="Source_20_Text"><text:span text:style-name="T6">}</text:span></text:span></text:p>
      <text:p text:style-name="Text_20_body">Aqui, <text:span text:style-name="Source_20_Text">nome</text:span> e <text:span text:style-name="Source_20_Text">fazerSom()</text:span> têm acesso padrão, o que significa que apenas outras classes no <text:span text:style-name="Strong_20_Emphasis">mesmo pacote</text:span> podem acessá-los.</text:p>
      <text:h text:style-name="Heading_20_4" text:outline-level="4">Acesso dentro do mesmo pacote:</text:h>
      <text:p text:style-name="P9"/>
      <text:p text:style-name="P10"><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10"><text:span text:style-name="Source_20_Text"><text:span text:style-name="T6"><text:s text:c="8"/>Animal animal = </text:span></text:span><text:span text:style-name="Source_20_Text"><text:span text:style-name="T5">new</text:span></text:span><text:span text:style-name="Source_20_Text"><text:span text:style-name="T6"> Animal();</text:span></text:span></text:p>
      <text:p text:style-name="P10"><text:span text:style-name="Source_20_Text"><text:span text:style-name="T6"><text:s text:c="8"/>animal.nome = </text:span></text:span><text:span text:style-name="Source_20_Text"><text:span text:style-name="T9">"Leão"</text:span></text:span><text:span text:style-name="Source_20_Text"><text:span text:style-name="T6">; <text:s text:c="6"/></text:span></text:span><text:span text:style-name="Source_20_Text"><text:span text:style-name="T10">// Acesso permitido dentro do mesmo pacote</text:span></text:span></text:p>
      <text:p text:style-name="P10"><text:span text:style-name="Source_20_Text"><text:span text:style-name="T6"><text:s text:c="8"/>animal.fazerSom(); <text:s text:c="9"/></text:span></text:span><text:span text:style-name="Source_20_Text"><text:span text:style-name="T10">// Acesso permitido dentro do mesmo pacote</text:span></text:span></text:p>
      <text:p text:style-name="P11"><text:span text:style-name="Source_20_Text"><text:span text:style-name="T6"><text:s text:c="4"/>}</text:span></text:span></text:p>
      <text:p text:style-name="P12"><text:span text:style-name="Source_20_Text"><text:span text:style-name="T6">}</text:span></text:span></text:p>
      <text:p text:style-name="Text_20_body">Se uma classe em outro pacote tentasse acessar <text:span text:style-name="Source_20_Text">nome</text:span> ou <text:span text:style-name="Source_20_Text">fazerSom()</text:span>, ocorreria um erro de compilação.</text:p>
      <text:p text:style-name="P9"/>
      <text:p text:style-name="P17"><text:span text:style-name="Source_20_Text"><text:span text:style-name="T6">animal.nome = </text:span></text:span><text:span text:style-name="Source_20_Text"><text:span text:style-name="T9">"Gato"</text:span></text:span><text:span text:style-name="Source_20_Text"><text:span text:style-name="T6">; <text:s/></text:span></text:span><text:span text:style-name="Source_20_Text"><text:span text:style-name="T10">// Erro: 'nome' não é visível fora do pacote</text:span></text:span></text:p>
      <text:h text:style-name="Heading_20_2" text:outline-level="2">Resumo dos Modificadores</text:h>
      <text:list text:style-name="L28">
        <text:list-item>
          <text:p text:style-name="P77"><text:span text:style-name="Strong_20_Emphasis"><text:span text:style-name="Source_20_Text">public</text:span></text:span>: Acesso de qualquer lugar (global). </text:p>
        </text:list-item>
        <text:list-item>
          <text:p text:style-name="P77"><text:span text:style-name="Strong_20_Emphasis"><text:span text:style-name="Source_20_Text">private</text:span></text:span>: Acesso apenas dentro da própria classe. </text:p>
        </text:list-item>
        <text:list-item>
          <text:p text:style-name="P77"><text:span text:style-name="Strong_20_Emphasis"><text:span text:style-name="Source_20_Text">protected</text:span></text:span>: Acesso dentro do mesmo pacote e por subclasses, mesmo que estejam em pacotes diferentes. </text:p>
        </text:list-item>
        <text:list-item>
          <text:p text:style-name="P78"><text:span text:style-name="Strong_20_Emphasis"><text:span text:style-name="Source_20_Text">default</text:span></text:span><text:span text:style-name="Strong_20_Emphasis"> (sem modificador)</text:span>: Acesso apenas dentro do mesmo pacote. </text:p>
        </text:list-item>
      </text:list>
      <text:h text:style-name="Heading_20_3" text:outline-level="3"><text:soft-page-break/>Tabela Resumo</text:h>
      <table:table table:name="Tabela8" table:style-name="Tabela8">
        <table:table-column table:style-name="Tabela8.A"/>
        <table:table-column table:style-name="Tabela8.B"/>
        <table:table-header-rows>
          <table:table-row>
            <table:table-cell table:style-name="Tabela8.A1" office:value-type="string">
              <text:p text:style-name="Table_20_Heading">Modificador</text:p>
            </table:table-cell>
            <table:table-cell table:style-name="Tabela8.A1" office:value-type="string">
              <text:p text:style-name="Table_20_Heading">Nível de Acesso</text:p>
            </table:table-cell>
          </table:table-row>
        </table:table-header-rows>
        <table:table-row>
          <table:table-cell table:style-name="Tabela8.A1" office:value-type="string">
            <text:p text:style-name="Table_20_Contents"><text:span text:style-name="Strong_20_Emphasis"><text:span text:style-name="Source_20_Text">public</text:span></text:span></text:p>
          </table:table-cell>
          <table:table-cell table:style-name="Tabela8.A1" office:value-type="string">
            <text:p text:style-name="Table_20_Contents">Acessível de qualquer classe, em qualquer lugar.</text:p>
          </table:table-cell>
        </table:table-row>
        <table:table-row>
          <table:table-cell table:style-name="Tabela8.A1" office:value-type="string">
            <text:p text:style-name="Table_20_Contents"><text:span text:style-name="Strong_20_Emphasis"><text:span text:style-name="Source_20_Text">private</text:span></text:span></text:p>
          </table:table-cell>
          <table:table-cell table:style-name="Tabela8.A1" office:value-type="string">
            <text:p text:style-name="Table_20_Contents">Acessível apenas dentro da própria classe.</text:p>
          </table:table-cell>
        </table:table-row>
        <table:table-row>
          <table:table-cell table:style-name="Tabela8.A1" office:value-type="string">
            <text:p text:style-name="Table_20_Contents"><text:span text:style-name="Strong_20_Emphasis"><text:span text:style-name="Source_20_Text">protected</text:span></text:span></text:p>
          </table:table-cell>
          <table:table-cell table:style-name="Tabela8.A1" office:value-type="string">
            <text:p text:style-name="Table_20_Contents">Acessível dentro do mesmo pacote e por subclasses.</text:p>
          </table:table-cell>
        </table:table-row>
        <table:table-row>
          <table:table-cell table:style-name="Tabela8.A1" office:value-type="string">
            <text:p text:style-name="Table_20_Contents"><text:span text:style-name="Strong_20_Emphasis"><text:span text:style-name="Source_20_Text">default</text:span></text:span></text:p>
          </table:table-cell>
          <table:table-cell table:style-name="Tabela8.A1" office:value-type="string">
            <text:p text:style-name="Table_20_Contents">Acessível apenas dentro do mesmo pacote (sem modificador).</text:p>
          </table:table-cell>
        </table:table-row>
      </table:table>
      <text:h text:style-name="Heading_20_2" text:outline-level="2">Considerações sobre Encapsulamento</text:h>
      <text:p text:style-name="Text_20_body">Os modificadores de acesso são parte essencial do <text:span text:style-name="Strong_20_Emphasis">encapsulamento</text:span>, um dos pilares da programação orientada a objetos (OOP). Eles ajudam a proteger os dados e a controlar como diferentes partes de um sistema interagem entre si. Frequentemente, usamos <text:span text:style-name="Source_20_Text">private</text:span> para atributos e fornecemos métodos públicos, como <text:span text:style-name="Strong_20_Emphasis">getters</text:span> e <text:span text:style-name="Strong_20_Emphasis">setters</text:span>, para acessar ou modificar esses atributos, controlando assim como essas variáveis são manipuladas.</text:p>
      <text:h text:style-name="Heading_20_3" text:outline-level="3">Exemplo de Encapsulamento:</text:h>
      <text:p text:style-name="P10"><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Pessoa</text:span></text:span><text:span text:style-name="Source_20_Text"><text:span text:style-name="T6"> {</text:span></text:span></text:p>
      <text:p text:style-name="P10"><text:span text:style-name="Source_20_Text"><text:span text:style-name="T6"><text:s text:c="4"/></text:span></text:span><text:span text:style-name="Source_20_Text"><text:span text:style-name="T5">private</text:span></text:span><text:span text:style-name="Source_20_Text"><text:span text:style-name="T6"> String nome;</text:span></text:span></text:p>
      <text:p text:style-name="P10"><text:span text:style-name="Source_20_Text"><text:span text:style-name="T6"><text:s text:c="4"/></text:span></text:span><text:span text:style-name="Source_20_Text"><text:span text:style-name="T5">private</text:span></text:span><text:span text:style-name="Source_20_Text"><text:span text:style-name="T6"> </text:span></text:span><text:span text:style-name="Source_20_Text"><text:span text:style-name="T5">int</text:span></text:span><text:span text:style-name="Source_20_Text"><text:span text:style-name="T6"> idade;</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String </text:span></text:span><text:span text:style-name="Source_20_Text"><text:span text:style-name="T7">getNome</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nome;</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Nome</text:span></text:span><text:span text:style-name="Source_20_Text"><text:span text:style-name="T8">(String nome)</text:span></text:span><text:span text:style-name="Source_20_Text"><text:span text:style-name="T6"> {</text:span></text:span></text:p>
      <text:p text:style-name="P10"><text:span text:style-name="Source_20_Text"><text:span text:style-name="T6"><text:s text:c="8"/></text:span></text:span><text:span text:style-name="Source_20_Text"><text:span text:style-name="T5">this</text:span></text:span><text:span text:style-name="Source_20_Text"><text:span text:style-name="T6">.nome = nome;</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int</text:span></text:span><text:span text:style-name="Source_20_Text"><text:span text:style-name="T6"> </text:span></text:span><text:span text:style-name="Source_20_Text"><text:span text:style-name="T7">getIdade</text:span></text:span><text:span text:style-name="Source_20_Text"><text:span text:style-name="T8">()</text:span></text:span><text:span text:style-name="Source_20_Text"><text:span text:style-name="T6"> {</text:span></text:span></text:p>
      <text:p text:style-name="P10"><text:span text:style-name="Source_20_Text"><text:span text:style-name="T6"><text:s text:c="8"/></text:span></text:span><text:span text:style-name="Source_20_Text"><text:span text:style-name="T5">return</text:span></text:span><text:span text:style-name="Source_20_Text"><text:span text:style-name="T6"> idade;</text:span></text:span></text:p>
      <text:p text:style-name="P11"><text:span text:style-name="Source_20_Text"><text:span text:style-name="T6"><text:s text:c="4"/>}</text:span></text:span></text:p>
      <text:p text:style-name="P11"/>
      <text:p text:style-name="P10"><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setIdade</text:span></text:span><text:span text:style-name="Source_20_Text"><text:span text:style-name="T8">(</text:span></text:span><text:span text:style-name="Source_20_Text"><text:span text:style-name="T5">int</text:span></text:span><text:span text:style-name="Source_20_Text"><text:span text:style-name="T8"> idade)</text:span></text:span><text:span text:style-name="Source_20_Text"><text:span text:style-name="T6"> {</text:span></text:span></text:p>
      <text:p text:style-name="P10"><text:span text:style-name="Source_20_Text"><text:span text:style-name="T6"><text:s text:c="8"/></text:span></text:span><text:span text:style-name="Source_20_Text"><text:span text:style-name="T5">if</text:span></text:span><text:span text:style-name="Source_20_Text"><text:span text:style-name="T6"> (idade &gt; </text:span></text:span><text:span text:style-name="Source_20_Text"><text:span text:style-name="T8">0</text:span></text:span><text:span text:style-name="Source_20_Text"><text:span text:style-name="T6">) {</text:span></text:span></text:p>
      <text:p text:style-name="P10"><text:span text:style-name="Source_20_Text"><text:span text:style-name="T6"><text:s text:c="12"/></text:span></text:span><text:span text:style-name="Source_20_Text"><text:span text:style-name="T5">this</text:span></text:span><text:span text:style-name="Source_20_Text"><text:span text:style-name="T6">.idade = idade;</text:span></text:span></text:p>
      <text:p text:style-name="P11"><text:span text:style-name="Source_20_Text"><text:span text:style-name="T6"><text:s text:c="8"/>}</text:span></text:span></text:p>
      <text:p text:style-name="P11"><text:span text:style-name="Source_20_Text"><text:span text:style-name="T6"><text:s text:c="4"/>}</text:span></text:span></text:p>
      <text:p text:style-name="P12"><text:span text:style-name="Source_20_Text"><text:span text:style-name="T6">}</text:span></text:span></text:p>
      <text:p text:style-name="Text_20_body">Nesse exemplo, as variáveis <text:span text:style-name="Source_20_Text">nome</text:span> e <text:span text:style-name="Source_20_Text">idade</text:span> são privadas e só podem ser acessadas ou modificadas através dos métodos públicos <text:span text:style-name="Source_20_Text">getNome()</text:span>, <text:span text:style-name="Source_20_Text">setNome()</text:span>, <text:span text:style-name="Source_20_Text">getIdade()</text:span> e <text:span text:style-name="Source_20_Text">setIdade()</text:span>, o que permite controlar o acesso e manter o encapsulamento.</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oft-page-break/><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9"><text:span text:style-name="Strong_20_Emphasis"><text:span text:style-name="T18">1.8 - </text:span></text:span><text:span text:style-name="Strong_20_Emphasis"><text:span text:style-name="T2">Introdução ao ambiente de desenvolvimento (Eclipse, IntelliJ) </text:span></text:span></text:p>
      <text:p text:style-name="P80"><text:span text:style-name="Strong_20_Emphasis"/></text:p>
      <text:p text:style-name="P80"><text:span text:style-name="Strong_20_Emphasis">O ambiente de desenvolvimento integrado (IDE) é uma ferramenta essencial para programadores, pois facilita o desenvolvimento, depuração e gerenciamento de projetos. No </text:span><text:soft-page-break/><text:span text:style-name="Strong_20_Emphasis">caso de Java, duas das IDEs mais populares são o Eclipse e o IntelliJ IDEA. Ambas oferecem uma série de recursos que tornam o desenvolvimento de software mais eficiente e organizado.</text:span></text:p>
      <text:h text:style-name="Heading_20_2" text:outline-level="2">1. Eclipse</text:h>
      <text:p text:style-name="Text_20_body">O <text:span text:style-name="Strong_20_Emphasis">Eclipse</text:span> é uma IDE gratuita e de código aberto muito popular para o desenvolvimento Java. Ele oferece suporte completo para Java e pode ser estendido com plugins para outras linguagens de programação e frameworks.</text:p>
      <text:h text:style-name="Heading_20_3" text:outline-level="3">Instalação (Eclipse)</text:h>
      <text:list text:style-name="L29">
        <text:list-item>
          <text:p text:style-name="P81"><text:span text:style-name="Strong_20_Emphasis">Baixando o Eclipse:</text:span></text:p>
          <text:list>
            <text:list-item>
              <text:p text:style-name="P82">Acesse o site oficial: <text:a xlink:type="simple" xlink:href="https://www.eclipse.org/downloads/" office:target-frame-name="_blank" xlink:show="new" text:style-name="Internet_20_link" text:visited-style-name="Visited_20_Internet_20_Link">https://www.eclipse.org/downloads/</text:a>. </text:p>
            </text:list-item>
            <text:list-item>
              <text:p text:style-name="P82">Escolha a versão "Eclipse IDE for Java Developers" ou "Eclipse IDE for Java EE Developers" (se você planeja trabalhar com aplicações web). </text:p>
            </text:list-item>
          </text:list>
        </text:list-item>
        <text:list-item>
          <text:p text:style-name="P81"><text:span text:style-name="Strong_20_Emphasis">Instalando o Eclipse:</text:span></text:p>
          <text:list>
            <text:list-item>
              <text:p text:style-name="P82">Após baixar o instalador, execute-o e siga as instruções. Escolha um diretório de instalação e clique em "Install". </text:p>
            </text:list-item>
          </text:list>
        </text:list-item>
        <text:list-item>
          <text:p text:style-name="P81"><text:span text:style-name="Strong_20_Emphasis">Primeira Execução:</text:span></text:p>
          <text:list>
            <text:list-item>
              <text:p text:style-name="P81">Ao abrir o Eclipse pela primeira vez, ele solicitará que você escolha um "Workspace". O Workspace é o diretório onde seus projetos serão armazenados. Você pode escolher um diretório padrão ou criar um novo. </text:p>
            </text:list-item>
          </text:list>
        </text:list-item>
      </text:list>
      <text:h text:style-name="Heading_20_3" text:outline-level="3">Criando um Projeto Java no Eclipse</text:h>
      <text:list text:style-name="L30">
        <text:list-item>
          <text:p text:style-name="P83"><text:span text:style-name="Strong_20_Emphasis">Criando um novo projeto:</text:span></text:p>
          <text:list>
            <text:list-item>
              <text:p text:style-name="P84">Vá para <text:span text:style-name="Source_20_Text">File &gt; New &gt; Java Project</text:span>. </text:p>
            </text:list-item>
            <text:list-item>
              <text:p text:style-name="P84">Dê um nome ao projeto (por exemplo, <text:span text:style-name="Source_20_Text">MeuPrimeiroProjeto</text:span>) e clique em <text:span text:style-name="Source_20_Text">Finish</text:span>. </text:p>
            </text:list-item>
          </text:list>
        </text:list-item>
        <text:list-item>
          <text:p text:style-name="P83"><text:span text:style-name="Strong_20_Emphasis">Criando uma classe:</text:span></text:p>
          <text:list>
            <text:list-item>
              <text:p text:style-name="P84">No painel à esquerda (Project Explorer), clique com o botão direito sobre o nome do projeto, vá em <text:span text:style-name="Source_20_Text">New &gt; Class</text:span>. </text:p>
            </text:list-item>
            <text:list-item>
              <text:p text:style-name="P84">Dê um nome à classe (por exemplo, <text:span text:style-name="Source_20_Text">Main</text:span>) e marque a opção para criar o método <text:span text:style-name="Source_20_Text">public static void main(String[] args)</text:span>. Isso criará o ponto de entrada da aplicação. </text:p>
            </text:list-item>
          </text:list>
        </text:list-item>
        <text:list-item>
          <text:p text:style-name="P83"><text:span text:style-name="Strong_20_Emphasis">Escrevendo e executando código:</text:span></text:p>
          <text:list>
            <text:list-item>
              <text:p text:style-name="P83">No editor de código, insira um código simples como:</text:p>
              <text:p text:style-name="P84">java</text:p>
              <text:p text:style-name="P83">Copy</text:p>
              <text:p text:style-name="P85"><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85"><text:soft-page-break/><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85"><text:span text:style-name="Source_20_Text"><text:span text:style-name="T6"><text:s text:c="8"/>System.out.println(</text:span></text:span><text:span text:style-name="Source_20_Text"><text:span text:style-name="T9">"Olá, Mundo!"</text:span></text:span><text:span text:style-name="Source_20_Text"><text:span text:style-name="T6">);</text:span></text:span></text:p>
              <text:p text:style-name="P86"><text:span text:style-name="Source_20_Text"><text:span text:style-name="T6"><text:s text:c="4"/>}</text:span></text:span></text:p>
              <text:p text:style-name="P87"><text:span text:style-name="Source_20_Text"><text:span text:style-name="T6">}</text:span></text:span></text:p>
            </text:list-item>
            <text:list-item>
              <text:p text:style-name="P83">Para executar o programa, clique com o botão direito no arquivo da classe no Project Explorer e selecione <text:span text:style-name="Source_20_Text">Run As &gt; Java Application</text:span>.</text:p>
            </text:list-item>
          </text:list>
        </text:list-item>
      </text:list>
      <text:h text:style-name="Heading_20_3" text:outline-level="3">Recursos do Eclipse:</text:h>
      <text:list text:style-name="L31">
        <text:list-item>
          <text:p text:style-name="P88"><text:span text:style-name="Strong_20_Emphasis">Code Completion</text:span>: O Eclipse oferece sugestões automáticas enquanto você digita, facilitando a escrita de código. </text:p>
        </text:list-item>
        <text:list-item>
          <text:p text:style-name="P88"><text:span text:style-name="Strong_20_Emphasis">Depuração (Debugger)</text:span>: Eclipse permite que você adicione <text:span text:style-name="Strong_20_Emphasis">breakpoints</text:span> e depure seu código passo a passo. </text:p>
        </text:list-item>
        <text:list-item>
          <text:p text:style-name="P88"><text:span text:style-name="Strong_20_Emphasis">Refatoração</text:span>: Ferramentas de refatoração facilitam a mudança de nomes de variáveis, métodos ou classes em todo o projeto sem quebrar o código. </text:p>
        </text:list-item>
        <text:list-item>
          <text:p text:style-name="P88"><text:span text:style-name="Strong_20_Emphasis">Gerenciamento de bibliotecas</text:span>: Eclipse gerencia bibliotecas externas (JARs) facilmente através do <text:span text:style-name="Source_20_Text">Build Path</text:span>. </text:p>
        </text:list-item>
        <text:list-item>
          <text:p text:style-name="P89"><text:span text:style-name="Strong_20_Emphasis">Plugins</text:span>: O Eclipse é altamente personalizável através de uma vasta gama de plugins, que podem adicionar suporte a outras linguagens, ferramentas de versionamento (como Git), frameworks, etc. </text:p>
        </text:list-item>
      </text:list>
      <text:p text:style-name="Horizontal_20_Line"/>
      <text:h text:style-name="Heading_20_2" text:outline-level="2">2. IntelliJ IDEA</text:h>
      <text:p text:style-name="Text_20_body"><text:span text:style-name="Strong_20_Emphasis">IntelliJ IDEA</text:span> é uma IDE desenvolvida pela <text:span text:style-name="Strong_20_Emphasis">JetBrains</text:span> e amplamente considerada uma das melhores IDEs para desenvolvimento de Java, devido ao seu suporte avançado para refatoração, análise de código e integração com ferramentas modernas de desenvolvimento. Ele está disponível em duas versões: a <text:span text:style-name="Strong_20_Emphasis">Community Edition</text:span> (gratuita) e a <text:span text:style-name="Strong_20_Emphasis">Ultimate Edition</text:span> (paga, com mais recursos para desenvolvimento web e empresarial).</text:p>
      <text:h text:style-name="Heading_20_3" text:outline-level="3">Instalação (IntelliJ IDEA)</text:h>
      <text:list text:style-name="L32">
        <text:list-item>
          <text:p text:style-name="P90"><text:span text:style-name="Strong_20_Emphasis">Baixando o IntelliJ IDEA:</text:span></text:p>
          <text:list>
            <text:list-item>
              <text:p text:style-name="P91">Acesse o site oficial: <text:a xlink:type="simple" xlink:href="https://www.jetbrains.com/idea/download/" office:target-frame-name="_blank" xlink:show="new" text:style-name="Internet_20_link" text:visited-style-name="Visited_20_Internet_20_Link">https://www.jetbrains.com/idea/download/</text:a>. </text:p>
            </text:list-item>
            <text:list-item>
              <text:p text:style-name="P91">Escolha a versão <text:span text:style-name="Strong_20_Emphasis">Community Edition</text:span> (gratuita) ou a <text:span text:style-name="Strong_20_Emphasis">Ultimate Edition</text:span> (se você precisar de suporte avançado para frameworks web, como Spring). </text:p>
            </text:list-item>
          </text:list>
        </text:list-item>
        <text:list-item>
          <text:p text:style-name="P90"><text:span text:style-name="Strong_20_Emphasis">Instalando IntelliJ:</text:span></text:p>
          <text:list>
            <text:list-item>
              <text:p text:style-name="P91">Após baixar o instalador, execute-o e siga as instruções para instalar. </text:p>
            </text:list-item>
          </text:list>
        </text:list-item>
        <text:list-item>
          <text:p text:style-name="P90"><text:span text:style-name="Strong_20_Emphasis">Primeira Execução:</text:span></text:p>
          <text:list>
            <text:list-item>
              <text:p text:style-name="P90">Na primeira vez que abrir o IntelliJ IDEA, você será solicitado a configurar algumas preferências, como temas e plugins. Selecione o que preferir e continue. </text:p>
            </text:list-item>
          </text:list>
        </text:list-item>
      </text:list>
      <text:h text:style-name="Heading_20_3" text:outline-level="3"><text:soft-page-break/>Criando um Projeto Java no IntelliJ IDEA</text:h>
      <text:list text:style-name="L33">
        <text:list-item>
          <text:p text:style-name="P92"><text:span text:style-name="Strong_20_Emphasis">Criando um novo projeto:</text:span></text:p>
          <text:list>
            <text:list-item>
              <text:p text:style-name="P93">Na tela inicial, clique em <text:span text:style-name="Source_20_Text">New Project</text:span>. </text:p>
            </text:list-item>
            <text:list-item>
              <text:p text:style-name="P93">Selecione <text:span text:style-name="Source_20_Text">Java</text:span> como linguagem e escolha o JDK instalado (o IntelliJ geralmente detecta automaticamente o JDK instalado). </text:p>
            </text:list-item>
            <text:list-item>
              <text:p text:style-name="P93">Clique em <text:span text:style-name="Source_20_Text">Next</text:span> e depois <text:span text:style-name="Source_20_Text">Finish</text:span> para criar o projeto. </text:p>
            </text:list-item>
          </text:list>
        </text:list-item>
        <text:list-item>
          <text:p text:style-name="P92"><text:span text:style-name="Strong_20_Emphasis">Criando uma classe:</text:span></text:p>
          <text:list>
            <text:list-item>
              <text:p text:style-name="P93">No painel à esquerda (Project), clique com o botão direito no diretório <text:span text:style-name="Source_20_Text">src</text:span> e selecione <text:span text:style-name="Source_20_Text">New &gt; Java Class</text:span>. </text:p>
            </text:list-item>
            <text:list-item>
              <text:p text:style-name="P93">Dê um nome à classe (por exemplo, <text:span text:style-name="Source_20_Text">Main</text:span>). </text:p>
            </text:list-item>
          </text:list>
        </text:list-item>
        <text:list-item>
          <text:p text:style-name="P92"><text:span text:style-name="Strong_20_Emphasis">Escrevendo e executando código:</text:span></text:p>
          <text:list>
            <text:list-item>
              <text:p text:style-name="P92">Insira um código simples como:</text:p>
              <text:p text:style-name="P93">java</text:p>
              <text:p text:style-name="P92">Copy</text:p>
              <text:p text:style-name="P94"><text:span text:style-name="Source_20_Text"><text:span text:style-name="T5">public</text:span></text:span><text:span text:style-name="Source_20_Text"><text:span text:style-name="T6"> </text:span></text:span><text:span text:style-name="Source_20_Text"><text:span text:style-name="T5">class</text:span></text:span><text:span text:style-name="Source_20_Text"><text:span text:style-name="T6"> </text:span></text:span><text:span text:style-name="Source_20_Text"><text:span text:style-name="T7">Main</text:span></text:span><text:span text:style-name="Source_20_Text"><text:span text:style-name="T6"> {</text:span></text:span></text:p>
              <text:p text:style-name="P94"><text:span text:style-name="Source_20_Text"><text:span text:style-name="T6"><text:s text:c="4"/></text:span></text:span><text:span text:style-name="Source_20_Text"><text:span text:style-name="T5">public</text:span></text:span><text:span text:style-name="Source_20_Text"><text:span text:style-name="T6"> </text:span></text:span><text:span text:style-name="Source_20_Text"><text:span text:style-name="T5">static</text:span></text:span><text:span text:style-name="Source_20_Text"><text:span text:style-name="T6"> </text:span></text:span><text:span text:style-name="Source_20_Text"><text:span text:style-name="T5">void</text:span></text:span><text:span text:style-name="Source_20_Text"><text:span text:style-name="T6"> </text:span></text:span><text:span text:style-name="Source_20_Text"><text:span text:style-name="T7">main</text:span></text:span><text:span text:style-name="Source_20_Text"><text:span text:style-name="T8">(String[] args)</text:span></text:span><text:span text:style-name="Source_20_Text"><text:span text:style-name="T6"> {</text:span></text:span></text:p>
              <text:p text:style-name="P94"><text:span text:style-name="Source_20_Text"><text:span text:style-name="T6"><text:s text:c="8"/>System.out.println(</text:span></text:span><text:span text:style-name="Source_20_Text"><text:span text:style-name="T9">"Olá, Mundo!"</text:span></text:span><text:span text:style-name="Source_20_Text"><text:span text:style-name="T6">);</text:span></text:span></text:p>
              <text:p text:style-name="P95"><text:span text:style-name="Source_20_Text"><text:span text:style-name="T6"><text:s text:c="4"/>}</text:span></text:span></text:p>
              <text:p text:style-name="P96"><text:span text:style-name="Source_20_Text"><text:span text:style-name="T6">}</text:span></text:span></text:p>
            </text:list-item>
            <text:list-item>
              <text:p text:style-name="P92">Para executar o programa, clique com o botão direito no arquivo da classe e selecione <text:span text:style-name="Source_20_Text">Run 'Main.main()'</text:span>.</text:p>
            </text:list-item>
          </text:list>
        </text:list-item>
      </text:list>
      <text:h text:style-name="Heading_20_3" text:outline-level="3">Recursos do IntelliJ IDEA:</text:h>
      <text:list text:style-name="L34">
        <text:list-item>
          <text:p text:style-name="P97"><text:span text:style-name="Strong_20_Emphasis">Inteligência de Código</text:span>: O IntelliJ oferece uma das melhores ferramentas de <text:span text:style-name="Strong_20_Emphasis">auto-complete</text:span>, com suporte a sugestões baseadas no contexto, como métodos relevantes, variáveis, classes, etc. </text:p>
        </text:list-item>
        <text:list-item>
          <text:p text:style-name="P97"><text:span text:style-name="Strong_20_Emphasis">Análise de Código</text:span>: IntelliJ verifica automaticamente o código em busca de erros comuns, advertências e sugestões de melhoria. </text:p>
        </text:list-item>
        <text:list-item>
          <text:p text:style-name="P97"><text:span text:style-name="Strong_20_Emphasis">Refatoração Avançada</text:span>: Ferramentas de refatoração permitem renomear variáveis, métodos, mover classes, extrair métodos e muito mais, com segurança e confiança. </text:p>
        </text:list-item>
        <text:list-item>
          <text:p text:style-name="P97"><text:span text:style-name="Strong_20_Emphasis">Suporte a Git</text:span>: O IntelliJ tem integração nativa com Git, facilitando o processo de gerenciamento de versionamento. </text:p>
        </text:list-item>
        <text:list-item>
          <text:p text:style-name="P97"><text:span text:style-name="Strong_20_Emphasis">Depurador Visual</text:span>: O depurador do IntelliJ é poderoso e permite inspecionar variáveis, pilha de execução e adicionar breakpoints. </text:p>
        </text:list-item>
        <text:list-item>
          <text:p text:style-name="P98"><text:span text:style-name="Strong_20_Emphasis">Plugins</text:span>: Assim como o Eclipse, o IntelliJ suporta uma vasta gama de plugins para adicionar funcionalidades extras. </text:p>
        </text:list-item>
      </text:list>
      <text:p text:style-name="Horizontal_20_Line"/>
      <text:h text:style-name="Heading_20_2" text:outline-level="2"><text:soft-page-break/>Comparação Rápida: Eclipse vs IntelliJ IDEA</text:h>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Table_20_Heading">Características</text:p>
            </table:table-cell>
            <table:table-cell table:style-name="Tabela9.A1" office:value-type="string">
              <text:p text:style-name="Table_20_Heading">Eclipse</text:p>
            </table:table-cell>
            <table:table-cell table:style-name="Tabela9.A1" office:value-type="string">
              <text:p text:style-name="Table_20_Heading">IntelliJ IDEA</text:p>
            </table:table-cell>
          </table:table-row>
        </table:table-header-rows>
        <table:table-row>
          <table:table-cell table:style-name="Tabela9.A1" office:value-type="string">
            <text:p text:style-name="Table_20_Contents"><text:span text:style-name="Strong_20_Emphasis">Licença</text:span></text:p>
          </table:table-cell>
          <table:table-cell table:style-name="Tabela9.A1" office:value-type="string">
            <text:p text:style-name="Table_20_Contents">Gratuito (open-source)</text:p>
          </table:table-cell>
          <table:table-cell table:style-name="Tabela9.A1" office:value-type="string">
            <text:p text:style-name="Table_20_Contents">Community Edition (Gratuita) / Ultimate Edition (Paga)</text:p>
          </table:table-cell>
        </table:table-row>
        <table:table-row>
          <table:table-cell table:style-name="Tabela9.A1" office:value-type="string">
            <text:p text:style-name="Table_20_Contents"><text:span text:style-name="Strong_20_Emphasis">Performance</text:span></text:p>
          </table:table-cell>
          <table:table-cell table:style-name="Tabela9.A1" office:value-type="string">
            <text:p text:style-name="Table_20_Contents">Leve, mas pode ser mais lento com muitos plugins</text:p>
          </table:table-cell>
          <table:table-cell table:style-name="Tabela9.A1" office:value-type="string">
            <text:p text:style-name="Table_20_Contents">Geralmente mais rápido e otimizado</text:p>
          </table:table-cell>
        </table:table-row>
        <table:table-row>
          <table:table-cell table:style-name="Tabela9.A1" office:value-type="string">
            <text:p text:style-name="Table_20_Contents"><text:span text:style-name="Strong_20_Emphasis">Suporte para Java</text:span></text:p>
          </table:table-cell>
          <table:table-cell table:style-name="Tabela9.A1" office:value-type="string">
            <text:p text:style-name="Table_20_Contents">Excelente suporte para Java</text:p>
          </table:table-cell>
          <table:table-cell table:style-name="Tabela9.A1" office:value-type="string">
            <text:p text:style-name="Table_20_Contents">Suporte avançado e mais inteligente para Java</text:p>
          </table:table-cell>
        </table:table-row>
        <table:table-row>
          <table:table-cell table:style-name="Tabela9.A1" office:value-type="string">
            <text:p text:style-name="Table_20_Contents"><text:span text:style-name="Strong_20_Emphasis">Refatoração</text:span></text:p>
          </table:table-cell>
          <table:table-cell table:style-name="Tabela9.A1" office:value-type="string">
            <text:p text:style-name="Table_20_Contents">Bom, mas mais básico</text:p>
          </table:table-cell>
          <table:table-cell table:style-name="Tabela9.A1" office:value-type="string">
            <text:p text:style-name="Table_20_Contents">Avançado, com sugestões inteligentes</text:p>
          </table:table-cell>
        </table:table-row>
        <table:table-row>
          <table:table-cell table:style-name="Tabela9.A1" office:value-type="string">
            <text:p text:style-name="Table_20_Contents"><text:span text:style-name="Strong_20_Emphasis">Depuração</text:span></text:p>
          </table:table-cell>
          <table:table-cell table:style-name="Tabela9.A1" office:value-type="string">
            <text:p text:style-name="Table_20_Contents">Muito bom</text:p>
          </table:table-cell>
          <table:table-cell table:style-name="Tabela9.A1" office:value-type="string">
            <text:p text:style-name="Table_20_Contents">Excelente, com ferramentas visuais</text:p>
          </table:table-cell>
        </table:table-row>
        <table:table-row>
          <table:table-cell table:style-name="Tabela9.A1" office:value-type="string">
            <text:p text:style-name="Table_20_Contents"><text:span text:style-name="Strong_20_Emphasis">Integração com Git</text:span></text:p>
          </table:table-cell>
          <table:table-cell table:style-name="Tabela9.A1" office:value-type="string">
            <text:p text:style-name="Table_20_Contents">Suporte através de plugins</text:p>
          </table:table-cell>
          <table:table-cell table:style-name="Tabela9.A1" office:value-type="string">
            <text:p text:style-name="Table_20_Contents">Suporte nativo e muito bem integrado</text:p>
          </table:table-cell>
        </table:table-row>
        <table:table-row>
          <table:table-cell table:style-name="Tabela9.A1" office:value-type="string">
            <text:p text:style-name="Table_20_Contents"><text:span text:style-name="Strong_20_Emphasis">Suporte a Frameworks</text:span></text:p>
          </table:table-cell>
          <table:table-cell table:style-name="Tabela9.A1" office:value-type="string">
            <text:p text:style-name="Table_20_Contents">Plugins disponíveis</text:p>
          </table:table-cell>
          <table:table-cell table:style-name="Tabela9.A1" office:value-type="string">
            <text:p text:style-name="Table_20_Contents">Suporte nativo na versão Ultimate</text:p>
          </table:table-cell>
        </table:table-row>
        <table:table-row>
          <table:table-cell table:style-name="Tabela9.A1" office:value-type="string">
            <text:p text:style-name="Table_20_Contents"><text:span text:style-name="Strong_20_Emphasis">Plugins</text:span></text:p>
          </table:table-cell>
          <table:table-cell table:style-name="Tabela9.A1" office:value-type="string">
            <text:p text:style-name="Table_20_Contents">Vasta gama de plugins</text:p>
          </table:table-cell>
          <table:table-cell table:style-name="Tabela9.A1" office:value-type="string">
            <text:p text:style-name="Table_20_Contents">Muitos plugins, mas IntelliJ trabalha melhor "out-of-the-box"</text:p>
          </table:table-cell>
        </table:table-row>
      </table:table>
      <text:p text:style-name="Horizontal_20_Line"/>
      <text:h text:style-name="Heading_20_2" text:outline-level="2">Conclusão</text:h>
      <text:p text:style-name="Text_20_body">Tanto o <text:span text:style-name="Strong_20_Emphasis">Eclipse</text:span> quanto o <text:span text:style-name="Strong_20_Emphasis">IntelliJ IDEA</text:span> são IDEs poderosas para o desenvolvimento em Java. A escolha entre elas depende muito das preferências pessoais e necessidades específicas do projeto:</text:p>
      <text:list text:style-name="L35">
        <text:list-item>
          <text:p text:style-name="P99">Se você precisa de uma IDE gratuita, leve e extensível com muitos plugins, o <text:span text:style-name="Strong_20_Emphasis">Eclipse</text:span> é uma excelente escolha. </text:p>
        </text:list-item>
        <text:list-item>
          <text:p text:style-name="P100">Se você busca uma experiência de desenvolvimento mais refinada, com recursos avançados de inteligência de código e refatoração, o <text:span text:style-name="Strong_20_Emphasis">IntelliJ IDEA</text:span> (mesmo na Community Edition) pode ser a melhor opção. </text:p>
        </text:list-item>
      </text:list>
      <text:p text:style-name="Text_20_body">Ambas as IDEs oferecem tudo o que você precisa para começar a programar em Java de forma eficiente e produtiva, e com o tempo você pode experimentar e decidir qual delas se adapta melhor ao seu fluxo de trabalho.</text:p>
      <text:p text:style-name="P7"><text:span text:style-name="Strong_20_Emphasis"/></text:p>
      <text:p text:style-name="P7"><text:span text:style-name="Strong_20_Emphasis"/></text:p>
      <text:p text:style-name="P7"><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5pt" fo:font-weight="bold" officeooo:rsid="002576e0" officeooo:paragraph-rsid="002576e0" style:font-size-asian="15pt" style:font-weight-asian="bold" style:font-size-complex="15pt" style:font-weight-complex="bold"/>
    </style:style>
    <style:style style:name="MP2" style:family="paragraph" style:parent-style-name="Footer">
      <style:text-properties officeooo:rsid="002576e0" officeooo:paragraph-rsid="002576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rso Profissional de Programação em Java</text:p>
      </style:header>
      <style:footer>
        <text:p text:style-name="MP2">Created by Felizardo Caculo</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1:58:29.063158486</meta:creation-date>
    <dc:date>2024-10-23T13:24:36.433090516</dc:date>
    <meta:editing-duration>P2DT21H4M31S</meta:editing-duration>
    <meta:editing-cycles>19</meta:editing-cycles>
    <meta:generator>LibreOffice/24.8.2.1$Linux_X86_64 LibreOffice_project/480$Build-1</meta:generator>
    <meta:document-statistic meta:table-count="9" meta:image-count="0" meta:object-count="0" meta:page-count="43" meta:paragraph-count="1237" meta:word-count="8067" meta:character-count="52378" meta:non-whitespace-character-count="42240"/>
  </office:meta>
</office:document-meta>
</file>